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text-properties style:use-window-font-color="true"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7"/>
    <style:style style:name="P9" style:family="paragraph" style:parent-style-name="Standard" style:list-style-name="L8"/>
    <style:style style:name="P10" style:family="paragraph" style:parent-style-name="Text_20_body" style:list-style-name="L6"/>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Prérequis_20_et_20_objectifs" style:list-style-name="L1">
      <style:paragraph-properties fo:margin-left="0.499cm" fo:margin-right="0cm" fo:text-indent="0cm" style:auto-text-indent="false"/>
    </style:style>
    <style:style style:name="P20" style:family="paragraph" style:parent-style-name="Colored_20_code" style:list-style-name=""/>
    <style:style style:name="P21" style:family="paragraph" style:parent-style-name="Colored_20_code" style:list-style-name="Colored_20_code_20_numerotation"/>
    <style:style style:name="T1" style:family="text">
      <style:text-properties fo:font-weight="bold" style:font-weight-asian="bold" style:font-weight-complex="bold"/>
    </style:style>
    <style:style style:name="T2" style:family="text">
      <style:text-properties fo:font-weight="bold" style:font-style-asian="normal" style:font-weight-asian="bold" style:font-style-complex="normal" style:font-weight-complex="bold"/>
    </style:style>
    <style:style style:name="T3" style:family="text">
      <style:text-properties style:font-style-asian="normal" style:font-style-complex="normal"/>
    </style:style>
    <style:style style:name="T4" style:family="text">
      <style:text-properties style:font-style-asian="normal" style:font-weight-asian="normal" style:font-style-complex="normal" style:font-weight-complex="normal"/>
    </style:style>
    <style:style style:name="T5" style:family="text">
      <style:text-properties fo:color="#000000" fo:font-style="normal" style:font-style-asian="normal" style:font-style-complex="normal"/>
    </style:style>
    <style:style style:name="T6" style:family="text">
      <style:text-properties fo:color="#000000" fo:font-style="normal" style:font-style-asian="normal" style:font-weight-asian="normal" style:font-style-complex="normal" style:font-weight-complex="normal"/>
    </style:style>
    <style:style style:name="T7" style:family="text">
      <style:text-properties fo:color="#000000" fo:font-style="normal" fo:font-weight="bold" style:font-style-asian="normal" style:font-weight-asian="bold" style:font-style-complex="normal" style:font-weight-complex="bold"/>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style:font-style-asian="normal" style:font-style-complex="normal"/>
    </style:style>
    <style:style style:name="T10" style:family="text">
      <style:text-properties fo:color="#000000"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weight="normal" style:font-weight-asian="normal" style:font-weight-complex="normal"/>
    </style:style>
    <style:style style:name="T14" style:family="text">
      <style:text-properties style:use-window-font-color="true" style:font-style-asian="normal" style:font-style-complex="normal"/>
    </style:style>
    <style:style style:name="T15"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7. L'art du scripting</text:h>
      <text:p text:style-name="Prérequis_20_et_20_objectifs"><text:span text:style-name="T1">Prérequis </text:span>:</text:p>
      <text:p text:style-name="Prérequis_20_et_20_objectifs"/>
      <text:p text:style-name="Prérequis_20_et_20_objectifs">- Être à l'aise avec les itérables, les fonctions et les imports</text:p>
      <text:p text:style-name="Prérequis_20_et_20_objectifs">- Avoir des notions sur les expressions rationnelles dans un autre langage</text:p>
      <text:p text:style-name="Prérequis_20_et_20_objectifs"/>
      <text:p text:style-name="Prérequis_20_et_20_objectifs"><text:span text:style-name="T1">Objectifs </text:span>: </text:p>
      <text:p text:style-name="Prérequis_20_et_20_objectifs"/>
      <text:list xml:id="list844324872" text:style-name="L1">
        <text:list-item>
          <text:p text:style-name="P19">Apprendre comment rédiger un code orienté script</text:p>
        </text:list-item>
        <text:list-item>
          <text:p text:style-name="P19">Découvrir quelques modules et la gestion des exceptions</text:p>
        </text:list-item>
        <text:list-item>
          <text:p text:style-name="P19">Savoir écrire dans un fichier proprement</text:p>
        </text:list-item>
        <text:list-item>
          <text:p text:style-name="P19">Adapter ses connaissances des expressions rationnelles à Python</text:p>
        </text:list-item>
        <text:list-item>
          <text:p text:style-name="P19">S'amuser avec la gestion intégrée des emails</text:p>
        </text:list-item>
      </text:list>
      <text:p text:style-name="Standard"/>
      <text:p text:style-name="Standard">Faire une sauvegarde de tous ses emails est une bonne pratique. Pour ceux qui utilisent exclusivement des webmails tel Gmail, sans aucun client comme Thunderbird ou Outlook, ce petit script vient à point.</text:p>
      <text:p text:style-name="Standard"/>
      <text:p text:style-name="Standard">Il permet de sauvegarder tous les mails d'une boîte Gmail (on peut facilement l'étendre à d'autres services, mais restons simples pour notre cas) au format mbox, qui est un format facilement réimportable en cas de pépin, et qui en plus est très facile à manipuler, car il est en texte clair.</text:p>
      <text:p text:style-name="Standard"/>
      <text:p text:style-name="Standard">Notez que ce chapitre suppose une connaissance basique des expressions rationnelles, les fameuses « regular expressions », car l'explication de ce micro langage pourrait faire l'objet d'un livre à lui tout seul. Comme il fonctionne de la même manière d'un langage à l'autre, toutes vos connaissances sont applicables à Python. Vous pouvez tout de même tirer des bénéfices de ce script en ignorant ce point, supposez simplement que les regexs servent à rechercher dans du texte un motif précis.</text:p>
      <text:p text:style-name="Standard"/>
      <text:p text:style-name="Standard"/>
      <text:p text:style-name="Standard"><text:span text:style-name="filename_20_and_20_line_20_number">archiveur_gmail.py</text:span></text:p>
      <text:p text:style-name="Standard"><text:span text:style-name="filename_20_and_20_line_20_number"/></text:p>
      <text:list xml:id="list844324871" text:style-name="Colored_20_code_20_numerotation">
        <text:list-item>
          <text:p text:style-name="Colored_20_code"><text:span text:style-name="comment0_5f_python">#!/usr/bin/env python</text:span></text:p>
        </text:list-item>
        <text:list-item>
          <text:p text:style-name="Colored_20_code"><text:span text:style-name="comment0_5f_python"># -*- coding: utf-8 -*-</text:span></text:p>
        </text:list-item>
        <text:list-item>
          <text:p text:style-name="Colored_20_code"/>
        </text:list-item>
        <text:list-item>
          <text:p text:style-name="Colored_20_code"/>
        </text:list-item>
        <text:list-item>
          <text:p text:style-name="Colored_20_code">u<text:span text:style-name="string_5f_python">"""</text:span></text:p>
        </text:list-item>
        <text:list-item>
          <text:p text:style-name="Colored_20_code"><text:span text:style-name="string_5f_python"><text:s text:c="4"/>Récupère les emails d'une boîte Gmail, et les filtres</text:span></text:p>
        </text:list-item>
        <text:list-item>
          <text:p text:style-name="Colored_20_code"><text:soft-page-break/><text:span text:style-name="string_5f_python"><text:s text:c="4"/>selon une expression rationelle. Affiche ensuite les résultats,</text:span></text:p>
        </text:list-item>
        <text:list-item>
          <text:p text:style-name="Colored_20_code"><text:span text:style-name="string_5f_python"><text:s text:c="4"/>et les sauvegarde optionellement dans un dossier au format mbox.</text:span></text:p>
        </text:list-item>
        <text:list-item>
          <text:p text:style-name="Colored_20_code"><text:span text:style-name="string_5f_python">"""</text:span></text:p>
        </text:list-item>
        <text:list-item>
          <text:p text:style-name="Colored_20_code"/>
        </text:list-item>
        <text:list-item>
          <text:p text:style-name="Colored_20_code"><text:span text:style-name="keyword0_5f_python">import</text:span> <text:span text:style-name="keyword2_5f_python">os</text:span></text:p>
        </text:list-item>
        <text:list-item>
          <text:p text:style-name="Colored_20_code"><text:span text:style-name="keyword0_5f_python">import</text:span> <text:span text:style-name="keyword2_5f_python">re</text:span></text:p>
        </text:list-item>
        <text:list-item>
          <text:p text:style-name="Colored_20_code"><text:span text:style-name="keyword0_5f_python">import</text:span> <text:span text:style-name="keyword2_5f_python">sys</text:span></text:p>
        </text:list-item>
        <text:list-item>
          <text:p text:style-name="Colored_20_code"><text:span text:style-name="keyword0_5f_python">import</text:span> <text:span text:style-name="keyword2_5f_python">socket</text:span></text:p>
        </text:list-item>
        <text:list-item>
          <text:p text:style-name="Colored_20_code"><text:span text:style-name="keyword0_5f_python">import</text:span> <text:span text:style-name="keyword2_5f_python">getpass</text:span></text:p>
        </text:list-item>
        <text:list-item>
          <text:p text:style-name="Colored_20_code"><text:span text:style-name="keyword0_5f_python">import</text:span> <text:span text:style-name="keyword2_5f_python">imaplib</text:span></text:p>
        </text:list-item>
        <text:list-item>
          <text:p text:style-name="Colored_20_code"><text:span text:style-name="keyword0_5f_python">import</text:span> argparse</text:p>
        </text:list-item>
        <text:list-item>
          <text:p text:style-name="Colored_20_code"/>
        </text:list-item>
        <text:list-item>
          <text:p text:style-name="Colored_20_code"><text:span text:style-name="keyword0_5f_python">from</text:span> <text:span text:style-name="keyword2_5f_python">datetime</text:span> <text:span text:style-name="keyword0_5f_python">import</text:span> <text:span text:style-name="keyword2_5f_python">datetime</text:span></text:p>
        </text:list-item>
        <text:list-item>
          <text:p text:style-name="Colored_20_code"><text:span text:style-name="keyword0_5f_python">from</text:span> <text:span text:style-name="keyword2_5f_python">email</text:span> <text:span text:style-name="keyword0_5f_python">import</text:span> message_from_string</text:p>
        </text:list-item>
        <text:list-item>
          <text:p text:style-name="Colored_20_code"/>
        </text:list-item>
        <text:list-item>
          <text:p text:style-name="Colored_20_code"><text:span text:style-name="comment0_5f_python"># On définit les arguments que notre script va accepter</text:span></text:p>
        </text:list-item>
        <text:list-item>
          <text:p text:style-name="Colored_20_code"/>
        </text:list-item>
        <text:list-item>
          <text:p text:style-name="Colored_20_code"><text:span text:style-name="comment0_5f_python"># Création du parseur d'arguments avec quelques settings d'ordre général</text:span></text:p>
        </text:list-item>
        <text:list-item>
          <text:p text:style-name="Colored_20_code"><text:span text:style-name="keyword2_5f_python">parser</text:span> = argparse.<text:span text:style-name="member0_5f_python">ArgumentParser</text:span><text:span text:style-name="symbol0_5f_python">(</text:span>description=__doc__<text:span text:style-name="symbol0_5f_python">)</text:span></text:p>
        </text:list-item>
        <text:list-item>
          <text:p text:style-name="Colored_20_code"/>
        </text:list-item>
        <text:list-item>
          <text:p text:style-name="Colored_20_code"><text:span text:style-name="comment0_5f_python"># Ajout de quelques paramètres optionels</text:span></text:p>
        </text:list-item>
        <text:list-item>
          <text:p text:style-name="Colored_20_code"><text:span text:style-name="keyword2_5f_python">parser</text:span>.<text:span text:style-name="member0_5f_python">add_argument</text:span><text:span text:style-name="symbol0_5f_python">(</text:span><text:span text:style-name="string_5f_python">'-p'</text:span>, <text:span text:style-name="string_5f_python">'--password'</text:span>, nargs=<text:span text:style-name="string_5f_python">"?"</text:span>, <text:span text:style-name="keyword1_5f_python">type</text:span>=<text:span text:style-name="keyword1_5f_python">str</text:span>, default=<text:span text:style-name="string_5f_python">""</text:span>,</text:p>
        </text:list-item>
        <text:list-item>
          <text:p text:style-name="Colored_20_code"><text:s text:c="20"/><text:span text:style-name="keyword1_5f_python">help</text:span>=u<text:span text:style-name="string_5f_python">"Le mot de passe du compte"</text:span><text:span text:style-name="symbol0_5f_python">)</text:span></text:p>
        </text:list-item>
        <text:list-item>
          <text:p text:style-name="Colored_20_code"/>
        </text:list-item>
        <text:list-item>
          <text:p text:style-name="Colored_20_code"><text:span text:style-name="keyword2_5f_python">parser</text:span>.<text:span text:style-name="member0_5f_python">add_argument</text:span><text:span text:style-name="symbol0_5f_python">(</text:span><text:span text:style-name="string_5f_python">'-u'</text:span>, <text:span text:style-name="string_5f_python">'--username'</text:span>, nargs=<text:span text:style-name="string_5f_python">"?"</text:span>, <text:span text:style-name="keyword1_5f_python">type</text:span>=<text:span text:style-name="keyword1_5f_python">str</text:span>, default=<text:span text:style-name="string_5f_python">""</text:span>,</text:p>
        </text:list-item>
        <text:list-item>
          <text:p text:style-name="Colored_20_code"><text:s text:c="20"/><text:span text:style-name="keyword1_5f_python">help</text:span>=u<text:span text:style-name="string_5f_python">"Le nom d'utilisateur du compte"</text:span><text:span text:style-name="symbol0_5f_python">)</text:span></text:p>
        </text:list-item>
        <text:list-item>
          <text:p text:style-name="Colored_20_code"/>
        </text:list-item>
        <text:list-item>
          <text:p text:style-name="Colored_20_code"/>
        </text:list-item>
        <text:list-item>
          <text:p text:style-name="Colored_20_code"><text:span text:style-name="comment0_5f_python"># Ajout d'un paramètre avec une vérification personalisées.</text:span></text:p>
        </text:list-item>
        <text:list-item>
          <text:p text:style-name="Colored_20_code"><text:span text:style-name="keyword0_5f_python">def</text:span> dossier<text:span text:style-name="symbol0_5f_python">(</text:span>chemin<text:span text:style-name="symbol0_5f_python">)</text:span>:</text:p>
        </text:list-item>
        <text:list-item>
          <text:p text:style-name="Colored_20_code"><text:s text:c="4"/><text:span text:style-name="keyword0_5f_python">if</text:span> chemin <text:span text:style-name="keyword0_5f_python">and</text:span> <text:span text:style-name="keyword0_5f_python">not</text:span> <text:span text:style-name="keyword2_5f_python">os</text:span>.<text:span text:style-name="member0_5f_python">path</text:span>.<text:span text:style-name="member0_5f_python">isdir</text:span><text:span text:style-name="symbol0_5f_python">(</text:span>chemin<text:span text:style-name="symbol0_5f_python">)</text:span>:</text:p>
        </text:list-item>
        <text:list-item>
          <text:p text:style-name="Colored_20_code"><text:s text:c="8"/>message = u<text:span text:style-name="string_5f_python">"%r: ce dossier n'existe pas"</text:span> <text:span text:style-name="symbol0_5f_python">%</text:span> chemin</text:p>
        </text:list-item>
        <text:list-item>
          <text:p text:style-name="Colored_20_code"><text:s text:c="8"/><text:span text:style-name="keyword0_5f_python">raise</text:span> argparse.<text:span text:style-name="member0_5f_python">ArgumentTypeError</text:span><text:span text:style-name="symbol0_5f_python">(</text:span>message<text:span text:style-name="symbol0_5f_python">)</text:span></text:p>
        </text:list-item>
        <text:list-item>
          <text:p text:style-name="Colored_20_code"><text:s text:c="4"/><text:span text:style-name="keyword0_5f_python">return</text:span> chemin</text:p>
        </text:list-item>
        <text:list-item>
          <text:p text:style-name="Colored_20_code"/>
        </text:list-item>
        <text:list-item>
          <text:p text:style-name="Colored_20_code"><text:span text:style-name="keyword2_5f_python">parser</text:span>.<text:span text:style-name="member0_5f_python">add_argument</text:span><text:span text:style-name="symbol0_5f_python">(</text:span><text:span text:style-name="string_5f_python">'-s'</text:span>, <text:span text:style-name="string_5f_python">'--sauver-dans'</text:span>, nargs=<text:span text:style-name="string_5f_python">"?"</text:span>,</text:p>
        </text:list-item>
        <text:list-item>
          <text:p text:style-name="Colored_20_code"><text:s text:c="20"/><text:span text:style-name="keyword1_5f_python">type</text:span>=dossier, default=<text:span text:style-name="string_5f_python">''</text:span>,</text:p>
        </text:list-item>
        <text:list-item>
          <text:p text:style-name="Colored_20_code"><text:s text:c="20"/><text:span text:style-name="keyword1_5f_python">help</text:span>=u<text:span text:style-name="string_5f_python">"Si (et seulement si) spécifié, "</text:span></text:p>
        </text:list-item>
        <text:list-item>
          <text:p text:style-name="Colored_20_code"><text:s text:c="25"/>u<text:span text:style-name="string_5f_python">"les emails seront téléchargés et sauvés "</text:span></text:p>
        </text:list-item>
        <text:list-item>
          <text:p text:style-name="Colored_20_code"><text:s text:c="25"/>u<text:span text:style-name="string_5f_python">"dans ce dossier"</text:span><text:span text:style-name="symbol0_5f_python">)</text:span></text:p>
        </text:list-item>
        <text:list-item>
          <text:p text:style-name="Colored_20_code"/>
        </text:list-item>
        <text:list-item>
          <text:p text:style-name="Colored_20_code"><text:span text:style-name="comment0_5f_python"># Ajout d'un paramètre qui accepte une liste de valeurs</text:span></text:p>
        </text:list-item>
        <text:list-item>
          <text:p text:style-name="Colored_20_code"><text:span text:style-name="keyword2_5f_python">parser</text:span>.<text:span text:style-name="member0_5f_python">add_argument</text:span><text:span text:style-name="symbol0_5f_python">(</text:span><text:span text:style-name="string_5f_python">'-d'</text:span>, <text:span text:style-name="string_5f_python">'--dossiers'</text:span>, <text:span text:style-name="keyword1_5f_python">type</text:span>=<text:span text:style-name="keyword1_5f_python">str</text:span>, nargs=<text:span text:style-name="string_5f_python">'+'</text:span>,</text:p>
        </text:list-item>
        <text:list-item>
          <text:p text:style-name="Colored_20_code"><text:s text:c="20"/>default=<text:span text:style-name="string_5f_python">"tous"</text:span>, <text:span text:style-name="keyword1_5f_python">help</text:span>=u<text:span text:style-name="string_5f_python">"Les dossiers dans lesquels "</text:span></text:p>
        </text:list-item>
        <text:list-item>
          <text:p text:style-name="Colored_20_code"><text:s text:c="41"/>u<text:span text:style-name="string_5f_python">"chercher les mails."</text:span><text:span text:style-name="symbol0_5f_python">)</text:span></text:p>
        </text:list-item>
        <text:list-item>
          <text:p text:style-name="Colored_20_code"/>
        </text:list-item>
        <text:list-item>
          <text:p text:style-name="Colored_20_code"><text:span text:style-name="comment0_5f_python"># Ajout de deux flags</text:span></text:p>
        </text:list-item>
        <text:list-item>
          <text:p text:style-name="Colored_20_code"><text:span text:style-name="keyword2_5f_python">parser</text:span>.<text:span text:style-name="member0_5f_python">add_argument</text:span><text:span text:style-name="symbol0_5f_python">(</text:span><text:span text:style-name="string_5f_python">'-l'</text:span>, <text:span text:style-name="string_5f_python">'--lister'</text:span>, action=<text:span text:style-name="string_5f_python">'store_true'</text:span>,</text:p>
        </text:list-item>
        <text:list-item>
          <text:p text:style-name="Colored_20_code"><text:s text:c="21"/><text:span text:style-name="keyword1_5f_python">help</text:span>=u<text:span text:style-name="string_5f_python">"Liste les dossiers disponibles "</text:span></text:p>
        </text:list-item>
        <text:list-item>
          <text:p text:style-name="Colored_20_code"><text:s text:c="26"/>u<text:span text:style-name="string_5f_python">"pour cette boîte"</text:span><text:span text:style-name="symbol0_5f_python">)</text:span></text:p>
        </text:list-item>
        <text:list-item>
          <text:p text:style-name="Colored_20_code"/>
        </text:list-item>
        <text:list-item>
          <text:p text:style-name="Colored_20_code"><text:span text:style-name="keyword2_5f_python">parser</text:span>.<text:span text:style-name="member0_5f_python">add_argument</text:span><text:span text:style-name="symbol0_5f_python">(</text:span><text:span text:style-name="string_5f_python">'-i'</text:span>, <text:span text:style-name="string_5f_python">'--ignorer-la-casse'</text:span>, action=<text:span text:style-name="string_5f_python">'store_const'</text:span>,</text:p>
        </text:list-item>
        <text:list-item>
          <text:p text:style-name="Colored_20_code"><text:s text:c="21"/>default=<text:span text:style-name="number_5f_python">0</text:span>, const=<text:span text:style-name="keyword2_5f_python">re</text:span>.<text:span text:style-name="member0_5f_python">I</text:span>,</text:p>
        </text:list-item>
        <text:list-item>
          <text:p text:style-name="Colored_20_code"><text:s text:c="21"/><text:span text:style-name="keyword1_5f_python">help</text:span>=u<text:span text:style-name="string_5f_python">"Ignore la différent majuscule/minuscule"</text:span><text:span text:style-name="symbol0_5f_python">)</text:span></text:p>
        </text:list-item>
        <text:list-item>
          <text:p text:style-name="Colored_20_code"/>
        </text:list-item>
        <text:list-item>
          <text:p text:style-name="Colored_20_code"><text:span text:style-name="comment0_5f_python"># Ajout d'un paramètre positionel</text:span></text:p>
        </text:list-item>
        <text:list-item>
          <text:p text:style-name="Colored_20_code"><text:span text:style-name="keyword2_5f_python">parser</text:span>.<text:span text:style-name="member0_5f_python">add_argument</text:span><text:span text:style-name="symbol0_5f_python">(</text:span><text:span text:style-name="string_5f_python">'recherche'</text:span>, <text:span text:style-name="keyword1_5f_python">type</text:span>=<text:span text:style-name="keyword1_5f_python">str</text:span>,</text:p>
        </text:list-item>
        <text:list-item>
          <text:p text:style-name="Colored_20_code"><text:s text:c="21"/>nargs=<text:span text:style-name="string_5f_python">'?'</text:span>, default=<text:span text:style-name="string_5f_python">".*"</text:span>,</text:p>
        </text:list-item>
        <text:list-item>
          <text:p text:style-name="Colored_20_code"><text:s text:c="21"/><text:span text:style-name="keyword1_5f_python">help</text:span>=u<text:span text:style-name="string_5f_python">"Un texte ou une expression "</text:span></text:p>
        </text:list-item>
        <text:list-item>
          <text:p text:style-name="Colored_20_code"><text:s text:c="26"/>u<text:span text:style-name="string_5f_python">"rationelle à chercher"</text:span><text:span text:style-name="symbol0_5f_python">)</text:span></text:p>
        </text:list-item>
        <text:list-item>
          <text:p text:style-name="Colored_20_code"/>
        </text:list-item>
        <text:list-item>
          <text:p text:style-name="Colored_20_code"><text:span text:style-name="comment0_5f_python"># On parse les arguments pour de bon</text:span></text:p>
        </text:list-item>
        <text:list-item>
          <text:p text:style-name="Colored_20_code">args = <text:span text:style-name="keyword2_5f_python">parser</text:span>.<text:span text:style-name="member0_5f_python">parse_args</text:span><text:span text:style-name="symbol0_5f_python">()</text:span></text:p>
        </text:list-item>
        <text:list-item>
          <text:p text:style-name="Colored_20_code"/>
        </text:list-item>
        <text:list-item>
          <text:p text:style-name="Colored_20_code"><text:soft-page-break/></text:p>
        </text:list-item>
        <text:list-item>
          <text:p text:style-name="Colored_20_code"><text:span text:style-name="comment0_5f_python"># On se connecte au serveur IMAP de gmail</text:span></text:p>
        </text:list-item>
        <text:list-item>
          <text:p text:style-name="Colored_20_code"><text:span text:style-name="comment0_5f_python"># On gère une éventuelle erreur de connection pour donner un message</text:span></text:p>
        </text:list-item>
        <text:list-item>
          <text:p text:style-name="Colored_20_code"><text:span text:style-name="comment0_5f_python"># d'erreur qui a du sens à l'utilisateur final</text:span></text:p>
        </text:list-item>
        <text:list-item>
          <text:p text:style-name="Colored_20_code"><text:span text:style-name="keyword0_5f_python">try</text:span>:</text:p>
        </text:list-item>
        <text:list-item>
          <text:p text:style-name="Colored_20_code"><text:s text:c="4"/>connexion = <text:span text:style-name="keyword2_5f_python">imaplib</text:span>.<text:span text:style-name="member0_5f_python">IMAP4_SSL</text:span><text:span text:style-name="symbol0_5f_python">(</text:span><text:span text:style-name="string_5f_python">"imap.gmail.com"</text:span><text:span text:style-name="symbol0_5f_python">)</text:span></text:p>
        </text:list-item>
        <text:list-item>
          <text:p text:style-name="Colored_20_code"><text:span text:style-name="keyword0_5f_python">except</text:span> <text:span text:style-name="keyword2_5f_python">socket</text:span>.<text:span text:style-name="member0_5f_python">gaierror</text:span>:</text:p>
        </text:list-item>
        <text:list-item>
          <text:p text:style-name="Colored_20_code"><text:s text:c="4"/><text:span text:style-name="keyword2_5f_python">sys</text:span>.<text:span text:style-name="member0_5f_python">exit</text:span><text:span text:style-name="symbol0_5f_python">(</text:span>u<text:span text:style-name="string_5f_python">"Impossible de se connecter à gmail. Le serveur "</text:span></text:p>
        </text:list-item>
        <text:list-item>
          <text:p text:style-name="Colored_20_code"><text:s text:c="13"/>u<text:span text:style-name="string_5f_python">"est peut être inaccessible. Vérifiez que vous êtes bien "</text:span></text:p>
        </text:list-item>
        <text:list-item>
          <text:p text:style-name="Colored_20_code"><text:s text:c="13"/>u<text:span text:style-name="string_5f_python">"connecté à Internet, et réessayez plus tard"</text:span><text:span text:style-name="symbol0_5f_python">)</text:span></text:p>
        </text:list-item>
        <text:list-item>
          <text:p text:style-name="Colored_20_code"/>
        </text:list-item>
        <text:list-item>
          <text:p text:style-name="Colored_20_code"><text:span text:style-name="comment0_5f_python"># On récupère le nom d'utilisateur et le mot de passe, soit depuis</text:span></text:p>
        </text:list-item>
        <text:list-item>
          <text:p text:style-name="Colored_20_code"><text:span text:style-name="comment0_5f_python"># les paramètres, soit depuis une invite de commande</text:span></text:p>
        </text:list-item>
        <text:list-item>
          <text:p text:style-name="Colored_20_code"><text:span text:style-name="comment0_5f_python"># getpass s'assure que le mot de passe ne s'affiche pas en clair</text:span></text:p>
        </text:list-item>
        <text:list-item>
          <text:p text:style-name="Colored_20_code">username = args.<text:span text:style-name="member0_5f_python">username</text:span> <text:span text:style-name="keyword0_5f_python">or</text:span> <text:span text:style-name="keyword1_5f_python">raw_input</text:span><text:span text:style-name="symbol0_5f_python">(</text:span>u<text:span text:style-name="string_5f_python">"Entrez votre nom d'utilisateur :"</text:span><text:span text:style-name="symbol0_5f_python">)</text:span></text:p>
        </text:list-item>
        <text:list-item>
          <text:p text:style-name="Colored_20_code">password = args.<text:span text:style-name="member0_5f_python">password</text:span> <text:span text:style-name="keyword0_5f_python">or</text:span> <text:span text:style-name="keyword2_5f_python">getpass</text:span>.<text:span text:style-name="member0_5f_python">getpass</text:span><text:span text:style-name="symbol0_5f_python">(</text:span>u<text:span text:style-name="string_5f_python">"Entrez votre mot de passe : "</text:span><text:span text:style-name="symbol0_5f_python">)</text:span></text:p>
        </text:list-item>
        <text:list-item>
          <text:p text:style-name="Colored_20_code"/>
        </text:list-item>
        <text:list-item>
          <text:p text:style-name="Colored_20_code"><text:span text:style-name="comment0_5f_python"># On décode la saisie utilisateur, au cas où l'on soit sur une plateforme</text:span></text:p>
        </text:list-item>
        <text:list-item>
          <text:p text:style-name="Colored_20_code"><text:span text:style-name="comment0_5f_python"># avec un encodage autre que utf8. On obtient ainsi de l'unicode.</text:span></text:p>
        </text:list-item>
        <text:list-item>
          <text:p text:style-name="Colored_20_code">encodage_du_terminal = <text:span text:style-name="keyword2_5f_python">sys</text:span>.<text:span text:style-name="member0_5f_python">stdin</text:span>.<text:span text:style-name="member0_5f_python">encoding</text:span> <text:span text:style-name="keyword0_5f_python">or</text:span> <text:span text:style-name="string_5f_python">"utf8"</text:span></text:p>
        </text:list-item>
        <text:list-item>
          <text:p text:style-name="Colored_20_code">username = username.<text:span text:style-name="member0_5f_python">decode</text:span><text:span text:style-name="symbol0_5f_python">(</text:span>encodage_du_terminal<text:span text:style-name="symbol0_5f_python">)</text:span></text:p>
        </text:list-item>
        <text:list-item>
          <text:p text:style-name="Colored_20_code">password = password.<text:span text:style-name="member0_5f_python">decode</text:span><text:span text:style-name="symbol0_5f_python">(</text:span>encodage_du_terminal<text:span text:style-name="symbol0_5f_python">)</text:span></text:p>
        </text:list-item>
        <text:list-item>
          <text:p text:style-name="Colored_20_code">recherche = args.<text:span text:style-name="member0_5f_python">recherche</text:span>.<text:span text:style-name="member0_5f_python">decode</text:span><text:span text:style-name="symbol0_5f_python">(</text:span>encodage_du_terminal<text:span text:style-name="symbol0_5f_python">)</text:span></text:p>
        </text:list-item>
        <text:list-item>
          <text:p text:style-name="Colored_20_code"/>
        </text:list-item>
        <text:list-item>
          <text:p text:style-name="Colored_20_code"><text:span text:style-name="comment0_5f_python"># On s'authentifie auprès de Gmail. Notez que l'on renvoit les identifiants</text:span></text:p>
        </text:list-item>
        <text:list-item>
          <text:p text:style-name="Colored_20_code"><text:span text:style-name="comment0_5f_python"># au format utf8 et qu'on gère également le cas d'une mauvaise saisie</text:span></text:p>
        </text:list-item>
        <text:list-item>
          <text:p text:style-name="Colored_20_code"><text:span text:style-name="keyword0_5f_python">try</text:span>:</text:p>
        </text:list-item>
        <text:list-item>
          <text:p text:style-name="Colored_20_code"><text:s text:c="4"/>connexion.<text:span text:style-name="member0_5f_python">login</text:span><text:span text:style-name="symbol0_5f_python">(</text:span>username.<text:span text:style-name="member0_5f_python">encode</text:span><text:span text:style-name="symbol0_5f_python">(</text:span><text:span text:style-name="string_5f_python">'utf8'</text:span><text:span text:style-name="symbol0_5f_python">)</text:span>, password.<text:span text:style-name="member0_5f_python">encode</text:span><text:span text:style-name="symbol0_5f_python">(</text:span><text:span text:style-name="string_5f_python">'utf8'</text:span><text:span text:style-name="symbol0_5f_python">))</text:span></text:p>
        </text:list-item>
        <text:list-item>
          <text:p text:style-name="Colored_20_code"><text:span text:style-name="keyword0_5f_python">except</text:span> <text:span text:style-name="keyword2_5f_python">imaplib</text:span>.<text:span text:style-name="member0_5f_python">IMAP4</text:span>.<text:span text:style-name="member0_5f_python">error</text:span>:</text:p>
        </text:list-item>
        <text:list-item>
          <text:p text:style-name="Colored_20_code"><text:s text:c="4"/><text:span text:style-name="keyword2_5f_python">sys</text:span>.<text:span text:style-name="member0_5f_python">exit</text:span><text:span text:style-name="symbol0_5f_python">(</text:span>u<text:span text:style-name="string_5f_python">"Nom d'utilisateur ou mot de passe invalide"</text:span><text:span text:style-name="symbol0_5f_python">)</text:span></text:p>
        </text:list-item>
        <text:list-item>
          <text:p text:style-name="Colored_20_code"/>
        </text:list-item>
        <text:list-item>
          <text:p text:style-name="Colored_20_code"><text:span text:style-name="comment0_5f_python"># On récupère les différent dossiers de la boite mail</text:span></text:p>
        </text:list-item>
        <text:list-item>
          <text:p text:style-name="Colored_20_code">dossiers = <text:span text:style-name="symbol0_5f_python">[</text:span>d.<text:span text:style-name="member0_5f_python">split</text:span><text:span text:style-name="symbol0_5f_python">(</text:span><text:span text:style-name="string_5f_python">'"'</text:span><text:span text:style-name="symbol0_5f_python">)[</text:span><text:span text:style-name="number_5f_python">-2</text:span><text:span text:style-name="symbol0_5f_python">]</text:span> <text:span text:style-name="keyword0_5f_python">for</text:span> d <text:span text:style-name="keyword0_5f_python">in</text:span> connexion.<text:span text:style-name="member0_5f_python">list</text:span><text:span text:style-name="symbol0_5f_python">()[</text:span><text:span text:style-name="number_5f_python">1</text:span><text:span text:style-name="symbol0_5f_python">]]</text:span></text:p>
        </text:list-item>
        <text:list-item>
          <text:p text:style-name="Colored_20_code"/>
        </text:list-item>
        <text:list-item>
          <text:p text:style-name="Colored_20_code"><text:span text:style-name="comment0_5f_python"># Si on veut la liste des dossier, l'imprimer et sortir du script</text:span></text:p>
        </text:list-item>
        <text:list-item>
          <text:p text:style-name="Colored_20_code"><text:span text:style-name="keyword0_5f_python">if</text:span> args.<text:span text:style-name="member0_5f_python">lister</text:span>:</text:p>
        </text:list-item>
        <text:list-item>
          <text:p text:style-name="Colored_20_code"><text:s text:c="4"/><text:span text:style-name="keyword0_5f_python">print</text:span> <text:span text:style-name="string_5f_python">', '</text:span>.<text:span text:style-name="member0_5f_python">join</text:span><text:span text:style-name="symbol0_5f_python">(</text:span>dossiers<text:span text:style-name="symbol0_5f_python">)</text:span></text:p>
        </text:list-item>
        <text:list-item>
          <text:p text:style-name="Colored_20_code"><text:s text:c="4"/><text:span text:style-name="keyword2_5f_python">sys</text:span>.<text:span text:style-name="member0_5f_python">exit</text:span><text:span text:style-name="symbol0_5f_python">(</text:span><text:span text:style-name="symbol0_5f_python">)</text:span></text:p>
        </text:list-item>
        <text:list-item>
          <text:p text:style-name="Colored_20_code"/>
        </text:list-item>
        <text:list-item>
          <text:p text:style-name="Colored_20_code"><text:span text:style-name="comment0_5f_python"># Si on précise la liste des dossiers dans lesquels chercher,</text:span></text:p>
        </text:list-item>
        <text:list-item>
          <text:p text:style-name="Colored_20_code"><text:span text:style-name="comment0_5f_python"># alors vérifier que chaque dossier spécificié existe bien, sans quoi</text:span></text:p>
        </text:list-item>
        <text:list-item>
          <text:p text:style-name="Colored_20_code"><text:span text:style-name="comment0_5f_python"># il faut afficher une erreur.</text:span></text:p>
        </text:list-item>
        <text:list-item>
          <text:p text:style-name="Colored_20_code"><text:span text:style-name="keyword0_5f_python">if</text:span> args.<text:span text:style-name="member0_5f_python">dossiers</text:span> <text:span text:style-name="symbol0_5f_python">!</text:span>= <text:span text:style-name="string_5f_python">'tous'</text:span>:</text:p>
        </text:list-item>
        <text:list-item>
          <text:p text:style-name="Colored_20_code"><text:s text:c="4"/><text:span text:style-name="keyword0_5f_python">for</text:span> dossier <text:span text:style-name="keyword0_5f_python">in</text:span> args.<text:span text:style-name="member0_5f_python">dossiers</text:span>:</text:p>
        </text:list-item>
        <text:list-item>
          <text:p text:style-name="Colored_20_code"><text:s text:c="8"/><text:span text:style-name="keyword0_5f_python">if</text:span> dossier <text:span text:style-name="keyword0_5f_python">not</text:span> <text:span text:style-name="keyword0_5f_python">in</text:span> dossiers:</text:p>
        </text:list-item>
        <text:list-item>
          <text:p text:style-name="Colored_20_code"><text:s text:c="12"/><text:span text:style-name="keyword2_5f_python">sys</text:span>.<text:span text:style-name="member0_5f_python">exit</text:span><text:span text:style-name="symbol0_5f_python">(</text:span>u<text:span text:style-name="string_5f_python">"%s n'existe pas dans cette boîte."</text:span></text:p>
        </text:list-item>
        <text:list-item>
          <text:p text:style-name="Colored_20_code"><text:s text:c="21"/>u<text:span text:style-name="string_5f_python">" Les dossiers disponibles sont: %s"</text:span> <text:span text:style-name="symbol0_5f_python">%</text:span> <text:span text:style-name="symbol0_5f_python">(</text:span></text:p>
        </text:list-item>
        <text:list-item>
          <text:p text:style-name="Colored_20_code"><text:s text:c="24"/>dossier, <text:span text:style-name="string_5f_python">' ,'</text:span>.<text:span text:style-name="member0_5f_python">join</text:span><text:span text:style-name="symbol0_5f_python">(</text:span>dossiers<text:span text:style-name="symbol0_5f_python">)))</text:span></text:p>
        </text:list-item>
        <text:list-item>
          <text:p text:style-name="Colored_20_code"><text:s text:c="4"/>dossiers = args.<text:span text:style-name="member0_5f_python">dossiers</text:span></text:p>
        </text:list-item>
        <text:list-item>
          <text:p text:style-name="Colored_20_code"/>
        </text:list-item>
        <text:list-item>
          <text:p text:style-name="Colored_20_code"><text:span text:style-name="comment0_5f_python"># On récupère la date d'aujourd'hui pour l'utiliser plus tard</text:span></text:p>
        </text:list-item>
        <text:list-item>
          <text:p text:style-name="Colored_20_code">date_du_jour = <text:span text:style-name="keyword2_5f_python">datetime</text:span>.<text:span text:style-name="member0_5f_python">now</text:span><text:span text:style-name="symbol0_5f_python">()</text:span></text:p>
        </text:list-item>
        <text:list-item>
          <text:p text:style-name="Colored_20_code"/>
        </text:list-item>
        <text:list-item>
          <text:p text:style-name="Colored_20_code"><text:span text:style-name="comment0_5f_python"># On parcourt les dossiers un par un</text:span></text:p>
        </text:list-item>
        <text:list-item>
          <text:p text:style-name="Colored_20_code"><text:span text:style-name="keyword0_5f_python">for</text:span> dossier <text:span text:style-name="keyword0_5f_python">in</text:span> dossiers:</text:p>
        </text:list-item>
        <text:list-item>
          <text:p text:style-name="Colored_20_code"/>
        </text:list-item>
        <text:list-item>
          <text:p text:style-name="Colored_20_code"><text:s text:c="4"/>connexion.<text:span text:style-name="member0_5f_python">select</text:span><text:span text:style-name="symbol0_5f_python">(</text:span>dossier<text:span text:style-name="symbol0_5f_python">)</text:span></text:p>
        </text:list-item>
        <text:list-item>
          <text:p text:style-name="Colored_20_code"/>
        </text:list-item>
        <text:list-item>
          <text:p text:style-name="Colored_20_code"><text:s text:c="4"/><text:span text:style-name="comment0_5f_python"># On demande la liste des tous les identifiants d'emails</text:span></text:p>
        </text:list-item>
        <text:list-item>
          <text:p text:style-name="Colored_20_code"><text:s text:c="4"/><text:span text:style-name="comment0_5f_python"># Il est possible ici de filtrer pour avoir uniquement les emails lus,</text:span></text:p>
        </text:list-item>
        <text:list-item>
          <text:p text:style-name="Colored_20_code"><text:s text:c="4"/><text:span text:style-name="comment0_5f_python"># répondus, à une certaine date, etc</text:span></text:p>
        </text:list-item>
        <text:list-item>
          <text:p text:style-name="Colored_20_code"><text:s text:c="4"/><text:span text:style-name="comment0_5f_python"># Mais on va se contenter de tout récupérer. Si vous voulez aller plus</text:span></text:p>
        </text:list-item>
        <text:list-item>
          <text:p text:style-name="Colored_20_code"><text:s text:c="4"/><text:span text:style-name="comment0_5f_python"># loin, voici les filtres:</text:span></text:p>
        </text:list-item>
        <text:list-item>
          <text:p text:style-name="Colored_20_code"><text:s text:c="4"/><text:span text:style-name="comment0_5f_python"># http://www.example-code.com/csharp/imap-search-critera.asp</text:span></text:p>
        </text:list-item>
        <text:list-item>
          <text:p text:style-name="Colored_20_code"><text:soft-page-break/><text:s text:c="4"/>reponse, identifiants = connexion.<text:span text:style-name="member0_5f_python">search</text:span><text:span text:style-name="symbol0_5f_python">(</text:span><text:span text:style-name="keyword1_5f_python">None</text:span>, <text:span text:style-name="string_5f_python">"ALL"</text:span><text:span text:style-name="symbol0_5f_python">)</text:span></text:p>
        </text:list-item>
        <text:list-item>
          <text:p text:style-name="Colored_20_code"/>
        </text:list-item>
        <text:list-item>
          <text:p text:style-name="Colored_20_code"><text:s text:c="4"/><text:span text:style-name="comment0_5f_python"># les identifiants sont retourner comme une seule chaîne, on en</text:span></text:p>
        </text:list-item>
        <text:list-item>
          <text:p text:style-name="Colored_20_code"><text:s text:c="4"/><text:span text:style-name="comment0_5f_python"># fait une liste</text:span></text:p>
        </text:list-item>
        <text:list-item>
          <text:p text:style-name="Colored_20_code"><text:s text:c="4"/>identifiants = identifiants<text:span text:style-name="symbol0_5f_python">[</text:span><text:span text:style-name="number_5f_python">0</text:span><text:span text:style-name="symbol0_5f_python">]</text:span>.<text:span text:style-name="member0_5f_python">split</text:span><text:span text:style-name="symbol0_5f_python">()</text:span></text:p>
        </text:list-item>
        <text:list-item>
          <text:p text:style-name="Colored_20_code"/>
        </text:list-item>
        <text:list-item>
          <text:p text:style-name="Colored_20_code"><text:s text:c="4"/><text:span text:style-name="keyword0_5f_python">for</text:span> identifiant <text:span text:style-name="keyword0_5f_python">in</text:span> identifiants:</text:p>
        </text:list-item>
        <text:list-item>
          <text:p text:style-name="Colored_20_code"/>
        </text:list-item>
        <text:list-item>
          <text:p text:style-name="Colored_20_code"><text:s text:c="8"/><text:span text:style-name="comment0_5f_python"># On télécharge l'email. "(RFC822)" veut dire "télécharger "</text:span></text:p>
        </text:list-item>
        <text:list-item>
          <text:p text:style-name="Colored_20_code"><text:s text:c="8"/><text:span text:style-name="comment0_5f_python"># en entier mais on pourrait bien sûr télécharger juste</text:span></text:p>
        </text:list-item>
        <text:list-item>
          <text:p text:style-name="Colored_20_code"><text:s text:c="8"/><text:span text:style-name="comment0_5f_python"># certaines metadonnés</text:span></text:p>
        </text:list-item>
        <text:list-item>
          <text:p text:style-name="Colored_20_code"><text:s text:c="8"/>reponse, message = connexion.<text:span text:style-name="member0_5f_python">fetch</text:span><text:span text:style-name="symbol0_5f_python">(</text:span>identifiant, <text:span text:style-name="string_5f_python">"(RFC822)"</text:span><text:span text:style-name="symbol0_5f_python">)</text:span></text:p>
        </text:list-item>
        <text:list-item>
          <text:p text:style-name="Colored_20_code"/>
        </text:list-item>
        <text:list-item>
          <text:p text:style-name="Colored_20_code"><text:s text:c="8"/><text:span text:style-name="comment0_5f_python"># On extrait le contenu du message, et on le passe à un parseur</text:span></text:p>
        </text:list-item>
        <text:list-item>
          <text:p text:style-name="Colored_20_code"><text:s text:c="8"/><text:span text:style-name="comment0_5f_python"># pour obtenir un bel objet email, facile à manipuler</text:span></text:p>
        </text:list-item>
        <text:list-item>
          <text:p text:style-name="Colored_20_code"><text:s text:c="8"/>corps_du_message = message<text:span text:style-name="symbol0_5f_python">[</text:span><text:span text:style-name="number_5f_python">0</text:span><text:span text:style-name="symbol0_5f_python">][</text:span><text:span text:style-name="number_5f_python">1</text:span><text:span text:style-name="symbol0_5f_python">]</text:span></text:p>
        </text:list-item>
        <text:list-item>
          <text:p text:style-name="Colored_20_code"><text:s text:c="8"/><text:span text:style-name="keyword2_5f_python">email</text:span> = message_from_string<text:span text:style-name="symbol0_5f_python">(</text:span>corps_du_message<text:span text:style-name="symbol0_5f_python">)</text:span></text:p>
        </text:list-item>
        <text:list-item>
          <text:p text:style-name="Colored_20_code"/>
        </text:list-item>
        <text:list-item>
          <text:p text:style-name="Colored_20_code"><text:s text:c="8"/><text:span text:style-name="comment0_5f_python"># On récupère l'encodage de l'email, et on décode les champs</text:span></text:p>
        </text:list-item>
        <text:list-item>
          <text:p text:style-name="Colored_20_code"><text:s text:c="8"/><text:span text:style-name="comment0_5f_python"># From, To et Subject pour récupérer de l'unicode</text:span></text:p>
        </text:list-item>
        <text:list-item>
          <text:p text:style-name="Colored_20_code"><text:s text:c="8"/>charset = <text:span text:style-name="keyword2_5f_python">email</text:span>.<text:span text:style-name="member0_5f_python">get_content_charset</text:span><text:span text:style-name="symbol0_5f_python">()</text:span> <text:span text:style-name="keyword0_5f_python">or</text:span> <text:span text:style-name="string_5f_python">'utf8'</text:span></text:p>
        </text:list-item>
        <text:list-item>
          <text:p text:style-name="Colored_20_code"><text:s text:c="8"/>auteur = <text:span text:style-name="keyword2_5f_python">email</text:span><text:span text:style-name="symbol0_5f_python">[</text:span><text:span text:style-name="string_5f_python">"From"</text:span><text:span text:style-name="symbol0_5f_python">]</text:span>.<text:span text:style-name="member0_5f_python">decode</text:span><text:span text:style-name="symbol0_5f_python">(</text:span>charset, <text:span text:style-name="string_5f_python">'replace'</text:span><text:span text:style-name="symbol0_5f_python">)</text:span></text:p>
        </text:list-item>
        <text:list-item>
          <text:p text:style-name="Colored_20_code"><text:s text:c="8"/>destinataire = <text:span text:style-name="keyword2_5f_python">email</text:span><text:span text:style-name="symbol0_5f_python">[</text:span><text:span text:style-name="string_5f_python">"To"</text:span><text:span text:style-name="symbol0_5f_python">]</text:span>.<text:span text:style-name="member0_5f_python">decode</text:span><text:span text:style-name="symbol0_5f_python">(</text:span>charset, <text:span text:style-name="string_5f_python">'replace'</text:span><text:span text:style-name="symbol0_5f_python">)</text:span></text:p>
        </text:list-item>
        <text:list-item>
          <text:p text:style-name="Colored_20_code"><text:s text:c="8"/>titre = <text:span text:style-name="keyword2_5f_python">email</text:span><text:span text:style-name="symbol0_5f_python">[</text:span><text:span text:style-name="string_5f_python">"Subject"</text:span><text:span text:style-name="symbol0_5f_python">]</text:span>.<text:span text:style-name="member0_5f_python">decode</text:span><text:span text:style-name="symbol0_5f_python">(</text:span>charset, <text:span text:style-name="string_5f_python">'replace'</text:span><text:span text:style-name="symbol0_5f_python">)</text:span></text:p>
        </text:list-item>
        <text:list-item>
          <text:p text:style-name="Colored_20_code"/>
        </text:list-item>
        <text:list-item>
          <text:p text:style-name="Colored_20_code"><text:s text:c="8"/><text:span text:style-name="comment0_5f_python"># L'email est un format plus complexe qu'on le croit, il contient</text:span></text:p>
        </text:list-item>
        <text:list-item>
          <text:p text:style-name="Colored_20_code"><text:s text:c="8"/><text:span text:style-name="comment0_5f_python"># des couches commes les oignons. Walk() nous permet de lister</text:span></text:p>
        </text:list-item>
        <text:list-item>
          <text:p text:style-name="Colored_20_code"><text:s text:c="8"/><text:span text:style-name="comment0_5f_python"># toutes les couches, pour obtenir chaque partie de l'email.</text:span></text:p>
        </text:list-item>
        <text:list-item>
          <text:p text:style-name="Colored_20_code"><text:s text:c="8"/>parties = <text:span text:style-name="keyword1_5f_python">tuple</text:span><text:span text:style-name="symbol0_5f_python">(</text:span><text:span text:style-name="keyword2_5f_python">email</text:span>.<text:span text:style-name="member0_5f_python">walk</text:span><text:span text:style-name="symbol0_5f_python">())</text:span></text:p>
        </text:list-item>
        <text:list-item>
          <text:p text:style-name="Colored_20_code"/>
        </text:list-item>
        <text:list-item>
          <text:p text:style-name="Colored_20_code"><text:s text:c="8"/><text:span text:style-name="comment0_5f_python"># Si il y a plus d'une partie, on le note</text:span></text:p>
        </text:list-item>
        <text:list-item>
          <text:p text:style-name="Colored_20_code"><text:s text:c="8"/>suffix = <text:span text:style-name="keyword1_5f_python">len</text:span><text:span text:style-name="symbol0_5f_python">(</text:span>parties<text:span text:style-name="symbol0_5f_python">)</text:span> <text:span text:style-name="symbol0_5f_python">&gt;</text:span> <text:span text:style-name="number_5f_python">1</text:span></text:p>
        </text:list-item>
        <text:list-item>
          <text:p text:style-name="Colored_20_code"/>
        </text:list-item>
        <text:list-item>
          <text:p text:style-name="Colored_20_code"><text:s text:c="8"/><text:span text:style-name="comment0_5f_python"># On boucle sur les parties, i étant le numéro de la partie,</text:span></text:p>
        </text:list-item>
        <text:list-item>
          <text:p text:style-name="Colored_20_code"><text:s text:c="8"/><text:span text:style-name="comment0_5f_python"># et partie étant l'objet contenant toutes les données sur cette</text:span></text:p>
        </text:list-item>
        <text:list-item>
          <text:p text:style-name="Colored_20_code"><text:s text:c="8"/><text:span text:style-name="comment0_5f_python"># partie</text:span></text:p>
        </text:list-item>
        <text:list-item>
          <text:p text:style-name="Colored_20_code"><text:s text:c="8"/><text:span text:style-name="keyword0_5f_python">for</text:span> i, partie <text:span text:style-name="keyword0_5f_python">in</text:span> <text:span text:style-name="keyword1_5f_python">enumerate</text:span><text:span text:style-name="symbol0_5f_python">(</text:span>parties<text:span text:style-name="symbol0_5f_python">)</text:span>:</text:p>
        </text:list-item>
        <text:list-item>
          <text:p text:style-name="Colored_20_code"/>
        </text:list-item>
        <text:list-item>
          <text:p text:style-name="Colored_20_code"><text:s text:c="12"/><text:span text:style-name="comment0_5f_python"># On vérifie le type de la partie. Si c'est "multipart",</text:span></text:p>
        </text:list-item>
        <text:list-item>
          <text:p text:style-name="Colored_20_code"><text:s text:c="12"/><text:span text:style-name="comment0_5f_python"># alors c'est juste un conteneur, et on peut le sauter.</text:span></text:p>
        </text:list-item>
        <text:list-item>
          <text:p text:style-name="Colored_20_code"><text:s text:c="12"/><text:span text:style-name="comment0_5f_python"># On vérifie également que le header 'Content-Disposition'</text:span></text:p>
        </text:list-item>
        <text:list-item>
          <text:p text:style-name="Colored_20_code"><text:s text:c="12"/><text:span text:style-name="comment0_5f_python"># n'est pas présent, car il signalerait que cette partie</text:span></text:p>
        </text:list-item>
        <text:list-item>
          <text:p text:style-name="Colored_20_code"><text:s text:c="12"/><text:span text:style-name="comment0_5f_python"># est une pièce jointe, ce dont nous n'avons pas besoin.</text:span></text:p>
        </text:list-item>
        <text:list-item>
          <text:p text:style-name="Colored_20_code"><text:s text:c="12"/><text:span text:style-name="keyword0_5f_python">if</text:span> <text:span text:style-name="symbol0_5f_python">(</text:span>partie.<text:span text:style-name="member0_5f_python">get_content_maintype</text:span><text:span text:style-name="symbol0_5f_python">()</text:span> == <text:span text:style-name="string_5f_python">'multipart'</text:span> <text:span text:style-name="keyword0_5f_python">or</text:span></text:p>
        </text:list-item>
        <text:list-item>
          <text:p text:style-name="Colored_20_code"><text:s text:c="16"/>partie.<text:span text:style-name="member0_5f_python">get</text:span><text:span text:style-name="symbol0_5f_python">(</text:span><text:span text:style-name="string_5f_python">'Content-Disposition'</text:span><text:span text:style-name="symbol0_5f_python">)</text:span> <text:span text:style-name="keyword0_5f_python">is</text:span> <text:span text:style-name="keyword0_5f_python">not</text:span> <text:span text:style-name="keyword1_5f_python">None</text:span><text:span text:style-name="symbol0_5f_python">)</text:span>:</text:p>
        </text:list-item>
        <text:list-item>
          <text:p text:style-name="Colored_20_code"><text:s text:c="16"/><text:span text:style-name="keyword0_5f_python">continue</text:span></text:p>
        </text:list-item>
        <text:list-item>
          <text:p text:style-name="Colored_20_code"/>
        </text:list-item>
        <text:list-item>
          <text:p text:style-name="Colored_20_code"><text:s text:c="12"/><text:span text:style-name="comment0_5f_python"># On récupère le contenu (le texte) de la partie</text:span></text:p>
        </text:list-item>
        <text:list-item>
          <text:p text:style-name="Colored_20_code"><text:s text:c="12"/><text:span text:style-name="comment0_5f_python"># On demande à ce qu'il soit décodé pour obtenir de l'unicode</text:span></text:p>
        </text:list-item>
        <text:list-item>
          <text:p text:style-name="Colored_20_code"><text:s text:c="12"/>texte = partie.<text:span text:style-name="member0_5f_python">get_payload</text:span><text:span text:style-name="symbol0_5f_python">(</text:span>decode=<text:span text:style-name="keyword1_5f_python">True</text:span><text:span text:style-name="symbol0_5f_python">)</text:span></text:p>
        </text:list-item>
        <text:list-item>
          <text:p text:style-name="Colored_20_code"/>
        </text:list-item>
        <text:list-item>
          <text:p text:style-name="Colored_20_code"><text:s text:c="12"/><text:span text:style-name="comment0_5f_python"># On recherche ce que demande l'utilisateur, ainsi que</text:span></text:p>
        </text:list-item>
        <text:list-item>
          <text:p text:style-name="Colored_20_code"><text:s text:c="12"/><text:span text:style-name="comment0_5f_python"># quelques mots avant et après</text:span></text:p>
        </text:list-item>
        <text:list-item>
          <text:p text:style-name="Colored_20_code"><text:s text:c="12"/>motif = ur<text:span text:style-name="string_5f_python">'(.{0,30})('</text:span> + recherche + ur<text:span text:style-name="string_5f_python">')(.{0,30})'</text:span></text:p>
        </text:list-item>
        <text:list-item>
          <text:p text:style-name="Colored_20_code"><text:s text:c="12"/>resultat = <text:span text:style-name="keyword2_5f_python">re</text:span>.<text:span text:style-name="member0_5f_python">search</text:span><text:span text:style-name="symbol0_5f_python">(</text:span>motif, texte,</text:p>
        </text:list-item>
        <text:list-item>
          <text:p text:style-name="Colored_20_code"><text:s text:c="32"/>flags=args.<text:span text:style-name="member0_5f_python">ignorer_la_casse</text:span>|re.<text:span text:style-name="member0_5f_python">U</text:span><text:span text:style-name="symbol0_5f_python">)</text:span></text:p>
        </text:list-item>
        <text:list-item>
          <text:p text:style-name="Colored_20_code"/>
        </text:list-item>
        <text:list-item>
          <text:p text:style-name="Colored_20_code"><text:s text:c="12"/><text:span text:style-name="comment0_5f_python"># Si la recherche est concluante, on affiche de quoi</text:span></text:p>
        </text:list-item>
        <text:list-item>
          <text:p text:style-name="Colored_20_code"><text:s text:c="12"/><text:span text:style-name="comment0_5f_python"># identifier l'email et le contenu trouvé.</text:span></text:p>
        </text:list-item>
        <text:list-item>
          <text:p text:style-name="Colored_20_code"><text:s text:c="12"/><text:span text:style-name="keyword0_5f_python">if</text:span> resultat:</text:p>
        </text:list-item>
        <text:list-item>
          <text:p text:style-name="Colored_20_code"/>
        </text:list-item>
        <text:list-item>
          <text:p text:style-name="Colored_20_code"><text:s text:c="16"/><text:span text:style-name="keyword0_5f_python">print</text:span> auteur, u<text:span text:style-name="string_5f_python">'=&gt;'</text:span>, destinataire, u<text:span text:style-name="string_5f_python">':'</text:span>,\</text:p>
        </text:list-item>
        <text:list-item>
          <text:p text:style-name="Colored_20_code"><text:s text:c="22"/>titre, <text:span text:style-name="symbol0_5f_python">((</text:span><text:span text:style-name="string_5f_python">"(Part %s)"</text:span> <text:span text:style-name="symbol0_5f_python">%</text:span> i<text:span text:style-name="symbol0_5f_python">)</text:span> <text:span text:style-name="symbol0_5f_python">*</text:span> suffix<text:span text:style-name="symbol0_5f_python">)</text:span></text:p>
        </text:list-item>
        <text:list-item>
          <text:p text:style-name="Colored_20_code"/>
        </text:list-item>
        <text:list-item>
          <text:p text:style-name="Colored_20_code"><text:soft-page-break/><text:s text:c="16"/><text:span text:style-name="keyword0_5f_python">if</text:span> args.<text:span text:style-name="member0_5f_python">recherche</text:span> <text:span text:style-name="symbol0_5f_python">!</text:span>= <text:span text:style-name="string_5f_python">".*"</text:span>:</text:p>
        </text:list-item>
        <text:list-item>
          <text:p text:style-name="Colored_20_code"><text:s text:c="20"/><text:span text:style-name="keyword0_5f_python">print</text:span> <text:span text:style-name="string_5f_python">"..."</text:span> + <text:span text:style-name="string_5f_python">''</text:span>.<text:span text:style-name="member0_5f_python">join</text:span><text:span text:style-name="symbol0_5f_python">(</text:span>resultat.<text:span text:style-name="member0_5f_python">groups</text:span><text:span text:style-name="symbol0_5f_python">())</text:span> + <text:span text:style-name="string_5f_python">"..."</text:span></text:p>
        </text:list-item>
        <text:list-item>
          <text:p text:style-name="Colored_20_code"/>
        </text:list-item>
        <text:list-item>
          <text:p text:style-name="Colored_20_code"><text:s text:c="16"/><text:span text:style-name="comment0_5f_python"># Si on doit sauvegarder l'email, on créé le nom du fichier</text:span></text:p>
        </text:list-item>
        <text:list-item>
          <text:p text:style-name="Colored_20_code"><text:s text:c="16"/><text:span text:style-name="comment0_5f_python"># mbox à l'aide du nom du dossier et de la date du jour</text:span></text:p>
        </text:list-item>
        <text:list-item>
          <text:p text:style-name="Colored_20_code"><text:s text:c="16"/><text:span text:style-name="comment0_5f_python"># et on écrit dedans</text:span></text:p>
        </text:list-item>
        <text:list-item>
          <text:p text:style-name="Colored_20_code"><text:s text:c="16"/><text:span text:style-name="keyword0_5f_python">if</text:span> args.<text:span text:style-name="member0_5f_python">sauver_dans</text:span>:</text:p>
        </text:list-item>
        <text:list-item>
          <text:p text:style-name="Colored_20_code"/>
        </text:list-item>
        <text:list-item>
          <text:p text:style-name="Colored_20_code"><text:s text:c="20"/>nom_de_fichier = <text:span text:style-name="string_5f_python">"%s_%s.mbox"</text:span> <text:span text:style-name="symbol0_5f_python">%</text:span> <text:span text:style-name="symbol0_5f_python">(</text:span></text:p>
        </text:list-item>
        <text:list-item>
          <text:p text:style-name="Colored_20_code"><text:s text:c="28"/>dossier,</text:p>
        </text:list-item>
        <text:list-item>
          <text:p text:style-name="Colored_20_code"><text:s text:c="28"/>date_du_jour.<text:span text:style-name="member0_5f_python">strftime</text:span><text:span text:style-name="symbol0_5f_python">(</text:span>u<text:span text:style-name="string_5f_python">'%H:%M:%S_%d-%m-%Y'</text:span><text:span text:style-name="symbol0_5f_python">)</text:span></text:p>
        </text:list-item>
        <text:list-item>
          <text:p text:style-name="Colored_20_code"><text:s text:c="20"/><text:span text:style-name="symbol0_5f_python">)</text:span></text:p>
        </text:list-item>
        <text:list-item>
          <text:p text:style-name="Colored_20_code"/>
        </text:list-item>
        <text:list-item>
          <text:p text:style-name="Colored_20_code"><text:s text:c="20"/>chemin = <text:span text:style-name="keyword2_5f_python">os</text:span>.<text:span text:style-name="member0_5f_python">path</text:span>.<text:span text:style-name="member0_5f_python">join</text:span><text:span text:style-name="symbol0_5f_python">(</text:span>args.<text:span text:style-name="member0_5f_python">sauver_dans</text:span>,</text:p>
        </text:list-item>
        <text:list-item>
          <text:p text:style-name="Colored_20_code"><text:s text:c="41"/>nom_de_fichier<text:span text:style-name="symbol0_5f_python">)</text:span></text:p>
        </text:list-item>
        <text:list-item>
          <text:p text:style-name="Colored_20_code"/>
        </text:list-item>
        <text:list-item>
          <text:p text:style-name="Colored_20_code"><text:s text:c="20"/><text:span text:style-name="comment0_5f_python"># On est en mode append, puisqu'on a un seul</text:span></text:p>
        </text:list-item>
        <text:list-item>
          <text:p text:style-name="Colored_20_code"><text:s text:c="20"/><text:span text:style-name="comment0_5f_python"># fichier mbox pour tous les mails de chaque dossier</text:span></text:p>
        </text:list-item>
        <text:list-item>
          <text:p text:style-name="Colored_20_code"><text:s text:c="20"/><text:span text:style-name="comment0_5f_python"># Notez qu'on peut simplifier ce code avec le mot</text:span></text:p>
        </text:list-item>
        <text:list-item>
          <text:p text:style-name="Colored_20_code"><text:s text:c="20"/><text:span text:style-name="comment0_5f_python"># clé "with" mais il est bon de démontrer un peu</text:span></text:p>
        </text:list-item>
        <text:list-item>
          <text:p text:style-name="Colored_20_code"><text:s text:c="20"/><text:span text:style-name="comment0_5f_python"># l'usage des exceptions</text:span></text:p>
        </text:list-item>
        <text:list-item>
          <text:p text:style-name="Colored_20_code"><text:s text:c="20"/><text:span text:style-name="keyword0_5f_python">try</text:span>:</text:p>
        </text:list-item>
        <text:list-item>
          <text:p text:style-name="Colored_20_code"><text:s text:c="24"/>f = <text:span text:style-name="keyword1_5f_python">open</text:span><text:span text:style-name="symbol0_5f_python">(</text:span>chemin, <text:span text:style-name="string_5f_python">'a'</text:span><text:span text:style-name="symbol0_5f_python">)</text:span></text:p>
        </text:list-item>
        <text:list-item>
          <text:p text:style-name="Colored_20_code"><text:s text:c="20"/><text:span text:style-name="keyword0_5f_python">except</text:span> <text:span text:style-name="symbol0_5f_python">(</text:span><text:span text:style-name="keyword1_5f_python">OSError</text:span>, <text:span text:style-name="keyword1_5f_python">IOError</text:span><text:span text:style-name="symbol0_5f_python">)</text:span> as e:</text:p>
        </text:list-item>
        <text:list-item>
          <text:p text:style-name="Colored_20_code"><text:s text:c="24"/><text:span text:style-name="keyword2_5f_python">sys</text:span>.<text:span text:style-name="member0_5f_python">exit</text:span><text:span text:style-name="symbol0_5f_python">(</text:span>u<text:span text:style-name="string_5f_python">"Impossible d'écrire dans '%s'. "</text:span></text:p>
        </text:list-item>
        <text:list-item>
          <text:p text:style-name="Colored_20_code"><text:s text:c="33"/>u<text:span text:style-name="string_5f_python">"Le système renvoit l'erreur: %s"</text:span> <text:span text:style-name="symbol0_5f_python">%</text:span> <text:span text:style-name="symbol0_5f_python">(</text:span></text:p>
        </text:list-item>
        <text:list-item>
          <text:p text:style-name="Colored_20_code"><text:s text:c="33"/>chemin, e<text:span text:style-name="symbol0_5f_python">))</text:span></text:p>
        </text:list-item>
        <text:list-item>
          <text:p text:style-name="Colored_20_code"><text:s text:c="20"/><text:span text:style-name="keyword0_5f_python">else</text:span>:</text:p>
        </text:list-item>
        <text:list-item>
          <text:p text:style-name="Colored_20_code"><text:s text:c="24"/><text:span text:style-name="keyword0_5f_python">try</text:span>:</text:p>
        </text:list-item>
        <text:list-item>
          <text:p text:style-name="Colored_20_code"><text:s text:c="28"/>f.<text:span text:style-name="member0_5f_python">write</text:span><text:span text:style-name="symbol0_5f_python">(</text:span>u<text:span text:style-name="string_5f_python">"From %s</text:span><text:span text:style-name="escaped_5f_python">\n</text:span><text:span text:style-name="string_5f_python">"</text:span> <text:span text:style-name="symbol0_5f_python">%</text:span> auteur<text:span text:style-name="symbol0_5f_python">)</text:span></text:p>
        </text:list-item>
        <text:list-item>
          <text:p text:style-name="Colored_20_code"><text:s text:c="28"/>f.<text:span text:style-name="member0_5f_python">write</text:span><text:span text:style-name="symbol0_5f_python">(</text:span>corps_du_message<text:span text:style-name="symbol0_5f_python">)</text:span></text:p>
        </text:list-item>
        <text:list-item>
          <text:p text:style-name="Colored_20_code"><text:s text:c="28"/>f.<text:span text:style-name="member0_5f_python">write</text:span><text:span text:style-name="symbol0_5f_python">(</text:span><text:span text:style-name="string_5f_python">"</text:span><text:span text:style-name="escaped_5f_python">\n</text:span><text:span text:style-name="string_5f_python">"</text:span><text:span text:style-name="symbol0_5f_python">)</text:span></text:p>
        </text:list-item>
        <text:list-item>
          <text:p text:style-name="Colored_20_code"><text:s text:c="24"/><text:span text:style-name="keyword0_5f_python">finally</text:span>:</text:p>
        </text:list-item>
        <text:list-item>
          <text:p text:style-name="Colored_20_code"><text:s text:c="28"/>f.<text:span text:style-name="member0_5f_python">close</text:span><text:span text:style-name="symbol0_5f_python">()</text:span></text:p>
        </text:list-item>
        <text:list-item>
          <text:p text:style-name="Colored_20_code"/>
        </text:list-item>
        <text:list-item>
          <text:p text:style-name="Colored_20_code"><text:s text:c="16"/><text:span text:style-name="keyword0_5f_python">break</text:span></text:p>
        </text:list-item>
      </text:list>
      <text:p text:style-name="P20"><text:span text:style-name="Code"/></text:p>
      <text:p text:style-name="Standard"><text:span text:style-name="Code"/></text:p>
      <text:p text:style-name="Standard">L'aide du programme va donc ressembler à ceci :</text:p>
      <text:p text:style-name="Standard"/>
      <text:p text:style-name="Preformatted_20_Text">$ python archiveur_gmail.py -h </text:p>
      <text:p text:style-name="Preformatted_20_Text">usage: gmail.py [-h] [-p [PASSWORD]] [-u [USERNAME]] [-s [SAUVER_DANS]] </text:p>
      <text:p text:style-name="Preformatted_20_Text"><text:s text:c="16"/>[-d DOSSIERS [DOSSIERS ...]] [-l] [-i] </text:p>
      <text:p text:style-name="Preformatted_20_Text"><text:s text:c="16"/>[recherche] </text:p>
      <text:p text:style-name="Preformatted_20_Text"/>
      <text:p text:style-name="Preformatted_20_Text">Récupère les emails d'une boîte Gmail, et les filtres selon une expression </text:p>
      <text:p text:style-name="Preformatted_20_Text">rationelle. Affiche ensuite les résultats, et les sauvegarde optionellement </text:p>
      <text:p text:style-name="Preformatted_20_Text">dans un dossier au format mbox. </text:p>
      <text:p text:style-name="Preformatted_20_Text"/>
      <text:p text:style-name="Preformatted_20_Text">positional arguments: </text:p>
      <text:p text:style-name="Preformatted_20_Text"><text:s text:c="2"/>recherche <text:s text:c="12"/>Un texte ou une expression rationelle à chercher </text:p>
      <text:p text:style-name="Preformatted_20_Text"/>
      <text:p text:style-name="Preformatted_20_Text">optional arguments: </text:p>
      <text:p text:style-name="Preformatted_20_Text"><text:s text:c="2"/>-h, --help <text:s text:c="11"/>show this help message and exit </text:p>
      <text:p text:style-name="Preformatted_20_Text"><text:s text:c="2"/>-p [PASSWORD], --password [PASSWORD] </text:p>
      <text:p text:style-name="Preformatted_20_Text"><text:s text:c="24"/>Le mot de passe du compte </text:p>
      <text:p text:style-name="Preformatted_20_Text"><text:s text:c="2"/>-u [USERNAME], --username [USERNAME] </text:p>
      <text:p text:style-name="Preformatted_20_Text"><text:s text:c="24"/>Le nom d'utilisateur du compte </text:p>
      <text:p text:style-name="Preformatted_20_Text"><text:s text:c="2"/>-s [SAUVER_DANS], --sauver-dans [SAUVER_DANS] </text:p>
      <text:p text:style-name="Preformatted_20_Text"><text:s text:c="24"/>Si (et seulement si) spécifié, les emails seront </text:p>
      <text:p text:style-name="Preformatted_20_Text"><text:s text:c="24"/>téléchargés et sauvés dans ce dossier </text:p>
      <text:p text:style-name="Preformatted_20_Text"><text:s text:c="2"/>-d DOSSIERS [DOSSIERS ...], --dossiers DOSSIERS [DOSSIERS ...] </text:p>
      <text:p text:style-name="Preformatted_20_Text"><text:s text:c="24"/>Les dossiers dans lesquels chercher les mails. </text:p>
      <text:p text:style-name="Preformatted_20_Text"><text:soft-page-break/><text:s text:c="2"/>-l, --lister <text:s text:c="9"/>Liste les dossiers disponibles pour cette boîte </text:p>
      <text:p text:style-name="Preformatted_20_Text"><text:s text:c="2"/>-i, --ignorer-la-casse </text:p>
      <text:p text:style-name="Preformatted_20_Text"><text:s text:c="24"/>Ignore la différent majuscule/minuscule </text:p>
      <text:p text:style-name="Preformatted_20_Text"/>
      <text:p text:style-name="Standard">Et on pourra l'utiliser ainsi :</text:p>
      <text:p text:style-name="Preformatted_20_Text"/>
      <text:p text:style-name="Preformatted_20_Text"><text:s/>$ python archiveur_gmail.py -l </text:p>
      <text:p text:style-name="Preformatted_20_Text">Entrez votre nom d'utilisateur : moi_meme</text:p>
      <text:p text:style-name="Preformatted_20_Text">Entrez votre mot de passe : </text:p>
      <text:p text:style-name="Preformatted_20_Text">Drafts, INBOX, Junk, Sent, Trash, [Google Mail], [Google Mail]/All Mail, [Google Mail]/Drafts, [Google Mail]/Important, [Google Mail]/Sent Mail, [Google Mail]/Spam, [Google Mail]/Starred, [Google Mail]/Trash</text:p>
      <text:p text:style-name="Preformatted_20_Text"/>
      <text:p text:style-name="Standard">Ou ainsi :</text:p>
      <text:p text:style-name="Preformatted_20_Text"/>
      <text:p text:style-name="Preformatted_20_Text">$ python archiveur _gmail.py "python" --user moi_meme --password secret --dossiers "[Google Mail]/Starred" Junk <text:s/>-i --sauver-dans .</text:p>
      <text:p text:style-name="Preformatted_20_Text">John Cleese &lt;jc@flyingcircus.xyz&gt; =&gt; Graham Chapman &lt;gc@flyingcircus.xyz&gt; : I want <text:s/>cheese</text:p>
      <text:p text:style-name="Preformatted_20_Text">...ty Python <text:s/>and I love cheese... </text:p>
      <text:p text:style-name="Preformatted_20_Text">noreply@gmail.com =&gt; guido@python.org: Internal Server Error: </text:p>
      <text:p text:style-name="Preformatted_20_Text">...x/lib/python2.6/site-packages/django/core/handlers/base.py", line ... </text:p>
      <text:p text:style-name="Preformatted_20_Text"/>
      <text:h text:style-name="Heading_20_2" text:outline-level="2">Explication du script</text:h>
      <text:list xml:id="list2016746343" text:continue-list="list844324871" text:style-name="Colored_20_code_20_numerotation">
        <text:list-item text:start-value="1">
          <text:p text:style-name="P21"><text:span text:style-name="comment0_5f_python">#!/usr/bin/env python</text:span></text:p>
        </text:list-item>
        <text:list-item>
          <text:p text:style-name="P21"><text:span text:style-name="comment0_5f_python"># -*- coding: utf-8 -*-</text:span></text:p>
        </text:list-item>
        <text:list-item>
          <text:p text:style-name="P21"/>
        </text:list-item>
        <text:list-item>
          <text:p text:style-name="P21"/>
        </text:list-item>
        <text:list-item>
          <text:p text:style-name="P21">u<text:span text:style-name="string_5f_python">"""</text:span></text:p>
        </text:list-item>
        <text:list-item>
          <text:p text:style-name="P21"><text:span text:style-name="string_5f_python"><text:s text:c="4"/>Récupère les emails d'une boîte Gmail, et les filtres</text:span></text:p>
        </text:list-item>
        <text:list-item>
          <text:p text:style-name="P21"><text:span text:style-name="string_5f_python"><text:s text:c="4"/>selon une expression rationelle. Affiche ensuite les résultats,</text:span></text:p>
        </text:list-item>
        <text:list-item>
          <text:p text:style-name="P21"><text:span text:style-name="string_5f_python"><text:s text:c="4"/>et les sauvegarde optionellement dans un dossier au format mbox.</text:span></text:p>
        </text:list-item>
        <text:list-item>
          <text:p text:style-name="P21"><text:span text:style-name="string_5f_python">"""</text:span></text:p>
        </text:list-item>
        <text:list-item>
          <text:p text:style-name="P21"/>
        </text:list-item>
        <text:list-item>
          <text:p text:style-name="P21"><text:span text:style-name="keyword0_5f_python">import</text:span> <text:span text:style-name="keyword2_5f_python">os</text:span></text:p>
        </text:list-item>
        <text:list-item>
          <text:p text:style-name="P21"><text:span text:style-name="keyword0_5f_python">import</text:span> <text:span text:style-name="keyword2_5f_python">re</text:span></text:p>
        </text:list-item>
        <text:list-item>
          <text:p text:style-name="P21"><text:span text:style-name="keyword0_5f_python">import</text:span> <text:span text:style-name="keyword2_5f_python">sys</text:span></text:p>
        </text:list-item>
        <text:list-item>
          <text:p text:style-name="P21"><text:span text:style-name="keyword0_5f_python">import</text:span> <text:span text:style-name="keyword2_5f_python">socket</text:span></text:p>
        </text:list-item>
        <text:list-item>
          <text:p text:style-name="P21"><text:span text:style-name="keyword0_5f_python">import</text:span> <text:span text:style-name="keyword2_5f_python">getpass</text:span></text:p>
        </text:list-item>
        <text:list-item>
          <text:p text:style-name="P21"><text:span text:style-name="keyword0_5f_python">import</text:span> <text:span text:style-name="keyword2_5f_python">imaplib</text:span></text:p>
        </text:list-item>
        <text:list-item>
          <text:p text:style-name="P21"><text:span text:style-name="keyword0_5f_python">import</text:span> argparse</text:p>
        </text:list-item>
        <text:list-item>
          <text:p text:style-name="P21"/>
        </text:list-item>
        <text:list-item>
          <text:p text:style-name="P21"><text:span text:style-name="keyword0_5f_python">from</text:span> <text:span text:style-name="keyword2_5f_python">datetime</text:span> <text:span text:style-name="keyword0_5f_python">import</text:span> <text:span text:style-name="keyword2_5f_python">datetime</text:span></text:p>
        </text:list-item>
        <text:list-item>
          <text:p text:style-name="P21"><text:span text:style-name="keyword0_5f_python">from</text:span> <text:span text:style-name="keyword2_5f_python">email</text:span> <text:span text:style-name="keyword0_5f_python">import</text:span> message_from_string</text:p>
        </text:list-item>
        <text:list-item>
          <text:p text:style-name="P21"/>
        </text:list-item>
      </text:list>
      <text:p text:style-name="P20"><text:span text:style-name="comment0_5f_python"/></text:p>
      <text:p text:style-name="Standard">La première chose que l'on remarque, c'est le préfixe <text:span text:style-name="Code">u</text:span> <text:span text:style-name="filename_20_and_20_line_20_number">ligne 5</text:span>. Dès qu'un programme va gérer des entrées et des sorties depuis plusieurs sources, on risque de rencontrer des problèmes d'encodage. Pour limiter la casse, on va utiliser l'encodage unicode en interne, qui est le plus universel. La première étape est donc de dire à Python que toutes les chaînes de ce programme sont des chaînes unicode, en les préfixant avec un <text:span text:style-name="Code">u</text:span>.</text:p>
      <text:p text:style-name="P20"><text:span text:style-name="comment0_5f_python"/></text:p>
      <text:p text:style-name="Standard"><text:span text:style-name="Code">os</text:span> est probablement le module de la bibliothèque standard le plus utilisé au monde. Il renferme notamment énormément d'outils pour la <text:span text:style-name="T1">manipulation de fichiers</text:span>.</text:p>
      <text:p text:style-name="Standard"/>
      <text:p text:style-name="Standard"><text:span text:style-name="Code">re</text:span> met à votre disposition toute la puissance des <text:span text:style-name="T1">expressions rationnelles.</text:span></text:p>
      <text:p text:style-name="Standard"><text:soft-page-break/></text:p>
      <text:p text:style-name="Standard"><text:span text:style-name="Code">sys</text:span> vient juste après <text:span text:style-name="Code">os</text:span> en terme de popularité : information sur le système, <text:span text:style-name="T1">travail dans un shell</text:span>, référence des entrées et des sorties, etc.</text:p>
      <text:p text:style-name="Standard"/>
      <text:p text:style-name="Standard"><text:span text:style-name="Code">socket</text:span> est un module rarement utilisé car on a peu souvent le besoin de faire du code de bas niveau pour communiquer avec d'autres ordinateurs. Néanmoins les autres bibliothèques l'utilisent, et nous en avons donc besoin pour <text:span text:style-name="T1">gérer les erreurs qu'elle pourrait rencontrer</text:span>.</text:p>
      <text:p text:style-name="Standard"/>
      <text:p text:style-name="Standard"><text:span text:style-name="Code">getpass</text:span>, un module avec un but unique : permettre à l'utilisateur de s<text:span text:style-name="T1">aisir son mot de passe dans un terminal de manière sécurisée</text:span>.</text:p>
      <text:p text:style-name="Standard"/>
      <text:p text:style-name="Standard"><text:span text:style-name="Code">imaplib</text:span>, comme son nom l'indique, est une library pour <text:span text:style-name="T1">travailler avec le protocole email IMAP</text:span>.</text:p>
      <text:p text:style-name="Standard"/>
      <text:p text:style-name="Standard"><text:span text:style-name="Code">argparse</text:span> est un puissant module de <text:span text:style-name="T1">parsing d'arguments</text:span> qui automatise et sécurisé beaucoup le processus par rapport à un traitement manuel.</text:p>
      <text:p text:style-name="P20"/>
      <text:p text:style-name="Standard"><text:span text:style-name="Code">datetime</text:span>, une bibliothèque de haut niveau pour la <text:span text:style-name="T1">manipulation des dates</text:span>: formatage, <text:s/>analyse, durées, etc.</text:p>
      <text:p text:style-name="Standard"/>
      <text:p text:style-name="Standard"><text:span text:style-name="Code">email</text:span> est essentiellement une boîte à outils pour <text:span text:style-name="T1">travailler avec le format email</text:span>, qui est bien plus compliqué qu'on ne le pense.</text:p>
      <text:p text:style-name="Standard"/>
      <text:list xml:id="list894731995" text:continue-numbering="true" text:style-name="Colored_20_code_20_numerotation">
        <text:list-item>
          <text:p text:style-name="Colored_20_code"><text:span text:style-name="comment0_5f_python"># On définit les arguments que notre script va accepter</text:span></text:p>
        </text:list-item>
        <text:list-item>
          <text:p text:style-name="Colored_20_code"/>
        </text:list-item>
        <text:list-item>
          <text:p text:style-name="Colored_20_code"><text:span text:style-name="comment0_5f_python"># Création du parseur d'arguments avec quelques settings d'ordre général</text:span></text:p>
        </text:list-item>
        <text:list-item>
          <text:p text:style-name="Colored_20_code"><text:span text:style-name="keyword2_5f_python">parser</text:span> = argparse.<text:span text:style-name="member0_5f_python">ArgumentParser</text:span><text:span text:style-name="symbol0_5f_python">(</text:span>description=__doc__<text:span text:style-name="symbol0_5f_python">)</text:span></text:p>
        </text:list-item>
        <text:list-item>
          <text:p text:style-name="Colored_20_code"><text:span text:style-name="symbol0_5f_python"/></text:p>
        </text:list-item>
      </text:list>
      <text:p text:style-name="P20"/>
      <text:p text:style-name="Standard"><text:span text:style-name="T1">On créé ici un parseur de paramètres</text:span>, c'est à dire un objet qui va analyser les paramètre passés au script. <text:span text:style-name="Code">__doc__</text:span> est une variable globale toujours disponible, qui contient la docstring du module courant. On dit donc au parseur que la description de ce programme est la docstring.</text:p>
      <text:p text:style-name="Standard"/>
      <text:p text:style-name="Standard">On utilise un parseur car il va permettre :</text:p>
      <text:p text:style-name="Standard"/>
      <text:list xml:id="list1738785703" text:style-name="L2">
        <text:list-item>
          <text:p text:style-name="P4">D'extraire proprement, sans effort ni erreur, les paramètres de la ligne de commande.</text:p>
        </text:list-item>
        <text:list-item>
          <text:p text:style-name="P4">Vérifier automatiquement la saisir utilisateur et en cas d'erreur, lui afficher automatiquement un message cohérent.</text:p>
        </text:list-item>
        <text:list-item>
          <text:p text:style-name="P4">Générer l'aide du programme, accessible via <text:span text:style-name="Code">-h</text:span> ou <text:span text:style-name="Code">–help.</text:span></text:p>
        </text:list-item>
      </text:list>
      <text:p text:style-name="P20"/>
      <text:p text:style-name="P20"/>
      <text:list xml:id="list1232022973" text:continue-list="list894731995" text:style-name="Colored_20_code_20_numerotation">
        <text:list-item>
          <text:p text:style-name="Colored_20_code"><text:span text:style-name="comment0_5f_python"># Ajout de quelques paramètres optionels</text:span></text:p>
        </text:list-item>
        <text:list-item>
          <text:p text:style-name="Colored_20_code"><text:span text:style-name="keyword2_5f_python">parser</text:span>.<text:span text:style-name="member0_5f_python">add_argument</text:span><text:span text:style-name="symbol0_5f_python">(</text:span><text:span text:style-name="string_5f_python">'-p'</text:span>, <text:span text:style-name="string_5f_python">'--password'</text:span>, nargs=<text:span text:style-name="string_5f_python">"?"</text:span>, <text:span text:style-name="keyword1_5f_python">type</text:span>=<text:span text:style-name="keyword1_5f_python">str</text:span>, default=<text:span text:style-name="string_5f_python">""</text:span>,</text:p>
        </text:list-item>
        <text:list-item>
          <text:p text:style-name="Colored_20_code"><text:s text:c="20"/><text:span text:style-name="keyword1_5f_python">help</text:span>=u<text:span text:style-name="string_5f_python">"Le mot de passe du compte"</text:span><text:span text:style-name="symbol0_5f_python">)</text:span></text:p>
        </text:list-item>
        <text:list-item>
          <text:p text:style-name="Colored_20_code"/>
        </text:list-item>
        <text:list-item>
          <text:p text:style-name="Colored_20_code"><text:span text:style-name="keyword2_5f_python">parser</text:span>.<text:span text:style-name="member0_5f_python">add_argument</text:span><text:span text:style-name="symbol0_5f_python">(</text:span><text:span text:style-name="string_5f_python">'-u'</text:span>, <text:span text:style-name="string_5f_python">'--username'</text:span>, nargs=<text:span text:style-name="string_5f_python">"?"</text:span>, <text:span text:style-name="keyword1_5f_python">type</text:span>=<text:span text:style-name="keyword1_5f_python">str</text:span>, default=<text:span text:style-name="string_5f_python">""</text:span>,</text:p>
        </text:list-item>
        <text:list-item>
          <text:p text:style-name="Colored_20_code"><text:s text:c="20"/><text:span text:style-name="keyword1_5f_python">help</text:span>=u<text:span text:style-name="string_5f_python">"Le nom d'utilisateur du compte"</text:span><text:span text:style-name="symbol0_5f_python">)</text:span></text:p>
        </text:list-item>
        <text:list-item>
          <text:p text:style-name="Colored_20_code"><text:span text:style-name="symbol0_5f_python"/></text:p>
        </text:list-item>
      </text:list>
      <text:p text:style-name="P20"/>
      <text:p text:style-name="Standard">On donne des indications au parseur des <text:span text:style-name="T1">paramètres que l'on autorise à passer au script</text:span>. Ici, les deux paramètres sont des chaînes de caractères, optionnelles, ils acceptent la forme courte ou longue (<text:span text:style-name="Code">-o</text:span> et <text:span text:style-name="Code">–option</text:span>) et ont pour valeur par défaut (si l'utilisateur ne passe rien) une chaîne vide.</text:p>
      <text:p text:style-name="Standard"/>
      <text:p text:style-name="Standard"><text:span text:style-name="Code">nargs</text:span> spécifie combien de valeur on attend pour ce paramètre, « ? » voulant dire 0 ou 1 fois, comme dans le langage des expressions rationelles.</text:p>
      <text:p text:style-name="Standard"><text:soft-page-break/></text:p>
      <text:p text:style-name="Standard"><text:span text:style-name="Code">help</text:span> est la chaîne de caractères que l'on souhaite afficher à côté du nom de ce paramètre si l'utilisateur fait <text:span text:style-name="Code">–help</text:span>.</text:p>
      <text:p text:style-name="P20"/>
      <text:list xml:id="list1698186637" text:continue-numbering="true" text:style-name="Colored_20_code_20_numerotation">
        <text:list-item>
          <text:p text:style-name="Colored_20_code"/>
        </text:list-item>
        <text:list-item>
          <text:p text:style-name="Colored_20_code"><text:span text:style-name="comment0_5f_python"># Ajout d'un paramètre avec une vérification personnalisée</text:span></text:p>
        </text:list-item>
        <text:list-item>
          <text:p text:style-name="Colored_20_code"><text:span text:style-name="keyword0_5f_python">def</text:span> dossier<text:span text:style-name="symbol0_5f_python">(</text:span>chemin<text:span text:style-name="symbol0_5f_python">)</text:span>:</text:p>
        </text:list-item>
        <text:list-item>
          <text:p text:style-name="Colored_20_code"><text:s text:c="4"/><text:span text:style-name="keyword0_5f_python">if</text:span> chemin <text:span text:style-name="keyword0_5f_python">and</text:span> <text:span text:style-name="keyword0_5f_python">not</text:span> <text:span text:style-name="keyword2_5f_python">os</text:span>.<text:span text:style-name="member0_5f_python">path</text:span>.<text:span text:style-name="member0_5f_python">isdir</text:span><text:span text:style-name="symbol0_5f_python">(</text:span>chemin<text:span text:style-name="symbol0_5f_python">)</text:span>:</text:p>
        </text:list-item>
        <text:list-item>
          <text:p text:style-name="Colored_20_code"><text:s text:c="8"/>message = u<text:span text:style-name="string_5f_python">"%r: ce dossier n'existe pas"</text:span> <text:span text:style-name="symbol0_5f_python">%</text:span> chemin</text:p>
        </text:list-item>
        <text:list-item>
          <text:p text:style-name="Colored_20_code"><text:s text:c="8"/><text:span text:style-name="keyword0_5f_python">raise</text:span> argparse.<text:span text:style-name="member0_5f_python">ArgumentTypeError</text:span><text:span text:style-name="symbol0_5f_python">(</text:span>message<text:span text:style-name="symbol0_5f_python">)</text:span></text:p>
        </text:list-item>
        <text:list-item>
          <text:p text:style-name="Colored_20_code"><text:s text:c="4"/><text:span text:style-name="keyword0_5f_python">return</text:span> chemin</text:p>
        </text:list-item>
        <text:list-item>
          <text:p text:style-name="Colored_20_code"/>
        </text:list-item>
      </text:list>
      <text:p text:style-name="P20"/>
      <text:p text:style-name="Standard"><text:span text:style-name="T1">Une fonction définie à la volée</text:span>. Nous somme ici dans l'optique d'écrire un simple script, donc écrire des fonctions dans le corps du code est tout à fait normal. Ca ne le serait bien sûr pas si on avait un projet dans lequel on veut garder le code propre. Dans le cas de toutes petites fonctions utilitaires (quelques lignes, et utilisées une seule fois), on peut se passer de docstring si l'usage est évident. Ici, <text:s/>l'usage est très simple, et les noms explicites, de plus, la fonction est mise en contexte puisqu'elle est collée à son utilisation immédiate, deux lignes plus bas (<text:span text:style-name="filename_20_and_20_line_20_number">ligne 43</text:span>).</text:p>
      <text:p text:style-name="Standard"/>
      <text:p text:style-name="Standard">Cette fonction accepte une chaîne de caractère, vérifie si elle n'est pas vide, et dans ce cas, vérifie que c'est un dossier qui existe (<text:span text:style-name="filename_20_and_20_line_20_number">ligne 37</text:span>). Elle retourne ensuite la chaîne telle qu'elle.</text:p>
      <text:p text:style-name="Standard"/>
      <text:p text:style-name="Standard">Notez <text:span text:style-name="filename_20_and_20_line_20_number">ligne 39</text:span> l'emploi du mot clé <text:span text:style-name="Code">raise</text:span>. <text:s/>C'est ce qu'on utilise pour <text:span text:style-name="T1">lever une exception</text:span>, comme nous le verrons plus tard. Ici, nous utilisons l'exception fournie par <text:span text:style-name="Code">argparse</text:span> car elle sera automatiquement gérée comme un message d'erreur de script.</text:p>
      <text:p text:style-name="P20"/>
      <text:list xml:id="list1451619065" text:continue-numbering="true" text:style-name="Colored_20_code_20_numerotation">
        <text:list-item>
          <text:p text:style-name="Colored_20_code"><text:span text:style-name="keyword2_5f_python">parser</text:span>.<text:span text:style-name="member0_5f_python">add_argument</text:span><text:span text:style-name="symbol0_5f_python">(</text:span><text:span text:style-name="string_5f_python">'-s'</text:span>, <text:span text:style-name="string_5f_python">'--sauver-dans'</text:span>, nargs=<text:span text:style-name="string_5f_python">"?"</text:span>,</text:p>
        </text:list-item>
        <text:list-item>
          <text:p text:style-name="Colored_20_code"><text:s text:c="20"/><text:span text:style-name="keyword1_5f_python">type</text:span>=dossier, default=<text:span text:style-name="string_5f_python">''</text:span>,</text:p>
        </text:list-item>
        <text:list-item>
          <text:p text:style-name="Colored_20_code"><text:s text:c="20"/><text:span text:style-name="keyword1_5f_python">help</text:span>=u<text:span text:style-name="string_5f_python">"Si (et seulement si) spécifié, "</text:span></text:p>
        </text:list-item>
        <text:list-item>
          <text:p text:style-name="Colored_20_code"><text:s text:c="25"/>u<text:span text:style-name="string_5f_python">"les emails seront téléchargés et sauvés "</text:span></text:p>
        </text:list-item>
        <text:list-item>
          <text:p text:style-name="Colored_20_code"><text:s text:c="25"/>u<text:span text:style-name="string_5f_python">"dans ce dossier"</text:span><text:span text:style-name="symbol0_5f_python">)</text:span></text:p>
        </text:list-item>
        <text:list-item>
          <text:p text:style-name="Colored_20_code"><text:span text:style-name="symbol0_5f_python"/></text:p>
        </text:list-item>
      </text:list>
      <text:p text:style-name="P20"/>
      <text:p text:style-name="Standard">Voici un paramètre plus complexe. Il fonctionne comme le précédent, mais le type n'est pas un type ordinaire (<text:span text:style-name="Code">str</text:span>, <text:span text:style-name="Code">int</text:span>, <text:span text:style-name="Code">float</text:span> ou <text:span text:style-name="Code">autre</text:span>). On passe une fonction à <text:span text:style-name="Code">type</text:span>, et cette fonction est notre fameuse fonction <text:span text:style-name="Code">dossier</text:span>.</text:p>
      <text:p text:style-name="Standard"/>
      <text:p text:style-name="Standard">Si le paramètre <text:span text:style-name="Code">-s</text:span> est passé, <text:span text:style-name="T1">cette fonction sera appelée en lui passant la valeur du paramètre</text:span>. La fonction doit retourner ce qu'elle estime être la valeur à conserver, ou lever une exception de type <text:s text:c="2"/><text:span text:style-name="Code">argparse.ArgumentTypeError </text:span><text:span text:style-name="member0_5f_python">qui sera affichée proprement à l'utilisateur comme une erreur de paramétrage.</text:span></text:p>
      <text:p text:style-name="P20"/>
      <text:list xml:id="list46153659" text:continue-numbering="true" text:style-name="Colored_20_code_20_numerotation">
        <text:list-item>
          <text:p text:style-name="Colored_20_code"><text:span text:style-name="comment0_5f_python"># Ajout d'un paramètre qui accepte une liste de valeurs</text:span></text:p>
        </text:list-item>
        <text:list-item>
          <text:p text:style-name="Colored_20_code"><text:span text:style-name="keyword2_5f_python">parser</text:span>.<text:span text:style-name="member0_5f_python">add_argument</text:span><text:span text:style-name="symbol0_5f_python">(</text:span><text:span text:style-name="string_5f_python">'-d'</text:span>, <text:span text:style-name="string_5f_python">'--dossiers'</text:span>, <text:span text:style-name="keyword1_5f_python">type</text:span>=<text:span text:style-name="keyword1_5f_python">str</text:span>, nargs=<text:span text:style-name="string_5f_python">'+'</text:span>,</text:p>
        </text:list-item>
        <text:list-item>
          <text:p text:style-name="Colored_20_code"><text:s text:c="20"/>default=<text:span text:style-name="string_5f_python">"tous"</text:span>, <text:span text:style-name="keyword1_5f_python">help</text:span>=u<text:span text:style-name="string_5f_python">"Les dossiers dans lesquels "</text:span></text:p>
        </text:list-item>
        <text:list-item>
          <text:p text:style-name="Colored_20_code"><text:s text:c="41"/>u<text:span text:style-name="string_5f_python">"chercher les mails."</text:span><text:span text:style-name="symbol0_5f_python">)</text:span></text:p>
        </text:list-item>
        <text:list-item>
          <text:p text:style-name="Colored_20_code"><text:span text:style-name="symbol0_5f_python"/></text:p>
        </text:list-item>
      </text:list>
      <text:p text:style-name="P20"/>
      <text:p text:style-name="Standard">Ce paramètre ressemble beaucoup aux précédents. Les différences majeures étant :</text:p>
      <text:p text:style-name="Standard"/>
      <text:list xml:id="list1192783792" text:style-name="L3">
        <text:list-item>
          <text:p text:style-name="P5">Une valeur par défaut qui n'est pas une chaîne vide.</text:p>
        </text:list-item>
        <text:list-item>
          <text:p text:style-name="P5"><text:span text:style-name="Code">nargs</text:span> qui prend <text:span text:style-name="Code">+</text:span> comme valeur, ce qui signifie qu'on attend au moins une valeur, sinon plus, quand le paramètre est passé. Les valeurs seront stockées dans une liste.</text:p>
        </text:list-item>
      </text:list>
      <text:p text:style-name="Standard"/>
      <text:p text:style-name="Standard">On en a besoin ainsi car un boite Gmail peut contenir de nombreux dossier, et on veut que l'utilisateur puisse dire « chercher uniquement dans les dossiers de la boîte de réception et de <text:soft-page-break/>brouillons ».</text:p>
      <text:p text:style-name="P20"/>
      <text:list xml:id="list1594070263" text:continue-list="list46153659" text:style-name="Colored_20_code_20_numerotation">
        <text:list-item>
          <text:p text:style-name="Colored_20_code"><text:span text:style-name="comment0_5f_python"># Ajout de deux flags</text:span></text:p>
        </text:list-item>
        <text:list-item>
          <text:p text:style-name="Colored_20_code"><text:span text:style-name="keyword2_5f_python">parser</text:span>.<text:span text:style-name="member0_5f_python">add_argument</text:span><text:span text:style-name="symbol0_5f_python">(</text:span><text:span text:style-name="string_5f_python">'-l'</text:span>, <text:span text:style-name="string_5f_python">'--lister'</text:span>, action=<text:span text:style-name="string_5f_python">'store_true'</text:span>,</text:p>
        </text:list-item>
        <text:list-item>
          <text:p text:style-name="Colored_20_code"><text:s text:c="21"/><text:span text:style-name="keyword1_5f_python">help</text:span>=u<text:span text:style-name="string_5f_python">"Liste les dossiers disponibles "</text:span></text:p>
        </text:list-item>
        <text:list-item>
          <text:p text:style-name="Colored_20_code"><text:s text:c="26"/>u<text:span text:style-name="string_5f_python">"pour cette boîte"</text:span><text:span text:style-name="symbol0_5f_python">)</text:span></text:p>
        </text:list-item>
        <text:list-item>
          <text:p text:style-name="Colored_20_code"><text:span text:style-name="symbol0_5f_python"/></text:p>
        </text:list-item>
      </text:list>
      <text:p text:style-name="P20"/>
      <text:p text:style-name="Standard"><text:span text:style-name="T1">Ce paramètre est ce qu'on appelle un flag</text:span>, c'est à dire un paramètre qui ne prend pas de valeur, mais donc l'existence ou l'absence est la valeur elle-même.</text:p>
      <text:p text:style-name="Standard">La seule chose qui change : l'action. <text:span text:style-name="Code">store_true</text:span> va impliquer que si l'utilisateur utilise <text:span text:style-name="Code">-l</text:span>, le paramètre aura pour valeur <text:span text:style-name="Code">True</text:span>, sinon il aura pour valeur <text:span text:style-name="Code">False</text:span>.</text:p>
      <text:p text:style-name="P20"/>
      <text:list xml:id="list1674615123" text:continue-numbering="true" text:style-name="Colored_20_code_20_numerotation">
        <text:list-item>
          <text:p text:style-name="Colored_20_code"><text:span text:style-name="keyword2_5f_python">parser</text:span>.<text:span text:style-name="member0_5f_python">add_argument</text:span><text:span text:style-name="symbol0_5f_python">(</text:span><text:span text:style-name="string_5f_python">'-i'</text:span>, <text:span text:style-name="string_5f_python">'--ignorer-la-casse'</text:span>, action=<text:span text:style-name="string_5f_python">'store_const'</text:span>,</text:p>
        </text:list-item>
        <text:list-item>
          <text:p text:style-name="Colored_20_code"><text:s text:c="21"/>default=<text:span text:style-name="number_5f_python">0</text:span>, const=<text:span text:style-name="keyword2_5f_python">re</text:span>.<text:span text:style-name="member0_5f_python">I</text:span>,</text:p>
        </text:list-item>
        <text:list-item>
          <text:p text:style-name="Colored_20_code"><text:s text:c="21"/><text:span text:style-name="keyword1_5f_python">help</text:span>=u<text:span text:style-name="string_5f_python">"Ignore la différent majuscule/minuscule"</text:span><text:span text:style-name="symbol0_5f_python">)</text:span></text:p>
        </text:list-item>
        <text:list-item>
          <text:p text:style-name="Colored_20_code"><text:span text:style-name="symbol0_5f_python"/></text:p>
        </text:list-item>
      </text:list>
      <text:p text:style-name="P20"/>
      <text:p text:style-name="Standard"><text:span text:style-name="T12">Parfois certains flags ont besoin d'une autre valeur que </text:span><text:span text:style-name="Code"><text:span text:style-name="T12">True</text:span></text:span><text:span text:style-name="T12"> / </text:span><text:span text:style-name="Code"><text:span text:style-name="T12">False</text:span></text:span><text:span text:style-name="T12">. Dans ce cas on utilise l'action <text:s/></text:span><text:span text:style-name="Code"><text:span text:style-name="T12">store_const</text:span></text:span><text:span text:style-name="string_5f_python"><text:span text:style-name="T12">, et on spécifie la valeur par défaut avec défaut, et la valeur à sauver si le flag est utilisé avec </text:span></text:span><text:span text:style-name="Code"><text:span text:style-name="T12">const</text:span></text:span><text:span text:style-name="string_5f_python"><text:span text:style-name="T12">.</text:span></text:span></text:p>
      <text:p text:style-name="Standard"><text:span text:style-name="string_5f_python"><text:span text:style-name="T12"/></text:span></text:p>
      <text:p text:style-name="Standard"><text:span text:style-name="Code"><text:span text:style-name="T12">re.I</text:span></text:span><text:span text:style-name="string_5f_python"><text:span text:style-name="T12"> est une constante fournie par le module re qui veut dire « Ignorer la casse » dans un expression rationelle.</text:span></text:span></text:p>
      <text:p text:style-name="P20"/>
      <text:list xml:id="list243651843" text:continue-numbering="true" text:style-name="Colored_20_code_20_numerotation">
        <text:list-item>
          <text:p text:style-name="Colored_20_code"><text:span text:style-name="comment0_5f_python"># Ajout d'un paramètre positionel</text:span></text:p>
        </text:list-item>
        <text:list-item>
          <text:p text:style-name="Colored_20_code"><text:span text:style-name="keyword2_5f_python">parser</text:span>.<text:span text:style-name="member0_5f_python">add_argument</text:span><text:span text:style-name="symbol0_5f_python">(</text:span><text:span text:style-name="string_5f_python">'recherche'</text:span>, <text:span text:style-name="keyword1_5f_python">type</text:span>=<text:span text:style-name="keyword1_5f_python">str</text:span>,</text:p>
        </text:list-item>
        <text:list-item>
          <text:p text:style-name="Colored_20_code"><text:s text:c="21"/>nargs=<text:span text:style-name="string_5f_python">'?'</text:span>, default=<text:span text:style-name="string_5f_python">".*"</text:span>,</text:p>
        </text:list-item>
        <text:list-item>
          <text:p text:style-name="Colored_20_code"><text:s text:c="21"/><text:span text:style-name="keyword1_5f_python">help</text:span>=u<text:span text:style-name="string_5f_python">"Un texte ou une expression "</text:span></text:p>
        </text:list-item>
        <text:list-item>
          <text:p text:style-name="Colored_20_code"><text:s text:c="26"/>u<text:span text:style-name="string_5f_python">"rationelle à chercher"</text:span><text:span text:style-name="symbol0_5f_python">)</text:span></text:p>
        </text:list-item>
        <text:list-item>
          <text:p text:style-name="Colored_20_code"><text:span text:style-name="symbol0_5f_python"/></text:p>
        </text:list-item>
      </text:list>
      <text:p text:style-name="P20"/>
      <text:p text:style-name="Standard">Tous les paramètres ne sont pas des options. <text:span text:style-name="T1">Certains sont positionnels, c'est à dire qu'ils sont repérés en fonction de leur place sur la ligne de commande</text:span>. C'est le cas des paramètres les plus utilisés, comme ici le texte que l'on souhaite rechercher dans les emails.</text:p>
      <text:p text:style-name="Standard"/>
      <text:p text:style-name="Standard">Pour créer un paramètre positionnel, il suffit de ne pas utiliser de <text:span text:style-name="Code">'-'</text:span> devant le nom. Comme on veut que l'argument soit optionnel <text:span text:style-name="Code">nargs</text:span> a pour valeur <text:span text:style-name="Code">?</text:span>. La valeur par défaut, .<text:span text:style-name="Code">*</text:span>, veut dire « n'importe quoi » en langage d'expression rationnel. Donc par défaut nous prendrons tous les emails.</text:p>
      <text:p text:style-name="P20"/>
      <text:list xml:id="list148714442" text:continue-numbering="true" text:style-name="Colored_20_code_20_numerotation">
        <text:list-item>
          <text:p text:style-name="Colored_20_code"><text:span text:style-name="comment0_5f_python"># On parse les arguments pour de bon</text:span></text:p>
        </text:list-item>
        <text:list-item>
          <text:p text:style-name="Colored_20_code">args = <text:span text:style-name="keyword2_5f_python">parser</text:span>.<text:span text:style-name="member0_5f_python">parse_args</text:span><text:span text:style-name="symbol0_5f_python">()</text:span></text:p>
        </text:list-item>
        <text:list-item>
          <text:p text:style-name="Colored_20_code"><text:span text:style-name="symbol0_5f_python"/></text:p>
        </text:list-item>
      </text:list>
      <text:p text:style-name="P20"/>
      <text:p text:style-name="Standard">Enfin on demande au parseur d'extraire les paramètres. Ils seront disponibles comme attributs de l'objet <text:span text:style-name="Code">args</text:span>.</text:p>
      <text:p text:style-name="P20"/>
      <text:list xml:id="list864528763" text:continue-numbering="true" text:style-name="Colored_20_code_20_numerotation">
        <text:list-item>
          <text:p text:style-name="Colored_20_code"/>
        </text:list-item>
        <text:list-item>
          <text:p text:style-name="Colored_20_code"><text:span text:style-name="comment0_5f_python"># On se connecte au serveur IMAP de gmail</text:span></text:p>
        </text:list-item>
        <text:list-item>
          <text:p text:style-name="Colored_20_code"><text:span text:style-name="comment0_5f_python"># On gère une éventuelle erreur de connection pour donner un message</text:span></text:p>
        </text:list-item>
        <text:list-item>
          <text:p text:style-name="Colored_20_code"><text:span text:style-name="comment0_5f_python"># d'erreur qui a du sens à l'utilisateur final</text:span></text:p>
        </text:list-item>
        <text:list-item>
          <text:p text:style-name="Colored_20_code"><text:span text:style-name="keyword0_5f_python">try</text:span>:</text:p>
        </text:list-item>
        <text:list-item>
          <text:p text:style-name="Colored_20_code"><text:s text:c="4"/>connexion = <text:span text:style-name="keyword2_5f_python">imaplib</text:span>.<text:span text:style-name="member0_5f_python">IMAP4_SSL</text:span><text:span text:style-name="symbol0_5f_python">(</text:span><text:span text:style-name="string_5f_python">"imap.gmail.com"</text:span><text:span text:style-name="symbol0_5f_python">)</text:span></text:p>
        </text:list-item>
        <text:list-item>
          <text:p text:style-name="Colored_20_code"><text:span text:style-name="keyword0_5f_python">except</text:span> <text:span text:style-name="keyword2_5f_python">socket</text:span>.<text:span text:style-name="member0_5f_python">gaierror</text:span>:</text:p>
        </text:list-item>
        <text:list-item>
          <text:p text:style-name="Colored_20_code"><text:s text:c="4"/><text:span text:style-name="keyword2_5f_python">sys</text:span>.<text:span text:style-name="member0_5f_python">exit</text:span><text:span text:style-name="symbol0_5f_python">(</text:span>u<text:span text:style-name="string_5f_python">"Impossible de se connecter à gmail. Le serveur "</text:span></text:p>
        </text:list-item>
        <text:list-item>
          <text:p text:style-name="Colored_20_code"><text:s text:c="13"/>u<text:span text:style-name="string_5f_python">"est peut être inaccessible. Vérifiez que vous êtes bien "</text:span></text:p>
        </text:list-item>
        <text:list-item>
          <text:p text:style-name="Colored_20_code"><text:s text:c="13"/>u<text:span text:style-name="string_5f_python">"connecté à Internet, et réessayez plus tard"</text:span><text:span text:style-name="symbol0_5f_python">)</text:span></text:p>
        </text:list-item>
        <text:list-item>
          <text:p text:style-name="Colored_20_code"><text:span text:style-name="symbol0_5f_python"/></text:p>
        </text:list-item>
      </text:list>
      <text:p text:style-name="P20"><text:soft-page-break/></text:p>
      <text:p text:style-name="Standard"><text:span text:style-name="filename_20_and_20_line_20_number">Ligne 76</text:span>, on se connecte au serveur IMAP de Gmail<text:note text:id="ftn1" text:note-class="footnote"><text:note-citation>1</text:note-citation><text:note-body><text:p text:style-name="Footnote"><text:s/>Il faut que le support IMAP soit activé dans les options du compte, ce qui est le cas par défaut avec les comptes récents, sinon il faut le faire manuellement</text:p></text:note-body></text:note>. On entour cette instruction d'un bloc <text:span text:style-name="Code">try</text:span>/<text:span text:style-name="Code">except</text:span>, qui va, comme son nom l'indique, essayer la connexion, et en cas d'échec (<text:span text:style-name="T1">si une exception est rencontrée</text:span>), va exécuter le bout de code dans la clause <text:span text:style-name="Code">except</text:span>. Si tout se passe bien, la clause <text:span text:style-name="Code">except</text:span> n'est pas exécutée. </text:p>
      <text:p text:style-name="Standard"/>
      <text:p text:style-name="Standard"><text:span text:style-name="Code"><text:span text:style-name="T1">except</text:span></text:span><text:span text:style-name="T1"> prend en paramètre l'exception en particulier </text:span>qui est visée (ici <text:span text:style-name="Code">socket.gaierror,</text:span><text:span text:style-name="member0_5f_python"> levée qu'on arrive pas à joindre le nom de domaine)</text:span>, ainsi si la connexion échoue pour une autre raison, le programme plantera normalement.</text:p>
      <text:p text:style-name="Standard"/>
      <text:p text:style-name="Standard"><text:span text:style-name="Code"><text:span text:style-name="T1">sys.exit</text:span></text:span><text:span text:style-name="T1"> met fin au programme</text:span>, affiche le message passé en paramètre sur <text:span text:style-name="Code">stderr</text:span> et renvoit le code de retour <text:span text:style-name="Code">1</text:span> (tout code de retour autre que <text:span text:style-name="Code">0</text:span> étant signe d'une erreur, dans le monde du scripting). C'est une manière simple, propre et efficace de mettre fin à un script quand on rencontre une erreur.</text:p>
      <text:list xml:id="list217665264" text:continue-numbering="true" text:style-name="Colored_20_code_20_numerotation">
        <text:list-header>
          <text:p text:style-name="Colored_20_code"><text:span text:style-name="comment0_5f_python"/></text:p>
        </text:list-header>
        <text:list-item>
          <text:p text:style-name="Colored_20_code"><text:span text:style-name="comment0_5f_python"># On récupère le nom d'utilisateur et le mot de passe, soit depuis</text:span></text:p>
        </text:list-item>
        <text:list-item>
          <text:p text:style-name="Colored_20_code"><text:span text:style-name="comment0_5f_python"># les paramètres, soit depuis une invite de commande</text:span></text:p>
        </text:list-item>
        <text:list-item>
          <text:p text:style-name="Colored_20_code"><text:span text:style-name="comment0_5f_python"># getpass s'assure que le mot de passe ne s'affiche pas en clair</text:span></text:p>
        </text:list-item>
        <text:list-item>
          <text:p text:style-name="Colored_20_code">username = args.<text:span text:style-name="member0_5f_python">username</text:span> <text:span text:style-name="keyword0_5f_python">or</text:span> <text:span text:style-name="keyword1_5f_python">raw_input</text:span><text:span text:style-name="symbol0_5f_python">(</text:span>u<text:span text:style-name="string_5f_python">"Entrez votre nom d'utilisateur :"</text:span><text:span text:style-name="symbol0_5f_python">)</text:span></text:p>
        </text:list-item>
        <text:list-item>
          <text:p text:style-name="Colored_20_code">password = args.<text:span text:style-name="member0_5f_python">password</text:span> <text:span text:style-name="keyword0_5f_python">or</text:span> <text:span text:style-name="keyword2_5f_python">getpass</text:span>.<text:span text:style-name="member0_5f_python">getpass</text:span><text:span text:style-name="symbol0_5f_python">(</text:span>u<text:span text:style-name="string_5f_python">"Entrez votre mot de passe : "</text:span><text:span text:style-name="symbol0_5f_python">)</text:span></text:p>
        </text:list-item>
        <text:list-item>
          <text:p text:style-name="Colored_20_code"><text:span text:style-name="symbol0_5f_python"/></text:p>
        </text:list-item>
      </text:list>
      <text:p text:style-name="P20"/>
      <text:p text:style-name="P1">On récupère le nom d’utilisateur et le mot de passe depuis les paramètres passés au script, ou, si il n'y en a pas, on invite l'utilisateur à les saisir.</text:p>
      <text:p text:style-name="P1"/>
      <text:p text:style-name="P1">L'usage du <text:span text:style-name="Code">or</text:span> que vous voyez ici tient du fait que <text:span text:style-name="T1">cet opérateur ne revoit pas un booléen</text:span>, mais la première valeur vraie dans un contexte booléen, ou la dernière valeur si aucune n'est vraie. Cela a un double avantage : la sémantique du <text:span text:style-name="Code">or</text:span> est respectée, on obtient quelque chose qui est vrai ou faux selon la bonne logique, et en plus on récupère le premier élément qui nous intéresse.</text:p>
      <text:p text:style-name="P1"/>
      <text:p text:style-name="Standard"><text:span text:style-name="T12">Ainsi, si </text:span><text:span text:style-name="Code"><text:span text:style-name="T12">args.username</text:span></text:span><text:span text:style-name="member0_5f_python"><text:span text:style-name="T12"> est vrai (ce n'est pas une chaîne vide), c'est ce qui sera retourné. Si il est faux (le paramètre n'a pas été passé, et la valeur par défaut est une chaîne vide, qui a pour valeur faux dans un contexte booléen), alors la valeur de retour de la fonction </text:span></text:span><text:span text:style-name="Code"><text:span text:style-name="T12">raw_input</text:span></text:span><text:span text:style-name="T12"> sera retournée.</text:span></text:p>
      <text:p text:style-name="P1"/>
      <text:p text:style-name="Standard"><text:span text:style-name="Code"><text:span text:style-name="T12">or</text:span></text:span><text:span text:style-name="T12"> retourne la valeur le plus tôt possible, et n'évaluera pas </text:span><text:span text:style-name="Code"><text:span text:style-name="T12">raw_input</text:span></text:span><text:span text:style-name="T12"> si il peut renvoyer </text:span><text:span text:style-name="Code"><text:span text:style-name="T12">args.username</text:span></text:span><text:span text:style-name="member0_5f_python"><text:span text:style-name="T12"> : on appelle cela un court-circuit.</text:span></text:span></text:p>
      <text:p text:style-name="Standard"><text:span text:style-name="member0_5f_python"><text:span text:style-name="T12"/></text:span></text:p>
      <text:p text:style-name="Standard"><text:span text:style-name="filename_20_and_20_line_20_number"><text:span text:style-name="T12">Ligne 86</text:span></text:span><text:span text:style-name="member0_5f_python"><text:span text:style-name="T12">, on appelle <text:s/></text:span></text:span><text:span text:style-name="Code">getpass</text:span><text:span text:style-name="Code"><text:span text:style-name="T12">.</text:span></text:span><text:span text:style-name="Code">getpass </text:span><text:span text:style-name="member0_5f_python">qui ressemble à </text:span><text:span text:style-name="Code">raw_input</text:span><text:span text:style-name="member0_5f_python">, mais qui n'affiche pas la saisie à l'écran, et qui ne créé pas d'entrée dans l'historique.</text:span></text:p>
      <text:p text:style-name="P20"/>
      <text:list xml:id="list624782389" text:continue-numbering="true" text:style-name="Colored_20_code_20_numerotation">
        <text:list-item>
          <text:p text:style-name="Colored_20_code"><text:span text:style-name="comment0_5f_python"># On décode la saisie utilisateur, au cas où l'on soit sur une plateforme</text:span></text:p>
        </text:list-item>
        <text:list-item>
          <text:p text:style-name="Colored_20_code"><text:span text:style-name="comment0_5f_python"># avec un encodage autre que utf8. On obtient ainsi de l'unicode.</text:span></text:p>
        </text:list-item>
        <text:list-item>
          <text:p text:style-name="Colored_20_code">encodage_du_terminal = <text:span text:style-name="keyword2_5f_python">sys</text:span>.<text:span text:style-name="member0_5f_python">stdin</text:span>.<text:span text:style-name="member0_5f_python">encoding</text:span> <text:span text:style-name="keyword0_5f_python">or</text:span> <text:span text:style-name="string_5f_python">"utf8"</text:span></text:p>
        </text:list-item>
        <text:list-item>
          <text:p text:style-name="Colored_20_code">username = username.<text:span text:style-name="member0_5f_python">decode</text:span><text:span text:style-name="symbol0_5f_python">(</text:span>encodage_du_terminal<text:span text:style-name="symbol0_5f_python">)</text:span></text:p>
        </text:list-item>
        <text:list-item>
          <text:p text:style-name="Colored_20_code">password = password.<text:span text:style-name="member0_5f_python">decode</text:span><text:span text:style-name="symbol0_5f_python">(</text:span>encodage_du_terminal<text:span text:style-name="symbol0_5f_python">)</text:span></text:p>
        </text:list-item>
        <text:list-item>
          <text:p text:style-name="Colored_20_code">recherche = args.<text:span text:style-name="member0_5f_python">recherche</text:span>.<text:span text:style-name="member0_5f_python">decode</text:span><text:span text:style-name="symbol0_5f_python">(</text:span>encodage_du_terminal<text:span text:style-name="symbol0_5f_python">)</text:span></text:p>
        </text:list-item>
        <text:list-item>
          <text:p text:style-name="Colored_20_code"><text:span text:style-name="symbol0_5f_python"/></text:p>
        </text:list-item>
      </text:list>
      <text:p text:style-name="P20"/>
      <text:p text:style-name="Standard">Nous utilisons des chaînes unicode, mais l<text:span text:style-name="T1">e texte venant de sources extérieures à notre script peuvent être dans des encodages variés</text:span> : utf8 (souvent sous Unix), cp-1552 (courant sous Windows), ISO-8859 (pop sur le Web français), <text:span text:style-name="T11">KOI8-R (si votre agent double russe vous écrit un mail), etc.</text:span></text:p>
      <text:p text:style-name="Standard"/>
      <text:p text:style-name="Standard">Évidement, ils sont tous incompatibles entre eux, et pour traiter tout ça sereinement, il va nous <text:soft-page-break/>falloir tout ramener à de l'unicode.</text:p>
      <text:p text:style-name="Standard"/>
      <text:p text:style-name="Standard">C'est exactement ce que nous faisons ici : ces paramètres sont saisis par l’utilisateur, ils sont donc extérieurs à votre programme, et en l'occurence seront dans l'encodage du terminal utilisé. On peut obtenir cet encodage via la variable <text:s/><text:span text:style-name="Code">sys.stdin.encoding</text:span><text:span text:style-name="member0_5f_python"> (avec un fallback sur "utf8" si elle est vide, car c'est le plus probable).</text:span></text:p>
      <text:p text:style-name="Standard"><text:span text:style-name="member0_5f_python"/></text:p>
      <text:p text:style-name="Standard"><text:span text:style-name="member0_5f_python">Ensuite on </text:span><text:span text:style-name="member0_5f_python"><text:span text:style-name="T1">decode</text:span></text:span><text:span text:style-name="member0_5f_python"> chaque valeur, de son encodage d'origine vers de l'unicode.</text:span></text:p>
      <text:p text:style-name="Standard"><text:span text:style-name="member0_5f_python"/></text:p>
      <text:p text:style-name="Standard"><text:span text:style-name="Code">username</text:span><text:span text:style-name="member0_5f_python">, </text:span><text:span text:style-name="Code">password</text:span><text:span text:style-name="member0_5f_python"> et </text:span><text:span text:style-name="Code">recherche</text:span><text:span text:style-name="member0_5f_python"> seront donc maintenant des chaînes unicode, comme tout le reste.</text:span></text:p>
      <text:p text:style-name="P20"/>
      <text:list xml:id="list1447135739" text:continue-numbering="true" text:style-name="Colored_20_code_20_numerotation">
        <text:list-item>
          <text:p text:style-name="Colored_20_code"><text:span text:style-name="comment0_5f_python"># On s'authentifie auprès de Gmail. Notez que l'on renvoit les identifiants</text:span></text:p>
        </text:list-item>
        <text:list-item>
          <text:p text:style-name="Colored_20_code"><text:span text:style-name="comment0_5f_python"># au format utf8 et qu'on gère également le cas d'une mauvaise saisie</text:span></text:p>
        </text:list-item>
        <text:list-item>
          <text:p text:style-name="Colored_20_code"><text:span text:style-name="keyword0_5f_python">try</text:span>:</text:p>
        </text:list-item>
        <text:list-item>
          <text:p text:style-name="Colored_20_code"><text:s text:c="4"/>connexion.<text:span text:style-name="member0_5f_python">login</text:span><text:span text:style-name="symbol0_5f_python">(</text:span>username.<text:span text:style-name="member0_5f_python">encode</text:span><text:span text:style-name="symbol0_5f_python">(</text:span><text:span text:style-name="string_5f_python">'utf8'</text:span><text:span text:style-name="symbol0_5f_python">)</text:span>, password.<text:span text:style-name="member0_5f_python">encode</text:span><text:span text:style-name="symbol0_5f_python">(</text:span><text:span text:style-name="string_5f_python">'utf8'</text:span><text:span text:style-name="symbol0_5f_python">))</text:span></text:p>
        </text:list-item>
        <text:list-item>
          <text:p text:style-name="Colored_20_code"><text:span text:style-name="keyword0_5f_python">except</text:span> <text:span text:style-name="keyword2_5f_python">imaplib</text:span>.<text:span text:style-name="member0_5f_python">IMAP4</text:span>.<text:span text:style-name="member0_5f_python">error</text:span>:</text:p>
        </text:list-item>
        <text:list-item>
          <text:p text:style-name="Colored_20_code"><text:s text:c="4"/><text:span text:style-name="keyword2_5f_python">sys</text:span>.<text:span text:style-name="member0_5f_python">exit</text:span><text:span text:style-name="symbol0_5f_python">(</text:span>u<text:span text:style-name="string_5f_python">"Nom d'utilisateur ou mot de passe invalide"</text:span><text:span text:style-name="symbol0_5f_python">)</text:span></text:p>
        </text:list-item>
        <text:list-item>
          <text:p text:style-name="Colored_20_code"><text:span text:style-name="symbol0_5f_python"/></text:p>
        </text:list-item>
      </text:list>
      <text:p text:style-name="P20"/>
      <text:p text:style-name="Standard">On prend les mêmes et on recommence. <text:span text:style-name="Code">try </text:span>: on essaye de s'authentifier, <text:span text:style-name="Code">except</text:span> (si l'authentification lève une exception), on prévient que l'utilisateur que ses identifiants sont mal saisies.</text:p>
      <text:p text:style-name="Standard"/>
      <text:p text:style-name="Standard">Le point important est ici le faire qu'on <text:span text:style-name="T1">encode</text:span> <text:span text:style-name="Code">username</text:span> et <text:span text:style-name="Code">password</text:span> en utf8 <text:span text:style-name="filename_20_and_20_line_20_number">ligne 98</text:span>.</text:p>
      <text:p text:style-name="Standard"/>
      <text:p text:style-name="Standard">En effet, le monde extérieur ne peut pas comprendre la représentation unicode de Python, on envoie donc une chaîne dans un encodage connu, en l’occurrence utf8 qui est maintenant quasiment un standard de facto pour les serveurs IMAP.</text:p>
      <text:p text:style-name="Standard"/>
      <text:p text:style-name="P3"><text:span text:style-name="T11">En résumé :</text:span> quand on récupère des données depuis l'extérieur, on les décode pour obtenir de l'unicode. Quand on envoie des données vers l'extérieur, on les encode depuis unicode vers un encodage que l'autre peut comprendre.</text:p>
      <text:p text:style-name="P20"/>
      <text:list xml:id="list109052929" text:continue-numbering="true" text:style-name="Colored_20_code_20_numerotation">
        <text:list-item>
          <text:p text:style-name="Colored_20_code"><text:span text:style-name="comment0_5f_python"># On récupère les différent dossiers de la boite mail</text:span></text:p>
        </text:list-item>
        <text:list-item>
          <text:p text:style-name="Colored_20_code">dossiers = <text:span text:style-name="symbol0_5f_python">[</text:span>d.<text:span text:style-name="member0_5f_python">split</text:span><text:span text:style-name="symbol0_5f_python">(</text:span><text:span text:style-name="string_5f_python">'"'</text:span><text:span text:style-name="symbol0_5f_python">)[</text:span><text:span text:style-name="number_5f_python">-2</text:span><text:span text:style-name="symbol0_5f_python">]</text:span> <text:span text:style-name="keyword0_5f_python">for</text:span> d <text:span text:style-name="keyword0_5f_python">in</text:span> connexion.<text:span text:style-name="member0_5f_python">list</text:span><text:span text:style-name="symbol0_5f_python">()[</text:span><text:span text:style-name="number_5f_python">1</text:span><text:span text:style-name="symbol0_5f_python">]]</text:span></text:p>
        </text:list-item>
        <text:list-item>
          <text:p text:style-name="Colored_20_code"><text:span text:style-name="symbol0_5f_python"/></text:p>
        </text:list-item>
      </text:list>
      <text:p text:style-name="P20"/>
      <text:p text:style-name="Standard"><text:span text:style-name="Code">connection.list()</text:span> va faire une requête au serveur pour connaître la liste des dossiers contenant les emails dans un format spécifique au protocole IMAP. On bricole ici un peut pour obtenir une liste de chaînes de caractères propre et facile à manipuler.</text:p>
      <text:p text:style-name="P20"/>
      <text:list xml:id="list1935794334" text:continue-numbering="true" text:style-name="Colored_20_code_20_numerotation">
        <text:list-item>
          <text:p text:style-name="Colored_20_code"><text:span text:style-name="comment0_5f_python"># Si on veut la liste des dossier, l'imprimer et sortir du script</text:span></text:p>
        </text:list-item>
        <text:list-item>
          <text:p text:style-name="Colored_20_code"><text:span text:style-name="keyword0_5f_python">if</text:span> args.<text:span text:style-name="member0_5f_python">lister</text:span>:</text:p>
        </text:list-item>
        <text:list-item>
          <text:p text:style-name="Colored_20_code"><text:s text:c="4"/><text:span text:style-name="keyword0_5f_python">print</text:span> <text:span text:style-name="string_5f_python">', '</text:span>.<text:span text:style-name="member0_5f_python">join</text:span><text:span text:style-name="symbol0_5f_python">(</text:span>dossiers<text:span text:style-name="symbol0_5f_python">)</text:span></text:p>
        </text:list-item>
        <text:list-item>
          <text:p text:style-name="Colored_20_code"><text:s text:c="4"/><text:span text:style-name="keyword2_5f_python">sys</text:span>.<text:span text:style-name="member0_5f_python">exit</text:span><text:span text:style-name="symbol0_5f_python">(</text:span><text:span text:style-name="symbol0_5f_python">)</text:span></text:p>
        </text:list-item>
        <text:list-item>
          <text:p text:style-name="Colored_20_code"><text:span text:style-name="symbol0_5f_python"/></text:p>
        </text:list-item>
      </text:list>
      <text:p text:style-name="P20"/>
      <text:p text:style-name="Standard">Une des options permet de juste d’obtenir la liste des dossiers présents sur le serveurs. Si c'est ce qui est demandé, on affiche la liste, et on sort du programme. Si on ne passe rien <text:span text:style-name="Code">sys.exit</text:span>, il sort sans afficher de message d'erreur, et renvoie le code de retour 0 (« tout s'est bien passé »).</text:p>
      <text:p text:style-name="Standard"/>
      <text:p text:style-name="Standard"><text:span text:style-name="filename_20_and_20_line_20_number">Ligne 105</text:span>, vous pouvez voir un exemple de récupération de la valeur du paramètre <text:span text:style-name="Code">–lister</text:span> ou <text:span text:style-name="Code">-l</text:span>, qui contiendra soit la valeur passée par l'utilisateur, soit la valeur par défaut.</text:p>
      <text:p text:style-name="P20"/>
      <text:list xml:id="list1649851911" text:continue-numbering="true" text:style-name="Colored_20_code_20_numerotation">
        <text:list-item>
          <text:p text:style-name="Colored_20_code"><text:span text:style-name="comment0_5f_python"># Si on précise la liste des dossiers dans lesquels chercher,</text:span></text:p>
        </text:list-item>
        <text:list-item>
          <text:p text:style-name="Colored_20_code"><text:span text:style-name="comment0_5f_python"># alors vérifier que chaque dossier spécificité existe bien, sans quoi</text:span></text:p>
        </text:list-item>
        <text:list-item>
          <text:p text:style-name="Colored_20_code"><text:soft-page-break/><text:span text:style-name="comment0_5f_python"># il faut afficher une erreur.</text:span></text:p>
        </text:list-item>
        <text:list-item>
          <text:p text:style-name="Colored_20_code"><text:span text:style-name="keyword0_5f_python">if</text:span> args.<text:span text:style-name="member0_5f_python">dossiers</text:span> <text:span text:style-name="symbol0_5f_python">!</text:span>= <text:span text:style-name="string_5f_python">'tous'</text:span>:</text:p>
        </text:list-item>
        <text:list-item>
          <text:p text:style-name="Colored_20_code"><text:s text:c="4"/><text:span text:style-name="keyword0_5f_python">for</text:span> dossier <text:span text:style-name="keyword0_5f_python">in</text:span> args.<text:span text:style-name="member0_5f_python">dossiers</text:span>:</text:p>
        </text:list-item>
        <text:list-item>
          <text:p text:style-name="Colored_20_code"><text:s text:c="8"/><text:span text:style-name="keyword0_5f_python">if</text:span> dossier <text:span text:style-name="keyword0_5f_python">not</text:span> <text:span text:style-name="keyword0_5f_python">in</text:span> dossiers:</text:p>
        </text:list-item>
        <text:list-item>
          <text:p text:style-name="Colored_20_code"><text:s text:c="12"/><text:span text:style-name="keyword2_5f_python">sys</text:span>.<text:span text:style-name="member0_5f_python">exit</text:span><text:span text:style-name="symbol0_5f_python">(</text:span>u<text:span text:style-name="string_5f_python">"%s n'existe pas dans cette boîte."</text:span></text:p>
        </text:list-item>
        <text:list-item>
          <text:p text:style-name="Colored_20_code"><text:s text:c="21"/>u<text:span text:style-name="string_5f_python">" Les dossiers disponibles sont: %s"</text:span> <text:span text:style-name="symbol0_5f_python">%</text:span> <text:span text:style-name="symbol0_5f_python">(</text:span></text:p>
        </text:list-item>
        <text:list-item>
          <text:p text:style-name="Colored_20_code"><text:s text:c="24"/>dossier, <text:span text:style-name="string_5f_python">' ,'</text:span>.<text:span text:style-name="member0_5f_python">join</text:span><text:span text:style-name="symbol0_5f_python">(</text:span>dossiers<text:span text:style-name="symbol0_5f_python">)))</text:span></text:p>
        </text:list-item>
        <text:list-item>
          <text:p text:style-name="Colored_20_code"><text:s text:c="4"/>dossiers = args.<text:span text:style-name="member0_5f_python">dossiers</text:span></text:p>
        </text:list-item>
        <text:list-item>
          <text:p text:style-name="Colored_20_code"><text:span text:style-name="member0_5f_python"/></text:p>
        </text:list-item>
      </text:list>
      <text:p text:style-name="P20"/>
      <text:p text:style-name="Standard"><text:span text:style-name="Code">args.dossiers</text:span><text:span text:style-name="member0_5f_python"> contient la valeur </text:span><text:span text:style-name="Code">'tous'</text:span><text:span text:style-name="member0_5f_python"> par défaut. Mais si l'utilisateur passe le paramètre </text:span><text:span text:style-name="Code">–dossiers</text:span><text:span text:style-name="member0_5f_python"> ou -d, il contiendra, non pas une chaîne, mais </text:span><text:span text:style-name="member0_5f_python"><text:span text:style-name="T1">une liste de chaînes</text:span></text:span><text:span text:style-name="member0_5f_python"> : avec une chaîne pour chaque nom de dossier que l'utilisateur aura entré.</text:span></text:p>
      <text:p text:style-name="Standard"><text:span text:style-name="member0_5f_python"/></text:p>
      <text:p text:style-name="Standard"><text:span text:style-name="member0_5f_python">On parcourt alors simplement la liste des dossiers que l’utilisateur a choisi pour les comparer à la liste de ceux disponibles. Si un n'existe pas, on arrête le programme et on renvoie une erreur.</text:span></text:p>
      <text:p text:style-name="Standard"><text:span text:style-name="member0_5f_python"/></text:p>
      <text:p text:style-name="Standard"><text:span text:style-name="member0_5f_python">En cas de réussie, on remplace la liste de tous les dossiers par la liste des dossiers choisis par l'utilisateur.</text:span></text:p>
      <text:p text:style-name="P20"/>
      <text:list xml:id="list1334704278" text:continue-numbering="true" text:style-name="Colored_20_code_20_numerotation">
        <text:list-item>
          <text:p text:style-name="Colored_20_code"><text:span text:style-name="comment0_5f_python"># On récupère la date d'aujourd'hui pour l'utiliser plus tard</text:span></text:p>
        </text:list-item>
        <text:list-item>
          <text:p text:style-name="Colored_20_code">date_du_jour = <text:span text:style-name="keyword2_5f_python">datetime</text:span>.<text:span text:style-name="member0_5f_python">now</text:span><text:span text:style-name="symbol0_5f_python">()</text:span></text:p>
        </text:list-item>
        <text:list-item>
          <text:p text:style-name="Colored_20_code"><text:span text:style-name="symbol0_5f_python"/></text:p>
        </text:list-item>
      </text:list>
      <text:p text:style-name="P20"/>
      <text:p text:style-name="Standard">On récupère la date et l'heure à cet instant, sous la forme d'un objet.</text:p>
      <text:p text:style-name="P20"/>
      <text:list xml:id="list846861550" text:continue-numbering="true" text:style-name="Colored_20_code_20_numerotation">
        <text:list-item>
          <text:p text:style-name="Colored_20_code"><text:span text:style-name="comment0_5f_python"># On parcourt les dossiers un par un</text:span></text:p>
        </text:list-item>
        <text:list-item>
          <text:p text:style-name="Colored_20_code"><text:span text:style-name="keyword0_5f_python">for</text:span> dossier <text:span text:style-name="keyword0_5f_python">in</text:span> dossiers:</text:p>
        </text:list-item>
        <text:list-item>
          <text:p text:style-name="Colored_20_code"/>
        </text:list-item>
        <text:list-item>
          <text:p text:style-name="Colored_20_code"><text:s text:c="4"/>connexion.<text:span text:style-name="member0_5f_python">select</text:span><text:span text:style-name="symbol0_5f_python">(</text:span>dossier<text:span text:style-name="symbol0_5f_python">)</text:span></text:p>
        </text:list-item>
        <text:list-item>
          <text:p text:style-name="Colored_20_code"><text:span text:style-name="symbol0_5f_python"/></text:p>
        </text:list-item>
      </text:list>
      <text:p text:style-name="P20"><text:span text:style-name="symbol0_5f_python"/></text:p>
      <text:p text:style-name="Standard"><text:span text:style-name="symbol0_5f_python"><text:span text:style-name="T12">Pour chaque dossier, on averti le serveur qu'on va travailler sur ce dossier en particulier. Un script vraiment robuste mettrait cette boucle dans une exception en cas de problème réseau durant le traitement.</text:span></text:span></text:p>
      <text:p text:style-name="P20"/>
      <text:list xml:id="list1434138618" text:continue-numbering="true" text:style-name="Colored_20_code_20_numerotation">
        <text:list-item>
          <text:p text:style-name="Colored_20_code"><text:s text:c="4"/><text:span text:style-name="comment0_5f_python"># On demande la liste des tous les identifiants d'emails</text:span></text:p>
        </text:list-item>
        <text:list-item>
          <text:p text:style-name="Colored_20_code"><text:s text:c="4"/><text:span text:style-name="comment0_5f_python"># Il est possible ici de filtrer pour avoir uniquement les emails lus,</text:span></text:p>
        </text:list-item>
        <text:list-item>
          <text:p text:style-name="Colored_20_code"><text:s text:c="4"/><text:span text:style-name="comment0_5f_python"># répondus, à une certaine date, etc</text:span></text:p>
        </text:list-item>
        <text:list-item>
          <text:p text:style-name="Colored_20_code"><text:s text:c="4"/><text:span text:style-name="comment0_5f_python"># Mais on va se contenter de tout récupérer. Si vous voulez aller plus</text:span></text:p>
        </text:list-item>
        <text:list-item>
          <text:p text:style-name="Colored_20_code"><text:s text:c="4"/><text:span text:style-name="comment0_5f_python"># loin, voici les filtres:</text:span></text:p>
        </text:list-item>
        <text:list-item>
          <text:p text:style-name="Colored_20_code"><text:s text:c="4"/><text:span text:style-name="comment0_5f_python"># http://www.example-code.com/csharp/imap-search-critera.asp</text:span></text:p>
        </text:list-item>
        <text:list-item>
          <text:p text:style-name="Colored_20_code"><text:s text:c="4"/>reponse, identifiants = connexion.<text:span text:style-name="member0_5f_python">search</text:span><text:span text:style-name="symbol0_5f_python">(</text:span><text:span text:style-name="keyword1_5f_python">None</text:span>, <text:span text:style-name="string_5f_python">"ALL"</text:span><text:span text:style-name="symbol0_5f_python">)</text:span></text:p>
        </text:list-item>
        <text:list-item>
          <text:p text:style-name="Colored_20_code"><text:span text:style-name="symbol0_5f_python"/></text:p>
        </text:list-item>
      </text:list>
      <text:p text:style-name="P20"/>
      <text:p text:style-name="Standard">On récupère la liste de tous les identifiants des emails (des numéros) présent dans ce dossier. Ce n'est pas très subtil, mais ça suffira pour notre usage.</text:p>
      <text:p text:style-name="P20"/>
      <text:list xml:id="list618220441" text:continue-numbering="true" text:style-name="Colored_20_code_20_numerotation">
        <text:list-item>
          <text:p text:style-name="Colored_20_code"><text:s text:c="4"/><text:span text:style-name="comment0_5f_python"># les identifiants sont retourner comme une seule chaîne, on en</text:span></text:p>
        </text:list-item>
        <text:list-item>
          <text:p text:style-name="Colored_20_code"><text:s text:c="4"/><text:span text:style-name="comment0_5f_python"># fait une liste</text:span></text:p>
        </text:list-item>
        <text:list-item>
          <text:p text:style-name="Colored_20_code"><text:s text:c="4"/>identifiants = identifiants<text:span text:style-name="symbol0_5f_python">[</text:span><text:span text:style-name="number_5f_python">0</text:span><text:span text:style-name="symbol0_5f_python">]</text:span>.<text:span text:style-name="member0_5f_python">split</text:span><text:span text:style-name="symbol0_5f_python">()</text:span></text:p>
        </text:list-item>
        <text:list-item>
          <text:p text:style-name="Colored_20_code"><text:span text:style-name="symbol0_5f_python"/></text:p>
        </text:list-item>
      </text:list>
      <text:p text:style-name="P20"/>
      <text:p text:style-name="Standard">Les identifiants sont retournés au format IMAP. Encore une fois, on bidouille un peut pour obtenir un format plus agréable : une simple liste.</text:p>
      <text:p text:style-name="P20"><text:span text:style-name="comment0_5f_python"/></text:p>
      <text:list xml:id="list458435331" text:continue-numbering="true" text:style-name="Colored_20_code_20_numerotation">
        <text:list-item>
          <text:p text:style-name="Colored_20_code"><text:s text:c="4"/><text:span text:style-name="keyword0_5f_python">for</text:span> identifiant <text:span text:style-name="keyword0_5f_python">in</text:span> identifiants:</text:p>
        </text:list-item>
        <text:list-item>
          <text:p text:style-name="Colored_20_code"/>
        </text:list-item>
        <text:list-item>
          <text:p text:style-name="Colored_20_code"><text:s text:c="8"/><text:span text:style-name="comment0_5f_python"># On télécharge l'email. "(RFC822)" veut dire "télécharger "</text:span></text:p>
        </text:list-item>
        <text:list-item>
          <text:p text:style-name="Colored_20_code"><text:s text:c="8"/><text:span text:style-name="comment0_5f_python"># en entier mais on pourrait bien sûr télécharger juste</text:span></text:p>
        </text:list-item>
        <text:list-item>
          <text:p text:style-name="Colored_20_code"><text:s text:c="8"/><text:span text:style-name="comment0_5f_python"># certaines metadonnés</text:span></text:p>
        </text:list-item>
        <text:list-item>
          <text:p text:style-name="Colored_20_code"><text:soft-page-break/><text:s text:c="8"/>reponse, message = connexion.<text:span text:style-name="member0_5f_python">fetch</text:span><text:span text:style-name="symbol0_5f_python">(</text:span>identifiant, <text:span text:style-name="string_5f_python">"(RFC822)"</text:span><text:span text:style-name="symbol0_5f_python">)</text:span></text:p>
        </text:list-item>
        <text:list-item>
          <text:p text:style-name="Colored_20_code"><text:span text:style-name="symbol0_5f_python"/></text:p>
        </text:list-item>
      </text:list>
      <text:p text:style-name="P20"/>
      <text:p text:style-name="Standard">On demande au serveur de nous envoyer le contenu intégral des emails correspondant à chaque identifiant, un par un. Un petit coup <text:span text:style-name="T1">d'unpacking</text:span> rend cette opération très agréable.</text:p>
      <text:p text:style-name="P20"/>
      <text:list xml:id="list1834751919" text:continue-numbering="true" text:style-name="Colored_20_code_20_numerotation">
        <text:list-item>
          <text:p text:style-name="Colored_20_code"><text:s text:c="8"/><text:span text:style-name="comment0_5f_python"># On extrait le contenu du message, et on le passe à un parseur</text:span></text:p>
        </text:list-item>
        <text:list-item>
          <text:p text:style-name="Colored_20_code"><text:s text:c="8"/><text:span text:style-name="comment0_5f_python"># pour obtenir un bel objet email, facile à manipuler</text:span></text:p>
        </text:list-item>
        <text:list-item>
          <text:p text:style-name="Colored_20_code"><text:s text:c="8"/>corps_du_message = message<text:span text:style-name="symbol0_5f_python">[</text:span><text:span text:style-name="number_5f_python">0</text:span><text:span text:style-name="symbol0_5f_python">][</text:span><text:span text:style-name="number_5f_python">1</text:span><text:span text:style-name="symbol0_5f_python">]</text:span></text:p>
        </text:list-item>
        <text:list-item>
          <text:p text:style-name="Colored_20_code"><text:s text:c="8"/><text:span text:style-name="keyword2_5f_python">email</text:span> = message_from_string<text:span text:style-name="symbol0_5f_python">(</text:span>corps_du_message<text:span text:style-name="symbol0_5f_python">)</text:span></text:p>
        </text:list-item>
        <text:list-item>
          <text:p text:style-name="Colored_20_code"><text:span text:style-name="symbol0_5f_python"/></text:p>
        </text:list-item>
      </text:list>
      <text:p text:style-name="P20"/>
      <text:p text:style-name="Standard">Tout le texte du message est extrait <text:span text:style-name="filename_20_and_20_line_20_number">ligne 150</text:span>, mais est <text:span text:style-name="T1">très difficile à comprendre et à manipuler.</text:span> Un email, ça ne ressemble pas à ce qu'on lit tous les <text:s/>jours. Ce qu'on lit, c'est le rendu de l'email. Le format lui même, il ressemble à ceci :</text:p>
      <text:p text:style-name="P20"/>
      <text:p text:style-name="Preformatted_20_Text">From Söze Keyser <text:s/>&lt;soze.keysey@tcepsuslausu.com&gt;</text:p>
      <text:p text:style-name="Preformatted_20_Text">Delivered-To: kevin@k-pax.com</text:p>
      <text:p text:style-name="Preformatted_20_Text">Received: by 10.64.82.234 with SMTP id l10csp310220iey;</text:p>
      <text:p text:style-name="Preformatted_20_Text"><text:s text:c="8"/>Thu, 6 Sep 2012 20:06:26 -0700 (PDT)</text:p>
      <text:p text:style-name="Preformatted_20_Text">Received: by 10.68.226.167 with SMTP id rt7mr7855626pbc.146.1346987186195;</text:p>
      <text:p text:style-name="Preformatted_20_Text"><text:s text:c="8"/>Thu, 06 Sep 2012 20:06:26 -0700 (PDT)</text:p>
      <text:p text:style-name="Preformatted_20_Text">Return-Path: &lt;soze.keysey@tcepsuslausu.com&gt;</text:p>
      <text:p text:style-name="Preformatted_20_Text">[...]</text:p>
      <text:p text:style-name="Preformatted_20_Text"><text:s/>7ibw7qU7R4WLDWKlxEmrCuH1OIS1.JPb6wuSWcRKgtNGKEg_R.d2aSLBAj6t</text:p>
      <text:p text:style-name="Preformatted_20_Text"><text:s/>nhVby_pbB5ooTyfm9vUeBVz04LPGnHiNQ3PR4If5uRcYeHFCa46sM_cY9ebz</text:p>
      <text:p text:style-name="Preformatted_20_Text"><text:s/>avECP_tq77Qn_gM8fr3ToRYNedu5MXnhfqQ1pC6r.vdwiOfx43RZEp4hnOfP</text:p>
      <text:p text:style-name="Preformatted_20_Text"><text:s/>he.wlhcrutKrxgP1DqrdW4hhWSBiDxwO1Y3_yHOfBDxsbgeda6nS_uKhdd39</text:p>
      <text:p text:style-name="Preformatted_20_Text">[...]</text:p>
      <text:p text:style-name="Preformatted_20_Text">MIME-Version: 1.0</text:p>
      <text:p text:style-name="Preformatted_20_Text">Content-Type: multipart/alternative; boundary="1588175011-2059716632-1346987183=:93971"</text:p>
      <text:p text:style-name="Preformatted_20_Text"/>
      <text:p text:style-name="Preformatted_20_Text">--1588175011-2059716632-1346987183=:93971</text:p>
      <text:p text:style-name="Preformatted_20_Text">Content-Type: text/plain; charset=iso-8859-1</text:p>
      <text:p text:style-name="Preformatted_20_Text">Content-Transfer-Encoding: quoted-printable</text:p>
      <text:p text:style-name="Preformatted_20_Text"/>
      <text:p text:style-name="Preformatted_20_Text">Hi:=0A=0AHello=0A=0A=0A-wazup ?</text:p>
      <text:p text:style-name="Preformatted_20_Text">--1588175011-2059716632-1346987183=:93971</text:p>
      <text:p text:style-name="Preformatted_20_Text">Content-Type: text/html; charset=iso-8859-1</text:p>
      <text:p text:style-name="Preformatted_20_Text">Content-Transfer-Encoding: quoted-printable</text:p>
      <text:p text:style-name="Preformatted_20_Text"/>
      <text:p text:style-name="Standard">Pour éviter la migraine, on délègue <text:span text:style-name="filename_20_and_20_line_20_number">ligne 151</text:span> l'analyse du contenu au module <text:span text:style-name="Code">email</text:span> qui va nous renvoyer un bel objet avec des attributs et des méthodes simples à utiliser.</text:p>
      <text:p text:style-name="P20"/>
      <text:list xml:id="list2067754389" text:continue-numbering="true" text:style-name="Colored_20_code_20_numerotation">
        <text:list-item>
          <text:p text:style-name="Colored_20_code"><text:s text:c="8"/><text:span text:style-name="comment0_5f_python"># On récupère l'encodage de l'email, et on décode les champs</text:span></text:p>
        </text:list-item>
        <text:list-item>
          <text:p text:style-name="Colored_20_code"><text:s text:c="8"/><text:span text:style-name="comment0_5f_python"># From, To et Subject pour récupérer de l'unicode</text:span></text:p>
        </text:list-item>
        <text:list-item>
          <text:p text:style-name="Colored_20_code"><text:s text:c="8"/>charset = <text:span text:style-name="keyword2_5f_python">email</text:span>.<text:span text:style-name="member0_5f_python">get_content_charset</text:span><text:span text:style-name="symbol0_5f_python">()</text:span> <text:span text:style-name="keyword0_5f_python">or</text:span> <text:span text:style-name="string_5f_python">'utf8'</text:span></text:p>
        </text:list-item>
        <text:list-item>
          <text:p text:style-name="Colored_20_code"><text:s text:c="8"/>auteur = <text:span text:style-name="keyword2_5f_python">email</text:span><text:span text:style-name="symbol0_5f_python">[</text:span><text:span text:style-name="string_5f_python">"From"</text:span><text:span text:style-name="symbol0_5f_python">]</text:span>.<text:span text:style-name="member0_5f_python">decode</text:span><text:span text:style-name="symbol0_5f_python">(</text:span>charset, <text:span text:style-name="string_5f_python">'replace'</text:span><text:span text:style-name="symbol0_5f_python">)</text:span></text:p>
        </text:list-item>
        <text:list-item>
          <text:p text:style-name="Colored_20_code"><text:s text:c="8"/>destinataire = <text:span text:style-name="keyword2_5f_python">email</text:span><text:span text:style-name="symbol0_5f_python">[</text:span><text:span text:style-name="string_5f_python">"To"</text:span><text:span text:style-name="symbol0_5f_python">]</text:span>.<text:span text:style-name="member0_5f_python">decode</text:span><text:span text:style-name="symbol0_5f_python">(</text:span>charset, <text:span text:style-name="string_5f_python">'replace'</text:span><text:span text:style-name="symbol0_5f_python">)</text:span></text:p>
        </text:list-item>
        <text:list-item>
          <text:p text:style-name="Colored_20_code"><text:s text:c="8"/>titre = <text:span text:style-name="keyword2_5f_python">email</text:span><text:span text:style-name="symbol0_5f_python">[</text:span><text:span text:style-name="string_5f_python">"Subject"</text:span><text:span text:style-name="symbol0_5f_python">]</text:span>.<text:span text:style-name="member0_5f_python">decode</text:span><text:span text:style-name="symbol0_5f_python">(</text:span>charset, <text:span text:style-name="string_5f_python">'replace'</text:span><text:span text:style-name="symbol0_5f_python">)</text:span></text:p>
        </text:list-item>
        <text:list-item>
          <text:p text:style-name="Colored_20_code"><text:span text:style-name="symbol0_5f_python"/></text:p>
        </text:list-item>
      </text:list>
      <text:p text:style-name="P20"/>
      <text:p text:style-name="Standard">Même principe que précédemment : un email c'est une donnée venue de l'extérieur, il faut donc la décoder pour obtenir de l'unicode.</text:p>
      <text:p text:style-name="Standard"/>
      <text:p text:style-name="Standard">Il y a une différence cependant. Contrairement au nom d'utilisateur ou au mot de passe, <text:span text:style-name="T1">on ne veut pas que le programme plante si il y a un problème d'encodage</text:span> car :</text:p>
      <text:p text:style-name="Standard"/>
      <text:list xml:id="list131248362" text:style-name="L4">
        <text:list-item>
          <text:p text:style-name="P6">Les encodages mal ou non spécifiés sont courant sur le net, il faut donc pouvoir gérer ce <text:soft-page-break/>problème.</text:p>
        </text:list-item>
        <text:list-item>
          <text:p text:style-name="P6">Un utilisateur préférera avoir un email mal affiché, qu'un programme qui plante (ce qui n'est pas le cas d'un serveur IMAP face à un mot de passe, les ordinateurs sont beaucoup moins ouverts d'esprit).</text:p>
        </text:list-item>
      </text:list>
      <text:p text:style-name="Standard"/>
      <text:p text:style-name="Standard">Pour ces raisons, on passe le paramètre <text:span text:style-name="Code">'replace'</text:span> à <text:span text:style-name="Code">decode(),</text:span> de telle sorte que si il rencontre un caractère qu'il ne peut décoder, il le remplace par un point d'interrogation.</text:p>
      <text:p text:style-name="P20"/>
      <text:list xml:id="list1927460847" text:continue-list="list2067754389" text:style-name="Colored_20_code_20_numerotation">
        <text:list-item>
          <text:p text:style-name="Colored_20_code"><text:s text:c="8"/><text:span text:style-name="comment0_5f_python"># L'email est un format plus complexe qu'on le croit, il contient</text:span></text:p>
        </text:list-item>
        <text:list-item>
          <text:p text:style-name="Colored_20_code"><text:s text:c="8"/><text:span text:style-name="comment0_5f_python"># des couches commes les oignons. Walk() nous permet de lister</text:span></text:p>
        </text:list-item>
        <text:list-item>
          <text:p text:style-name="Colored_20_code"><text:s text:c="8"/><text:span text:style-name="comment0_5f_python"># toutes les couches, pour obtenir chaque partie de l'email.</text:span></text:p>
        </text:list-item>
        <text:list-item>
          <text:p text:style-name="Colored_20_code"><text:s text:c="8"/>parties = <text:span text:style-name="keyword1_5f_python">tuple</text:span><text:span text:style-name="symbol0_5f_python">(</text:span><text:span text:style-name="keyword2_5f_python">email</text:span>.<text:span text:style-name="member0_5f_python">walk</text:span><text:span text:style-name="symbol0_5f_python">())</text:span></text:p>
        </text:list-item>
        <text:list-item>
          <text:p text:style-name="Colored_20_code"><text:span text:style-name="symbol0_5f_python"/></text:p>
        </text:list-item>
      </text:list>
      <text:p text:style-name="P20"/>
      <text:p text:style-name="Standard">Ah, le bonheur de travailler avec des emails ! Toutes sortes de cas particuliers...</text:p>
      <text:p text:style-name="Standard"/>
      <text:p text:style-name="Standard">L'une des particularité du format, c'est qu'il peut, comme des poupées russes, contenir des sous-parties, qui contiennent des sous-parties, etc.</text:p>
      <text:p text:style-name="Standard"/>
      <text:p text:style-name="Standard">Heureusement, l'objet <text:span text:style-name="Code">email</text:span> que nous avons utilisé vient avec une méthode qui retourne un <text:span text:style-name="T1">itérable</text:span> permettant de parcourir toutes les sous-parties comme si c'était une liste.</text:p>
      <text:p text:style-name="Standard"/>
      <text:p text:style-name="Standard">On en fait donc un tuple.</text:p>
      <text:p text:style-name="P20"/>
      <text:list xml:id="list1499615325" text:continue-numbering="true" text:style-name="Colored_20_code_20_numerotation">
        <text:list-item>
          <text:p text:style-name="Colored_20_code"><text:s text:c="8"/><text:span text:style-name="comment0_5f_python"># Si il y a plus d'une partie, on le note</text:span></text:p>
        </text:list-item>
        <text:list-item>
          <text:p text:style-name="Colored_20_code"><text:s text:c="8"/>suffix = <text:span text:style-name="keyword1_5f_python">len</text:span><text:span text:style-name="symbol0_5f_python">(</text:span>parties<text:span text:style-name="symbol0_5f_python">)</text:span> <text:span text:style-name="symbol0_5f_python">&gt;</text:span> <text:span text:style-name="number_5f_python">1</text:span></text:p>
        </text:list-item>
        <text:list-item>
          <text:p text:style-name="Colored_20_code"><text:span text:style-name="number_5f_python"/></text:p>
        </text:list-item>
      </text:list>
      <text:p text:style-name="P20"/>
      <text:p text:style-name="Standard">Tuple dont nous récupérons la taille, pour plus tard. Cette ligne est la raison d'avoir transformé le générateur en tuple : souvenez-vous qu'on ne peut lire un générateur qu'une seul fois, alors qu'un tuple, autant de fois que l'on le souhaite.</text:p>
      <text:p text:style-name="Standard"/>
      <text:list xml:id="list166059189" text:continue-numbering="true" text:style-name="Colored_20_code_20_numerotation">
        <text:list-item>
          <text:p text:style-name="Colored_20_code"><text:s text:c="8"/><text:span text:style-name="comment0_5f_python"># On boucle sur les parties, i étant le numéro de la partie,</text:span></text:p>
        </text:list-item>
        <text:list-item>
          <text:p text:style-name="Colored_20_code"><text:s text:c="8"/><text:span text:style-name="comment0_5f_python"># et partie étant l'objet contenant toutes les données sur cette</text:span></text:p>
        </text:list-item>
        <text:list-item>
          <text:p text:style-name="Colored_20_code"><text:s text:c="8"/><text:span text:style-name="comment0_5f_python"># partie</text:span></text:p>
        </text:list-item>
        <text:list-item>
          <text:p text:style-name="Colored_20_code"><text:s text:c="8"/><text:span text:style-name="keyword0_5f_python">for</text:span> i, partie <text:span text:style-name="keyword0_5f_python">in</text:span> <text:span text:style-name="keyword1_5f_python">enumerate</text:span><text:span text:style-name="symbol0_5f_python">(</text:span>parties<text:span text:style-name="symbol0_5f_python">)</text:span>:</text:p>
        </text:list-item>
        <text:list-item>
          <text:p text:style-name="Colored_20_code"/>
        </text:list-item>
      </text:list>
      <text:p text:style-name="P20"/>
      <text:p text:style-name="Standard">On itérère donc sur chaque partie du mail une à une. Petite astuce ici, on utilise enumerate qui créé un générateurs numérotant les éléments d'un itérable. On récupère cette numératatino en utilisant l'unpacking.</text:p>
      <text:p text:style-name="Standard"/>
      <text:p text:style-name="Standard">En résumé:</text:p>
      <text:p text:style-name="Code_20_block"><text:span text:style-name="symbol0_5f_python">&gt;&gt;&gt;</text:span> lst = <text:span text:style-name="symbol0_5f_python">[</text:span><text:span text:style-name="string_5f_python">'a'</text:span>, <text:span text:style-name="string_5f_python">'b'</text:span>, <text:span text:style-name="string_5f_python">'c'</text:span><text:span text:style-name="symbol0_5f_python">]</text:span> <text:line-break/><text:span text:style-name="symbol0_5f_python">&gt;&gt;&gt;</text:span> <text:span text:style-name="keyword0_5f_python">for</text:span> i, lettre <text:span text:style-name="keyword0_5f_python">in</text:span> <text:span text:style-name="keyword1_5f_python">enumerate</text:span><text:span text:style-name="symbol0_5f_python">(</text:span>lst<text:span text:style-name="symbol0_5f_python">)</text:span>: <text:line-break/>... <text:s text:c="4"/><text:span text:style-name="member0_5f_python">print</text:span> i, lettre <text:line-break/>... <text:s text:c="4"/><text:line-break/><text:span text:style-name="number_5f_python">0</text:span> a <text:line-break/><text:span text:style-name="number_5f_python">1</text:span> b <text:line-break/><text:span text:style-name="number_5f_python">2</text:span> c </text:p>
      <text:p text:style-name="Standard">Ceci pallie l'absence de compteur dans les boucles <text:span text:style-name="Code">for</text:span> en Python. Venu d'un autre langage qui possède une compteur, vous aurez envie de faire ceci :</text:p>
      <text:p text:style-name="Standard"/>
      <text:p text:style-name="Code_20_block"><text:span text:style-name="keyword0_5f_python">for</text:span> i <text:span text:style-name="keyword1_5f_python">range</text:span><text:span text:style-name="symbol0_5f_python">(</text:span><text:span text:style-name="keyword1_5f_python">len</text:span><text:span text:style-name="symbol0_5f_python">(</text:span>lst<text:span text:style-name="symbol0_5f_python">))</text:span> :<text:line-break/><text:soft-page-break/> <text:s text:c="2"/><text:span text:style-name="keyword0_5f_python">print</text:span> i, lst<text:span text:style-name="symbol0_5f_python">[</text:span>i<text:span text:style-name="symbol0_5f_python">]</text:span></text:p>
      <text:p text:style-name="Standard">N'en faites rien ! Utilisez <text:span text:style-name="Code">enumerate</text:span>, qui permet, dans l'esprit du duck typing, d'utiliser n'importe quel itérable, y compris ceux qui n'ont pas d'index ou qui sont infinis (et n'ont donc pas de <text:span text:style-name="Code">len()</text:span>).</text:p>
      <text:p text:style-name="P20"/>
      <text:list xml:id="list796601749" text:continue-numbering="true" text:style-name="Colored_20_code_20_numerotation">
        <text:list-item>
          <text:p text:style-name="Colored_20_code"><text:s text:c="12"/><text:span text:style-name="comment0_5f_python"># On vérifie le type de la partie. Si c'est "multipart",</text:span></text:p>
        </text:list-item>
        <text:list-item>
          <text:p text:style-name="Colored_20_code"><text:s text:c="12"/><text:span text:style-name="comment0_5f_python"># alors c'est juste un conteneur, et on peut le sauter.</text:span></text:p>
        </text:list-item>
        <text:list-item>
          <text:p text:style-name="Colored_20_code"><text:s text:c="12"/><text:span text:style-name="comment0_5f_python"># On vérifie également que le header 'Content-Disposition'</text:span></text:p>
        </text:list-item>
        <text:list-item>
          <text:p text:style-name="Colored_20_code"><text:s text:c="12"/><text:span text:style-name="comment0_5f_python"># n'est pas présent, car il signalerait que cette partie</text:span></text:p>
        </text:list-item>
        <text:list-item>
          <text:p text:style-name="Colored_20_code"><text:s text:c="12"/><text:span text:style-name="comment0_5f_python"># est une pièce jointe, ce dont nous n'avons pas besoin.</text:span></text:p>
        </text:list-item>
        <text:list-item>
          <text:p text:style-name="Colored_20_code"><text:s text:c="12"/><text:span text:style-name="keyword0_5f_python">if</text:span> <text:span text:style-name="symbol0_5f_python">(</text:span>partie.<text:span text:style-name="member0_5f_python">get_content_maintype</text:span><text:span text:style-name="symbol0_5f_python">()</text:span> == <text:span text:style-name="string_5f_python">'multipart'</text:span> <text:span text:style-name="keyword0_5f_python">or</text:span></text:p>
        </text:list-item>
        <text:list-item>
          <text:p text:style-name="Colored_20_code"><text:s text:c="16"/>partie.<text:span text:style-name="member0_5f_python">get</text:span><text:span text:style-name="symbol0_5f_python">(</text:span><text:span text:style-name="string_5f_python">'Content-Disposition'</text:span><text:span text:style-name="symbol0_5f_python">)</text:span> <text:span text:style-name="keyword0_5f_python">is</text:span> <text:span text:style-name="keyword0_5f_python">not</text:span> <text:span text:style-name="keyword1_5f_python">None</text:span><text:span text:style-name="symbol0_5f_python">)</text:span>:</text:p>
        </text:list-item>
        <text:list-item>
          <text:p text:style-name="Colored_20_code"><text:s text:c="16"/><text:span text:style-name="keyword0_5f_python">continue</text:span></text:p>
        </text:list-item>
        <text:list-item>
          <text:p text:style-name="Colored_20_code"/>
        </text:list-item>
      </text:list>
      <text:p text:style-name="Code_20_block">Rien d'incroyable ici : on saute juste les contenus qui ne nous intéressent pas.</text:p>
      <text:list xml:id="list1625474840" text:continue-numbering="true" text:style-name="Colored_20_code_20_numerotation">
        <text:list-item>
          <text:p text:style-name="Colored_20_code"><text:s text:c="12"/><text:span text:style-name="comment0_5f_python"># On récupère le contenu (le texte) de la partie</text:span></text:p>
        </text:list-item>
        <text:list-item>
          <text:p text:style-name="Colored_20_code"><text:s text:c="12"/><text:span text:style-name="comment0_5f_python"># On demande à ce qu'il soit décodé pour obtenir de l'unicode</text:span></text:p>
        </text:list-item>
        <text:list-item>
          <text:p text:style-name="Colored_20_code"><text:s text:c="12"/>texte = partie.<text:span text:style-name="member0_5f_python">get_payload</text:span><text:span text:style-name="symbol0_5f_python">(</text:span>decode=<text:span text:style-name="keyword1_5f_python">True</text:span><text:span text:style-name="symbol0_5f_python">)</text:span></text:p>
        </text:list-item>
        <text:list-item>
          <text:p text:style-name="Colored_20_code"><text:span text:style-name="symbol0_5f_python"/></text:p>
        </text:list-item>
      </text:list>
      <text:p text:style-name="P20"/>
      <text:p text:style-name="Standard">On demande à la partie le texte qu'elle contient, déjà décodé en unicode.</text:p>
      <text:p text:style-name="P20"/>
      <text:list xml:id="list861380341" text:continue-numbering="true" text:style-name="Colored_20_code_20_numerotation">
        <text:list-item>
          <text:p text:style-name="Colored_20_code"><text:s text:c="12"/><text:span text:style-name="comment0_5f_python"># On recherche ce que demande l'utilisateur, ainsi que</text:span></text:p>
        </text:list-item>
        <text:list-item>
          <text:p text:style-name="Colored_20_code"><text:s text:c="12"/><text:span text:style-name="comment0_5f_python"># quelques mots avant et après</text:span></text:p>
        </text:list-item>
        <text:list-item>
          <text:p text:style-name="Colored_20_code"><text:s text:c="12"/>motif = ur<text:span text:style-name="string_5f_python">'(.{0,30})('</text:span> + recherche + ur<text:span text:style-name="string_5f_python">')(.{0,30})'</text:span></text:p>
        </text:list-item>
        <text:list-item>
          <text:p text:style-name="Colored_20_code"><text:s text:c="12"/>resultat = <text:span text:style-name="keyword2_5f_python">re</text:span>.<text:span text:style-name="member0_5f_python">search</text:span><text:span text:style-name="symbol0_5f_python">(</text:span>motif, texte,</text:p>
        </text:list-item>
        <text:list-item>
          <text:p text:style-name="Colored_20_code"><text:s text:c="32"/>flags=args.<text:span text:style-name="member0_5f_python">ignorer_la_casse</text:span>|re.<text:span text:style-name="member0_5f_python">U</text:span><text:span text:style-name="symbol0_5f_python">)</text:span></text:p>
        </text:list-item>
        <text:list-item>
          <text:p text:style-name="Colored_20_code"><text:span text:style-name="symbol0_5f_python"/></text:p>
        </text:list-item>
      </text:list>
      <text:p text:style-name="P20"/>
      <text:p text:style-name="Standard"><text:span text:style-name="filename_20_and_20_line_20_number">Ligne 188</text:span>, on créé le motif que l'on va chercher dans le texte de l'email en mélangeant le motif de l'utilisateur avec deux motifs pour récupérer le texte avant et après. Cela va permettre la mise en contexte du texte trouvé.</text:p>
      <text:p text:style-name="Standard"/>
      <text:p text:style-name="Standard">C'est ici que je vais devoir partir du principe que vous comprenez ce que signifie ces motifs, sinon retenez juste qu'<text:span text:style-name="T1">on recherche dans le texte ce que demande l'utilisateur, ainsi que 30 caractères avant et après</text:span>.</text:p>
      <text:p text:style-name="Standard"/>
      <text:p text:style-name="Standard">Néanmoins, même si vous connaissez les regexs sur le bout des doigts, le préfixe <text:span text:style-name="Code">ur</text:span> doit vous intriguer. C'est en fait deux préfixes (et l'ordre compte) : <text:span text:style-name="Code">u</text:span> pour unicode, que vous avez déjà vu, et <text:span text:style-name="Code">r</text:span> pour raw string.</text:p>
      <text:p text:style-name="Standard"/>
      <text:p text:style-name="Standard">Les raw strings, ou chaînes de caractères verbatim, sont juste <text:span text:style-name="T1">une notation pour dire à Python de ne pas interpréter certaines séquences comme '</text:span><text:span text:style-name="Code"><text:span text:style-name="T1">\n'</text:span></text:span><text:span text:style-name="T1"> ou </text:span><text:span text:style-name="Code"><text:span text:style-name="T1">'\n'</text:span></text:span>. Si vous faites <text:span text:style-name="Code">"\n"</text:span>, Python va insérer un saut de ligne. Si vous faites <text:span text:style-name="Code">r'\n'</text:span>, Python va créer une chaîne avec caractères <text:span text:style-name="Code">'\'</text:span> et '<text:span text:style-name="Code">n'</text:span> dedans. C'est l'équivalent du <text:span text:style-name="Code">@</text:span> en C#.</text:p>
      <text:p text:style-name="Standard"/>
      <text:p text:style-name="Standard">On utilise toujours le préfixe <text:span text:style-name="Code">r</text:span> pour les regexs car leur syntaxe contient beaucoup de caractères d’échappement. </text:p>
      <text:p text:style-name="P20"/>
      <text:p text:style-name="Standard"><text:span text:style-name="filename_20_and_20_line_20_number">Ligne 189</text:span>, on effectue la recherche en passant bien le flag « ignorer la casse » obtenu (ou non) depuis les paramètres du script, et en rajoutant le flag <text:span text:style-name="Code">re.U</text:span> pour signaler que nous traitons de l'unicode.</text:p>
      <text:p text:style-name="P20"/>
      <text:list xml:id="list1851177417" text:continue-numbering="true" text:style-name="Colored_20_code_20_numerotation">
        <text:list-item>
          <text:p text:style-name="Colored_20_code"><text:s text:c="12"/><text:span text:style-name="comment0_5f_python"># Si la recherche est concluante, on affiche de quoi</text:span></text:p>
        </text:list-item>
        <text:list-item>
          <text:p text:style-name="Colored_20_code"><text:s text:c="12"/><text:span text:style-name="comment0_5f_python"># identifier l'email et le contenu trouvé.</text:span></text:p>
        </text:list-item>
        <text:list-item>
          <text:p text:style-name="Colored_20_code"><text:s text:c="12"/><text:span text:style-name="keyword0_5f_python">if</text:span> resultat:</text:p>
        </text:list-item>
        <text:list-item>
          <text:p text:style-name="Colored_20_code"><text:soft-page-break/></text:p>
        </text:list-item>
        <text:list-item>
          <text:p text:style-name="Colored_20_code"><text:s text:c="16"/><text:span text:style-name="keyword0_5f_python">print</text:span> auteur, u<text:span text:style-name="string_5f_python">'=&gt;'</text:span>, destinataire, u<text:span text:style-name="string_5f_python">':'</text:span>,\</text:p>
        </text:list-item>
        <text:list-item>
          <text:p text:style-name="Colored_20_code"><text:s text:c="22"/>titre, <text:span text:style-name="symbol0_5f_python">((</text:span><text:span text:style-name="string_5f_python">"(Part %s)"</text:span> <text:span text:style-name="symbol0_5f_python">%</text:span> i<text:span text:style-name="symbol0_5f_python">)</text:span> <text:span text:style-name="symbol0_5f_python">*</text:span> suffix<text:span text:style-name="symbol0_5f_python">)</text:span></text:p>
        </text:list-item>
        <text:list-item>
          <text:p text:style-name="Colored_20_code"><text:span text:style-name="symbol0_5f_python"/></text:p>
        </text:list-item>
      </text:list>
      <text:p text:style-name="P20"/>
      <text:p text:style-name="Standard">Tout ce qui suit ne s'exécute que si la recherche trouve quelque chose. Dans ces cas on affiche de quoi identifier l'email.</text:p>
      <text:p text:style-name="P20"/>
      <text:list xml:id="list1451086523" text:continue-numbering="true" text:style-name="Colored_20_code_20_numerotation">
        <text:list-item>
          <text:p text:style-name="Colored_20_code"><text:s text:c="16"/><text:span text:style-name="keyword0_5f_python">if</text:span> args.<text:span text:style-name="member0_5f_python">recherche</text:span> <text:span text:style-name="symbol0_5f_python">!</text:span>= <text:span text:style-name="string_5f_python">".*"</text:span>:</text:p>
        </text:list-item>
        <text:list-item>
          <text:p text:style-name="Colored_20_code"><text:s text:c="20"/><text:span text:style-name="keyword0_5f_python">print</text:span> <text:span text:style-name="string_5f_python">"..."</text:span> + <text:span text:style-name="string_5f_python">''</text:span>.<text:span text:style-name="member0_5f_python">join</text:span><text:span text:style-name="symbol0_5f_python">(</text:span>resultat.<text:span text:style-name="member0_5f_python">groups</text:span><text:span text:style-name="symbol0_5f_python">())</text:span> + <text:span text:style-name="string_5f_python">"…"</text:span></text:p>
        </text:list-item>
        <text:list-item>
          <text:p text:style-name="Colored_20_code"><text:span text:style-name="string_5f_python"/></text:p>
        </text:list-item>
      </text:list>
      <text:p text:style-name="P20"/>
      <text:p text:style-name="Standard">Si le motif de recherche n'est pas celui par défaut (qui veut dire « n'importe quoi », donc ça n'aurait pas de sens), on affiche ce que la recherche a trouvé, avec un peu de texte avant et après, pour donner du contexte.</text:p>
      <text:p text:style-name="P20"/>
      <text:list xml:id="list1712461323" text:continue-numbering="true" text:style-name="Colored_20_code_20_numerotation">
        <text:list-item>
          <text:p text:style-name="Colored_20_code"><text:s text:c="16"/><text:span text:style-name="comment0_5f_python"># Si on doit sauvegarder l'email, on créé le nom du fichier</text:span></text:p>
        </text:list-item>
        <text:list-item>
          <text:p text:style-name="Colored_20_code"><text:s text:c="16"/><text:span text:style-name="comment0_5f_python"># mbox à l'aide du nom du dossier et de la date du jour</text:span></text:p>
        </text:list-item>
        <text:list-item>
          <text:p text:style-name="Colored_20_code"><text:s text:c="16"/><text:span text:style-name="comment0_5f_python"># et on écrit dedans</text:span></text:p>
        </text:list-item>
        <text:list-item>
          <text:p text:style-name="Colored_20_code"><text:s text:c="16"/><text:span text:style-name="keyword0_5f_python">if</text:span> args.<text:span text:style-name="member0_5f_python">sauver_dans</text:span>:</text:p>
        </text:list-item>
        <text:list-item>
          <text:p text:style-name="Colored_20_code"/>
        </text:list-item>
        <text:list-item>
          <text:p text:style-name="Colored_20_code"><text:s text:c="20"/>nom_de_fichier = <text:span text:style-name="string_5f_python">"%s_%s.mbox"</text:span> <text:span text:style-name="symbol0_5f_python">%</text:span> <text:span text:style-name="symbol0_5f_python">(</text:span></text:p>
        </text:list-item>
        <text:list-item>
          <text:p text:style-name="Colored_20_code"><text:s text:c="28"/>dossier,</text:p>
        </text:list-item>
        <text:list-item>
          <text:p text:style-name="Colored_20_code"><text:s text:c="28"/>date_du_jour.<text:span text:style-name="member0_5f_python">strftime</text:span><text:span text:style-name="symbol0_5f_python">(</text:span>u<text:span text:style-name="string_5f_python">'%H:%M:%S_%d-%m-%Y'</text:span><text:span text:style-name="symbol0_5f_python">)</text:span></text:p>
        </text:list-item>
        <text:list-item>
          <text:p text:style-name="Colored_20_code"><text:s text:c="20"/><text:span text:style-name="symbol0_5f_python">)</text:span></text:p>
        </text:list-item>
        <text:list-item>
          <text:p text:style-name="Colored_20_code"/>
        </text:list-item>
        <text:list-item>
          <text:p text:style-name="Colored_20_code"><text:s text:c="20"/>chemin = <text:span text:style-name="keyword2_5f_python">os</text:span>.<text:span text:style-name="member0_5f_python">path</text:span>.<text:span text:style-name="member0_5f_python">join</text:span><text:span text:style-name="symbol0_5f_python">(</text:span>args.<text:span text:style-name="member0_5f_python">sauver_dans</text:span>,</text:p>
        </text:list-item>
        <text:list-item>
          <text:p text:style-name="Colored_20_code"><text:s text:c="41"/>nom_de_fichier<text:span text:style-name="symbol0_5f_python">)</text:span></text:p>
        </text:list-item>
        <text:list-item>
          <text:p text:style-name="Colored_20_code"><text:span text:style-name="symbol0_5f_python"/></text:p>
        </text:list-item>
      </text:list>
      <text:p text:style-name="P20"/>
      <text:p text:style-name="P2">Si l'utilisateur a demander de sauver les emails, on se prépare à le faire. Le format mbox est un format destiné à stocker plusieurs emails, donc on va créer un fichier par dossier. Ici on créé le nom du fichier en utilisant la date du jour et le nom du dossier, de manière à facilement l'identifier.</text:p>
      <text:p text:style-name="P2"/>
      <text:p text:style-name="Standard"><text:span text:style-name="T13">Malgré le formatage bizarre des </text:span><text:span text:style-name="filename_20_and_20_line_20_number"><text:span text:style-name="T13">lignes 207-210</text:span></text:span><text:span text:style-name="T13">, c'est un simple formatage de chaîne, il est juste mis sur plusieurs lignes pour éviter de dépasser la limite des 80 caractères. Il pourrait s'écrire ainsi :</text:span></text:p>
      <text:p text:style-name="Code_20_block"><text:span text:style-name="T13">date = date_du_jour.</text:span><text:span text:style-name="member0_5f_python"><text:span text:style-name="T15">strftime</text:span></text:span><text:span text:style-name="symbol0_5f_python"><text:span text:style-name="T15">(</text:span></text:span><text:span text:style-name="T13">u</text:span><text:span text:style-name="string_5f_python"><text:span text:style-name="T15">'%H:%M:%S_%d-%m-%Y'</text:span></text:span><text:span text:style-name="symbol0_5f_python"><text:span text:style-name="T15">)<text:line-break/></text:span></text:span><text:span text:style-name="symbol0_5f_python"><text:span text:style-name="T13">nom_de_fichier = </text:span></text:span><text:span text:style-name="symbol0_5f_python"><text:span text:style-name="T15">%</text:span></text:span><text:span text:style-name="string_5f_python"><text:span text:style-name="T13">s_</text:span></text:span><text:span text:style-name="symbol0_5f_python"><text:span text:style-name="T15">%</text:span></text:span><text:span text:style-name="string_5f_python"><text:span text:style-name="T13">s.</text:span></text:span><text:span text:style-name="member0_5f_python"><text:span text:style-name="T15">mbox</text:span></text:span><text:span text:style-name="string_5f_python"><text:span text:style-name="T15">" % (dossier, date)</text:span></text:span></text:p>
      <text:p text:style-name="Standard"><text:span text:style-name="symbol0_5f_python"><text:span text:style-name="T13">L'idée est d'obtenir un nom formaté ainsi : </text:span></text:span><text:span text:style-name="Code"><text:span text:style-name="T13">INBOX_08:46:31_13-09-2012.mbox</text:span></text:span></text:p>
      <text:p text:style-name="Standard"><text:span text:style-name="symbol0_5f_python"><text:span text:style-name="T13"/></text:span></text:p>
      <text:p text:style-name="Standard"><text:span text:style-name="symbol0_5f_python"><text:span text:style-name="T13">C'est à la </text:span></text:span><text:span text:style-name="filename_20_and_20_line_20_number"><text:span text:style-name="T13">ligne 209</text:span></text:span><text:span text:style-name="symbol0_5f_python"><text:span text:style-name="T13">, que l'on prend l'objet date (qui contient la date du jour), et que l'on demande à Python de le formater selon un motif précis pour en faire une chaîne de caractères. Cela fonctionne comme dans la plupart des langages, telle que la fonction </text:span></text:span><text:span text:style-name="Code"><text:span text:style-name="T13">strftime</text:span></text:span><text:span text:style-name="symbol0_5f_python"><text:span text:style-name="Strong_20_Emphasis"><text:span text:style-name="T13"> en PHP, même si les marqueurs ont parfois quelques différences.</text:span></text:span></text:span></text:p>
      <text:p text:style-name="Standard"><text:span text:style-name="Strong_20_Emphasis"><text:span text:style-name="T13"/></text:span></text:p>
      <text:p text:style-name="Standard"><text:span text:style-name="Strong_20_Emphasis"><text:span text:style-name="T13">Enfin à la </text:span></text:span><text:span text:style-name="filename_20_and_20_line_20_number"><text:span text:style-name="T13">ligne 212</text:span></text:span><text:span text:style-name="Strong_20_Emphasis"><text:span text:style-name="T13">, on concatène le nom du fichier au dossier de destination en utilisant </text:span></text:span><text:span text:style-name="Code"><text:span text:style-name="T13">os.path.join</text:span></text:span><text:span text:style-name="Strong_20_Emphasis"><text:span text:style-name="T13">, qui garanti d'utiliser le bon séparateur de dossier ('/' sous Unix, '\' sous Windows) et de bien le formater.</text:span></text:span></text:p>
      <text:p text:style-name="Standard"><text:span text:style-name="Strong_20_Emphasis"><text:span text:style-name="T13"/></text:span></text:p>
      <text:p text:style-name="Standard"><text:span text:style-name="Strong_20_Emphasis"><text:span text:style-name="T13">On va ainsi obtenir un chemin du style : </text:span></text:span><text:span text:style-name="Strong_20_Emphasis"><text:span text:style-name="Code"><text:span text:style-name="T13">c:</text:span></text:span></text:span><text:span text:style-name="Strong_20_Emphasis"><text:span text:style-name="Code"><text:span text:style-name="T12">\\dossier\</text:span></text:span></text:span><text:span text:style-name="Code"><text:span text:style-name="T12">INBOX_08:46:31_13-09-2012.mbox</text:span></text:span><text:span text:style-name="symbol0_5f_python"><text:span text:style-name="T13"> ou </text:span></text:span><text:span text:style-name="Code"><text:span text:style-name="T13">../INBOX_08:46:31_13-09-2012.mbox</text:span></text:span></text:p>
      <text:p text:style-name="Standard"/>
      <text:p text:style-name="P20"/>
      <text:list xml:id="list892065729" text:continue-numbering="true" text:style-name="Colored_20_code_20_numerotation">
        <text:list-item>
          <text:p text:style-name="Colored_20_code"><text:s text:c="20"/><text:span text:style-name="comment0_5f_python"># On est en mode append, puisqu'on a un seul</text:span></text:p>
        </text:list-item>
        <text:list-item>
          <text:p text:style-name="Colored_20_code"><text:s text:c="20"/><text:span text:style-name="comment0_5f_python"># fichier mbox pour tous les mails de chaque dossier</text:span></text:p>
        </text:list-item>
        <text:list-item>
          <text:p text:style-name="Colored_20_code"><text:s text:c="20"/><text:span text:style-name="comment0_5f_python"># Notez qu'on peut simplifier ce code avec le mot</text:span></text:p>
        </text:list-item>
        <text:list-item>
          <text:p text:style-name="Colored_20_code"><text:s text:c="20"/><text:span text:style-name="comment0_5f_python"># clé "with" mais il est bon de démontrer un peu</text:span></text:p>
        </text:list-item>
        <text:list-item>
          <text:p text:style-name="Colored_20_code"><text:soft-page-break/><text:s text:c="20"/><text:span text:style-name="comment0_5f_python"># l'usage des exceptions</text:span></text:p>
        </text:list-item>
        <text:list-item>
          <text:p text:style-name="Colored_20_code"><text:s text:c="20"/><text:span text:style-name="keyword0_5f_python">try</text:span>:</text:p>
        </text:list-item>
        <text:list-item>
          <text:p text:style-name="Colored_20_code"><text:s text:c="24"/>f = <text:span text:style-name="keyword1_5f_python">open</text:span><text:span text:style-name="symbol0_5f_python">(</text:span>chemin, <text:span text:style-name="string_5f_python">'a'</text:span><text:span text:style-name="symbol0_5f_python">)</text:span></text:p>
        </text:list-item>
        <text:list-item>
          <text:p text:style-name="Colored_20_code"><text:s text:c="20"/><text:span text:style-name="keyword0_5f_python">except</text:span> <text:span text:style-name="symbol0_5f_python">(</text:span><text:span text:style-name="keyword1_5f_python">OSError</text:span>, <text:span text:style-name="keyword1_5f_python">IOError</text:span><text:span text:style-name="symbol0_5f_python">)</text:span> as e:</text:p>
        </text:list-item>
        <text:list-item>
          <text:p text:style-name="Colored_20_code"><text:s text:c="24"/><text:span text:style-name="keyword2_5f_python">sys</text:span>.<text:span text:style-name="member0_5f_python">exit</text:span><text:span text:style-name="symbol0_5f_python">(</text:span>u<text:span text:style-name="string_5f_python">"Impossible d'écrire dans '%s'. "</text:span></text:p>
        </text:list-item>
        <text:list-item>
          <text:p text:style-name="Colored_20_code"><text:s text:c="33"/>u<text:span text:style-name="string_5f_python">"Le système renvoit l'erreur: %s"</text:span> <text:span text:style-name="symbol0_5f_python">%</text:span> <text:span text:style-name="symbol0_5f_python">(</text:span></text:p>
        </text:list-item>
        <text:list-item>
          <text:p text:style-name="Colored_20_code"><text:s text:c="33"/>chemin, e<text:span text:style-name="symbol0_5f_python">))</text:span></text:p>
        </text:list-item>
        <text:list-item>
          <text:p text:style-name="Colored_20_code"><text:s text:c="20"/><text:span text:style-name="keyword0_5f_python">else</text:span>:</text:p>
        </text:list-item>
        <text:list-item>
          <text:p text:style-name="Colored_20_code"><text:s text:c="24"/><text:span text:style-name="keyword0_5f_python">try</text:span>:</text:p>
        </text:list-item>
        <text:list-item>
          <text:p text:style-name="Colored_20_code"><text:s text:c="28"/>f.<text:span text:style-name="member0_5f_python">write</text:span><text:span text:style-name="symbol0_5f_python">(</text:span>u<text:span text:style-name="string_5f_python">"From %s</text:span><text:span text:style-name="escaped_5f_python">\n</text:span><text:span text:style-name="string_5f_python">"</text:span> <text:span text:style-name="symbol0_5f_python">%</text:span> auteur<text:span text:style-name="symbol0_5f_python">)</text:span></text:p>
        </text:list-item>
        <text:list-item>
          <text:p text:style-name="Colored_20_code"><text:s text:c="28"/>f.<text:span text:style-name="member0_5f_python">write</text:span><text:span text:style-name="symbol0_5f_python">(</text:span>corps_du_message<text:span text:style-name="symbol0_5f_python">)</text:span></text:p>
        </text:list-item>
        <text:list-item>
          <text:p text:style-name="Colored_20_code"><text:s text:c="28"/>f.<text:span text:style-name="member0_5f_python">write</text:span><text:span text:style-name="symbol0_5f_python">(</text:span><text:span text:style-name="string_5f_python">"</text:span><text:span text:style-name="escaped_5f_python">\n</text:span><text:span text:style-name="string_5f_python">"</text:span><text:span text:style-name="symbol0_5f_python">)</text:span></text:p>
        </text:list-item>
        <text:list-item>
          <text:p text:style-name="Colored_20_code"><text:s text:c="24"/><text:span text:style-name="keyword0_5f_python">finally</text:span>:</text:p>
        </text:list-item>
        <text:list-item>
          <text:p text:style-name="Colored_20_code"><text:s text:c="28"/>f.<text:span text:style-name="member0_5f_python">close</text:span><text:span text:style-name="symbol0_5f_python">()</text:span></text:p>
        </text:list-item>
        <text:list-item>
          <text:p text:style-name="Colored_20_code"><text:span text:style-name="symbol0_5f_python"/></text:p>
        </text:list-item>
      </text:list>
      <text:p text:style-name="P20"><text:span text:style-name="symbol0_5f_python"/></text:p>
      <text:p text:style-name="Standard">Ce gros snippet est la manière propre d'écrire dans un fichier, si on n'utilise pas le mot clé <text:span text:style-name="Code">with</text:span> (comme nous l'expliquerons plus loin).</text:p>
      <text:p text:style-name="Standard"/>
      <text:p text:style-name="Standard">Nous avons besoin de 2 clauses <text:span text:style-name="Code">try</text:span> imbriquées :</text:p>
      <text:p text:style-name="Standard"/>
      <text:list xml:id="list664222396" text:style-name="L5">
        <text:list-item>
          <text:p text:style-name="P7">La première tente l'ouverture du fichier, et en cas d'échec, déclenche la sortie du programme.</text:p>
        </text:list-item>
        <text:list-item>
          <text:p text:style-name="P7">La seconde tente d'écrire dans le fichier, et dans tous les cas, ferme le fichier une fois que l'opération est terminée, ou a échoué.</text:p>
        </text:list-item>
      </text:list>
      <text:p text:style-name="Standard"/>
      <text:p text:style-name="Standard"><text:span text:style-name="filename_20_and_20_line_20_number">Ligne 221</text:span>, on ouvre le fichier en mode <text:span text:style-name="Code">'a'</text:span> (append), afin d'ajouter le nouveau mail au fichier mbox. Puis, si on rencontre les exceptions <text:span text:style-name="Code">OSError</text:span> (problème de permissions, fichier inexistant, etc) ou <text:span text:style-name="Code">IOError</text:span> (problème d'écriture sur le disque), on affiche une erreur.</text:p>
      <text:p text:style-name="Standard"/>
      <text:p text:style-name="Standard"><text:span text:style-name="filename_20_and_20_line_20_number">Ligne 226</text:span>, le bloc <text:span text:style-name="Code">else</text:span> ne s'exécute que si le bloc <text:span text:style-name="Code">except</text:span> ne s'est pas exécuté.</text:p>
      <text:p text:style-name="Standard"/>
      <text:p text:style-name="Standard">Puis à nouveau, on ouvre un bloc <text:span text:style-name="Code">try</text:span>, dans lequel on écrit le mail dans le fichier mbox. La clause <text:span text:style-name="Code">finally</text:span> garanti que le fichier est bien fermé<text:note text:id="ftn2" text:note-class="footnote"><text:note-citation>2</text:note-citation><text:note-body><text:p text:style-name="Footnote">Python normalement ferme les fichiers automatiquement à la fin d'un script, mais il existe une chance de monopolisation de ressource si on le fait pas. Il n'est pas rare que rien ne soit écrit dans un fichier avant la demande fermeture de celui-ci du fait de la gestion des buffers.</text:p></text:note-body></text:note>, même si quelque chose se passe mal dans le bloc <text:span text:style-name="Code">try</text:span>. </text:p>
      <text:p text:style-name="Standard"/>
      <text:p text:style-name="Standard">On peut tout à faire écrire dans un fichier sans tout ce bazar :</text:p>
      <text:p text:style-name="Code_20_block"><text:span text:style-name="keyword1_5f_python">open</text:span><text:span text:style-name="symbol0_5f_python">(</text:span>chemin, <text:span text:style-name="string_5f_python">'a'</text:span><text:span text:style-name="symbol0_5f_python">)</text:span>.<text:span text:style-name="member0_5f_python">write</text:span><text:span text:style-name="symbol0_5f_python">(</text:span>u<text:span text:style-name="string_5f_python">"From %s</text:span><text:span text:style-name="escaped_5f_python">\n</text:span><text:span text:style-name="string_5f_python">"</text:span> <text:span text:style-name="symbol0_5f_python">%</text:span> auteur + <text:s/>message + <text:span text:style-name="string_5f_python">"</text:span><text:span text:style-name="escaped_5f_python">\n</text:span><text:span text:style-name="string_5f_python">"</text:span><text:span text:style-name="symbol0_5f_python">)</text:span></text:p>
      <text:p text:style-name="Standard">Cette ligne ferait parfaitement le travail des 13 lignes ci-dessus la plupart du temps. Mais si on souhaite faire un script solide, qui travaille dans un environnement où les permissions peuvent changer, et les fichiers êtres déplacés, alors le double bloc <text:span text:style-name="Code">try</text:span> est la voie à suivre.</text:p>
      <text:p text:style-name="Standard"/>
      <text:p text:style-name="Standard">Ce script contient à la fois des pratiques de code quick and dirty, et cette pratique plus sérieuse pour <text:s/>que vous puissiez goûter un peu à tout. Dans la vie réelle, en général quand on code un script rapidement, on ne s'encombre pas de tous ces gardes-fou. A l'inverse, on blinde son code quand on sait qu'il va être utilisé en production plus de quelques fois. </text:p>
      <text:p text:style-name="P20"><text:span text:style-name="symbol0_5f_python"/></text:p>
      <text:p text:style-name="Standard">Une dernière chose, <text:span text:style-name="filename_20_and_20_line_20_number">ligne 222</text:span>, vous avez peut être remarqué le mot clé <text:span text:style-name="Code">as</text:span>. Il permet de stocker l'erreur ainsi attrapée dans la variable <text:span text:style-name="Code">e</text:span>, et nous pouvons donc afficher le message d'erreur du système à l'utilisateur comme une partie du notre.</text:p>
      <text:p text:style-name="P20"><text:span text:style-name="symbol0_5f_python"/></text:p>
      <text:list xml:id="list958138499" text:continue-list="list892065729" text:style-name="Colored_20_code_20_numerotation">
        <text:list-item>
          <text:p text:style-name="P21"><text:span text:style-name="keyword0_5f_python"><text:s text:c="12"/>break</text:span></text:p>
        </text:list-item>
      </text:list>
      <text:p text:style-name="P20"><text:s text:c="15"/></text:p>
      <text:p text:style-name="Standard"><text:soft-page-break/><text:span text:style-name="keyword0_5f_python"><text:span text:style-name="T13">Si on a trouvé quelque chose, on sort de la boucle, pas besoin de regarder les autres parties de l'mail.</text:span></text:span></text:p>
      <text:h text:style-name="Heading_20_2" text:outline-level="2">Un peu de théorie</text:h>
      <text:h text:style-name="Heading_20_3" text:outline-level="3"><text:span text:style-name="symbol0_5f_python"><text:span text:style-name="T5">Données utiles autour des scripts</text:span></text:span></text:h>
      <text:p text:style-name="Text_20_body"><text:span text:style-name="symbol0_5f_python"><text:span text:style-name="T5">Quand on écrit beaucoup de scripts, on veut pouvoir leur passer des paramètres rapidement. Comme tous les langages, Python permet d'accéder aux arguments passés au script via la variables </text:span></text:span><text:span text:style-name="Code"><text:span text:style-name="T5">sys.argv</text:span></text:span><text:span text:style-name="symbol0_5f_python"><text:span text:style-name="T5"> :</text:span></text:span></text:p>
      <text:p text:style-name="Text_20_body"><text:span text:style-name="symbol0_5f_python"><text:span text:style-name="T5">Soit un fichier :</text:span></text:span></text:p>
      <text:p text:style-name="Code_20_block"><text:span text:style-name="keyword0_5f_python"><text:span text:style-name="T3">import</text:span></text:span><text:span text:style-name="member0_5f_python"><text:span text:style-name="T5"> </text:span></text:span><text:span text:style-name="keyword2_5f_python"><text:span text:style-name="T3">sys</text:span></text:span><text:span text:style-name="member0_5f_python"><text:span text:style-name="T5"><text:line-break/></text:span></text:span><text:span text:style-name="keyword0_5f_python"><text:span text:style-name="T3">print</text:span></text:span><text:span text:style-name="member0_5f_python"><text:span text:style-name="T5"> </text:span></text:span><text:span text:style-name="string_5f_python"><text:span text:style-name="T3">'Nom du script:'</text:span></text:span><text:span text:style-name="member0_5f_python"><text:span text:style-name="T5">, <text:s/></text:span></text:span><text:span text:style-name="keyword2_5f_python"><text:span text:style-name="T3">sys</text:span></text:span><text:span text:style-name="member0_5f_python"><text:span text:style-name="T5">.</text:span></text:span><text:span text:style-name="member0_5f_python"><text:span text:style-name="T3">argv</text:span></text:span><text:span text:style-name="symbol0_5f_python"><text:span text:style-name="T3">[</text:span></text:span><text:span text:style-name="number_5f_python"><text:span text:style-name="T3">0</text:span></text:span><text:span text:style-name="symbol0_5f_python"><text:span text:style-name="T3">]</text:span></text:span><text:span text:style-name="member0_5f_python"><text:span text:style-name="T5"> <text:line-break/></text:span></text:span><text:span text:style-name="keyword0_5f_python"><text:span text:style-name="T3">print</text:span></text:span><text:span text:style-name="member0_5f_python"><text:span text:style-name="T5"> </text:span></text:span><text:span text:style-name="string_5f_python"><text:span text:style-name="T3">'%s parametre(s): %s'</text:span></text:span><text:span text:style-name="member0_5f_python"><text:span text:style-name="T5"> </text:span></text:span><text:span text:style-name="symbol0_5f_python"><text:span text:style-name="T3">%</text:span></text:span><text:span text:style-name="member0_5f_python"><text:span text:style-name="T5"> </text:span></text:span><text:span text:style-name="symbol0_5f_python"><text:span text:style-name="T3">(</text:span></text:span><text:span text:style-name="keyword1_5f_python"><text:span text:style-name="T3">len</text:span></text:span><text:span text:style-name="symbol0_5f_python"><text:span text:style-name="T3">(</text:span></text:span><text:span text:style-name="keyword2_5f_python"><text:span text:style-name="T3">sys</text:span></text:span><text:span text:style-name="member0_5f_python"><text:span text:style-name="T5">.</text:span></text:span><text:span text:style-name="member0_5f_python"><text:span text:style-name="T3">argv</text:span></text:span><text:span text:style-name="symbol0_5f_python"><text:span text:style-name="T3">[</text:span></text:span><text:span text:style-name="number_5f_python"><text:span text:style-name="T3">1</text:span></text:span><text:span text:style-name="member0_5f_python"><text:span text:style-name="T5">:</text:span></text:span><text:span text:style-name="symbol0_5f_python"><text:span text:style-name="T3">])</text:span></text:span><text:span text:style-name="member0_5f_python"><text:span text:style-name="T5">, </text:span></text:span><text:span text:style-name="keyword2_5f_python"><text:span text:style-name="T3">sys</text:span></text:span><text:span text:style-name="member0_5f_python"><text:span text:style-name="T5">.</text:span></text:span><text:span text:style-name="member0_5f_python"><text:span text:style-name="T3">argv</text:span></text:span><text:span text:style-name="symbol0_5f_python"><text:span text:style-name="T3">[</text:span></text:span><text:span text:style-name="number_5f_python"><text:span text:style-name="T3">1</text:span></text:span><text:span text:style-name="member0_5f_python"><text:span text:style-name="T5">:</text:span></text:span><text:span text:style-name="symbol0_5f_python"><text:span text:style-name="T3">])</text:span></text:span><text:span text:style-name="member0_5f_python"><text:span text:style-name="T5"> </text:span></text:span></text:p>
      <text:p text:style-name="Code_20_block"><text:span text:style-name="symbol0_5f_python"><text:span text:style-name="T5">Voilà ce que ça donne, si on l'exécute :</text:span></text:span></text:p>
      <text:p text:style-name="Preformatted_20_Text"><text:span text:style-name="symbol0_5f_python"><text:span text:style-name="T5">$ python test.py pomme poire banane "choucroute garnie" <text:line-break/>Nom du script: test.py <text:line-break/>4 parametre(s): ['pomme', 'poire', 'banane', 'choucroute garnie']</text:span></text:span></text:p>
      <text:p text:style-name="Preformatted_20_Text"><text:span text:style-name="symbol0_5f_python"><text:span text:style-name="T5"/></text:span></text:p>
      <text:p text:style-name="Text_20_body"><text:span text:style-name="Code"><text:span text:style-name="T5">sys.argv</text:span></text:span><text:span text:style-name="symbol0_5f_python"><text:span text:style-name="T5"> est une liste ordinnaire qui contient tous les paramètres sous forme de strings, donc pas besoin de jouer avec les </text:span></text:span><text:span text:style-name="Code"><text:span text:style-name="T5">@</text:span></text:span><text:span text:style-name="symbol0_5f_python"><text:span text:style-name="T5">, </text:span></text:span><text:span text:style-name="Code"><text:span text:style-name="T5">#</text:span></text:span><text:span text:style-name="symbol0_5f_python"><text:span text:style-name="T5"> et </text:span></text:span><text:span text:style-name="Code"><text:span text:style-name="T5">$</text:span></text:span><text:span text:style-name="symbol0_5f_python"><text:span text:style-name="T5"> comme en bash.</text:span></text:span></text:p>
      <text:p text:style-name="Text_20_body"><text:span text:style-name="symbol0_5f_python"><text:span text:style-name="T5">C'est pratique pour les tout petits scripts, mais quand on veut du paramétrage sérieux, il faut faire beaucoup de travail à la main. Pour ce faire, Python a été fourni avec des librairies de parsing d’arguments, d'abord </text:span></text:span><text:span text:style-name="Code"><text:span text:style-name="T5">getopt</text:span></text:span><text:span text:style-name="symbol0_5f_python"><text:span text:style-name="T5">, puis </text:span></text:span><text:span text:style-name="Code"><text:span text:style-name="T5">optparse</text:span></text:span><text:span text:style-name="symbol0_5f_python"><text:span text:style-name="T5">, toutes deux dépréciées, puis </text:span></text:span><text:span text:style-name="Code"><text:span text:style-name="T5">argparse</text:span></text:span><text:span text:style-name="symbol0_5f_python"><text:span text:style-name="T5">, la solution standard actuelle.</text:span></text:span></text:p>
      <text:p text:style-name="Text_20_body"><text:span text:style-name="symbol0_5f_python"><text:span text:style-name="T5">On utilise argparse ainsi :</text:span></text:span></text:p>
      <text:list xml:id="list349060107" text:style-name="L6">
        <text:list-item>
          <text:p text:style-name="P10"><text:span text:style-name="symbol0_5f_python"><text:span text:style-name="T5">Créer un parseur.</text:span></text:span></text:p>
        </text:list-item>
        <text:list-item>
          <text:p text:style-name="P10"><text:span text:style-name="symbol0_5f_python"><text:span text:style-name="T5">Ajouter des options et des arguments positionels</text:span></text:span></text:p>
        </text:list-item>
        <text:list-item>
          <text:p text:style-name="P10"><text:span text:style-name="symbol0_5f_python"><text:span text:style-name="T5">Récupérer les arguments parsés.</text:span></text:span></text:p>
        </text:list-item>
      </text:list>
      <text:p text:style-name="Text_20_body"><text:span text:style-name="symbol0_5f_python"><text:span text:style-name="T5">Argparse est très puissant, il peut gérer des cas très tordus, les sous commandes, des types personalisés, etc. Mais la plupart du temps vous voulez juste quelque chose comme ça :</text:span></text:span></text:p>
      <text:p text:style-name="Code_20_block"><text:span text:style-name="keyword0_5f_python"><text:span text:style-name="T3">import</text:span></text:span><text:span text:style-name="symbol0_5f_python"><text:span text:style-name="T5"> argparse <text:line-break/><text:line-break/></text:span></text:span><text:span text:style-name="comment0_5f_python"><text:span text:style-name="T3"># On cree l'objet parseur, et on lui passe la description du programme <text:line-break/></text:span></text:span><text:span text:style-name="keyword2_5f_python"><text:span text:style-name="T3">parser</text:span></text:span><text:span text:style-name="symbol0_5f_python"><text:span text:style-name="T5"> = argparse.</text:span></text:span><text:span text:style-name="member0_5f_python"><text:span text:style-name="T3">ArgumentParser</text:span></text:span><text:span text:style-name="symbol0_5f_python"><text:span text:style-name="T3">(</text:span></text:span><text:span text:style-name="symbol0_5f_python"><text:span text:style-name="T5">description=</text:span></text:span><text:span text:style-name="string_5f_python"><text:span text:style-name="T3">"Ce programme fait ceci et cela"</text:span></text:span><text:span text:style-name="symbol0_5f_python"><text:span text:style-name="T3">)</text:span></text:span><text:span text:style-name="symbol0_5f_python"><text:span text:style-name="T5"> <text:line-break/><text:line-break/></text:span></text:span><text:span text:style-name="comment0_5f_python"><text:span text:style-name="T3"># On ajoute quelques options<text:line-break/></text:span></text:span><text:span text:style-name="keyword2_5f_python"><text:span text:style-name="T3">parser</text:span></text:span><text:span text:style-name="symbol0_5f_python"><text:span text:style-name="T5">.</text:span></text:span><text:span text:style-name="member0_5f_python"><text:span text:style-name="T3">add_argument</text:span></text:span><text:span text:style-name="symbol0_5f_python"><text:span text:style-name="T3">(</text:span></text:span><text:span text:style-name="string_5f_python"><text:span text:style-name="T3">'-o'</text:span></text:span><text:span text:style-name="symbol0_5f_python"><text:span text:style-name="T5">, </text:span></text:span><text:span text:style-name="keyword1_5f_python"><text:span text:style-name="T3">type</text:span></text:span><text:span text:style-name="symbol0_5f_python"><text:span text:style-name="T5">=</text:span></text:span><text:span text:style-name="keyword1_5f_python"><text:span text:style-name="T3">str</text:span></text:span><text:span text:style-name="symbol0_5f_python"><text:span text:style-name="T5">, </text:span></text:span><text:span text:style-name="keyword1_5f_python"><text:span text:style-name="T3">help</text:span></text:span><text:span text:style-name="symbol0_5f_python"><text:span text:style-name="T5">=u</text:span></text:span><text:span text:style-name="string_5f_python"><text:span text:style-name="T3">"Cette option sert a ceci et cela"</text:span></text:span><text:span text:style-name="symbol0_5f_python"><text:span text:style-name="T3">)</text:span></text:span><text:span text:style-name="symbol0_5f_python"><text:span text:style-name="T5"> <text:line-break/><text:line-break/></text:span></text:span><text:span text:style-name="comment0_5f_python"><text:span text:style-name="T3"># On ajoute quelques parametres positionels<text:line-break/></text:span></text:span><text:span text:style-name="keyword2_5f_python"><text:span text:style-name="T3">parser</text:span></text:span><text:span text:style-name="symbol0_5f_python"><text:span text:style-name="T5">.</text:span></text:span><text:span text:style-name="member0_5f_python"><text:span text:style-name="T3">add_argument</text:span></text:span><text:span text:style-name="symbol0_5f_python"><text:span text:style-name="T3">(</text:span></text:span><text:span text:style-name="string_5f_python"><text:span text:style-name="T3">'option'</text:span></text:span><text:span text:style-name="symbol0_5f_python"><text:span text:style-name="T5">, </text:span></text:span><text:span text:style-name="keyword1_5f_python"><text:span text:style-name="T3">type</text:span></text:span><text:span text:style-name="symbol0_5f_python"><text:span text:style-name="T5">=</text:span></text:span><text:span text:style-name="keyword1_5f_python"><text:span text:style-name="T3">str</text:span></text:span><text:span text:style-name="symbol0_5f_python"><text:span text:style-name="T5">, </text:span></text:span><text:span text:style-name="keyword1_5f_python"><text:span text:style-name="T3">help</text:span></text:span><text:span text:style-name="symbol0_5f_python"><text:span text:style-name="T5">=u</text:span></text:span><text:span text:style-name="string_5f_python"><text:span text:style-name="T3">"Cette option sert a ca et ca"</text:span></text:span><text:span text:style-name="symbol0_5f_python"><text:span text:style-name="T3">)</text:span></text:span><text:span text:style-name="symbol0_5f_python"><text:span text:style-name="T5"> <text:line-break/><text:line-break/></text:span></text:span><text:span text:style-name="comment0_5f_python"><text:span text:style-name="T3"># Et on lance le parsing <text:line-break/></text:span></text:span><text:soft-page-break/><text:span text:style-name="symbol0_5f_python"><text:span text:style-name="T5">args = </text:span></text:span><text:span text:style-name="keyword2_5f_python"><text:span text:style-name="T3">parser</text:span></text:span><text:span text:style-name="symbol0_5f_python"><text:span text:style-name="T5">.</text:span></text:span><text:span text:style-name="member0_5f_python"><text:span text:style-name="T3">parse_args</text:span></text:span><text:span text:style-name="symbol0_5f_python"><text:span text:style-name="T3">()</text:span></text:span><text:span text:style-name="symbol0_5f_python"><text:span text:style-name="T5"> <text:line-break/><text:line-break/># Et on affiche les paramètres récupérés<text:line-break/></text:span></text:span><text:span text:style-name="keyword0_5f_python"><text:span text:style-name="T3">print</text:span></text:span><text:span text:style-name="symbol0_5f_python"><text:span text:style-name="T5"> args.</text:span></text:span><text:span text:style-name="member0_5f_python"><text:span text:style-name="T3">o</text:span></text:span><text:span text:style-name="symbol0_5f_python"><text:span text:style-name="T5"> <text:line-break/></text:span></text:span><text:span text:style-name="keyword0_5f_python"><text:span text:style-name="T3">print</text:span></text:span><text:span text:style-name="symbol0_5f_python"><text:span text:style-name="T5"> args.</text:span></text:span><text:span text:style-name="member0_5f_python"><text:span text:style-name="T3">option</text:span></text:span></text:p>
      <text:p text:style-name="Code_20_block"><text:span text:style-name="member0_5f_python"><text:span text:style-name="T5">On l'utilise ainsi :</text:span></text:span></text:p>
      <text:p text:style-name="Preformatted_20_Text"><text:span text:style-name="symbol0_5f_python"><text:span text:style-name="T5">$ python test.py pomme -o banane </text:span></text:span></text:p>
      <text:p text:style-name="Preformatted_20_Text"><text:span text:style-name="symbol0_5f_python"><text:span text:style-name="T5">banane </text:span></text:span></text:p>
      <text:p text:style-name="Preformatted_20_Text"><text:span text:style-name="symbol0_5f_python"><text:span text:style-name="T5">pomme </text:span></text:span></text:p>
      <text:p text:style-name="Preformatted_20_Text"><text:span text:style-name="symbol0_5f_python"><text:span text:style-name="T5"/></text:span></text:p>
      <text:p text:style-name="Text_20_body"><text:span text:style-name="symbol0_5f_python"><text:span text:style-name="T5">En terme de facilité de création, il n'y a pas de gain par rapport à </text:span></text:span><text:span text:style-name="Code"><text:span text:style-name="T5">sys.argv</text:span></text:span><text:span text:style-name="symbol0_5f_python"><text:span text:style-name="T5"> pour le moment, en revanche, on a la documentation du script gratuitement :</text:span></text:span></text:p>
      <text:p text:style-name="Preformatted_20_Text"><text:span text:style-name="symbol0_5f_python"><text:span text:style-name="T5">$ python test.py -h </text:span></text:span></text:p>
      <text:p text:style-name="Preformatted_20_Text"><text:span text:style-name="symbol0_5f_python"><text:span text:style-name="T5">usage: test.py [-h] [-o O] option </text:span></text:span></text:p>
      <text:p text:style-name="Preformatted_20_Text"><text:span text:style-name="symbol0_5f_python"><text:span text:style-name="T5"/></text:span></text:p>
      <text:p text:style-name="Preformatted_20_Text"><text:span text:style-name="symbol0_5f_python"><text:span text:style-name="T5">Ce programme fait ceci et cela </text:span></text:span></text:p>
      <text:p text:style-name="Preformatted_20_Text"><text:span text:style-name="symbol0_5f_python"><text:span text:style-name="T5"/></text:span></text:p>
      <text:p text:style-name="Preformatted_20_Text"><text:span text:style-name="symbol0_5f_python"><text:span text:style-name="T5">positional arguments: </text:span></text:span></text:p>
      <text:p text:style-name="Preformatted_20_Text"><text:span text:style-name="symbol0_5f_python"><text:span text:style-name="T5"><text:s text:c="2"/>option <text:s text:c="5"/>Cette option sert a ca et ca </text:span></text:span></text:p>
      <text:p text:style-name="Preformatted_20_Text"><text:span text:style-name="symbol0_5f_python"><text:span text:style-name="T5"/></text:span></text:p>
      <text:p text:style-name="Preformatted_20_Text"><text:span text:style-name="symbol0_5f_python"><text:span text:style-name="T5">optional arguments: </text:span></text:span></text:p>
      <text:p text:style-name="Preformatted_20_Text"><text:span text:style-name="symbol0_5f_python"><text:span text:style-name="T5"><text:s text:c="2"/>-h, --help <text:s/>show this help message and exit </text:span></text:span></text:p>
      <text:p text:style-name="Preformatted_20_Text"><text:span text:style-name="symbol0_5f_python"><text:span text:style-name="T5"><text:s text:c="2"/>-o O <text:s text:c="7"/>Cette option sert a ceci et cela</text:span></text:span></text:p>
      <text:p text:style-name="Preformatted_20_Text"><text:span text:style-name="symbol0_5f_python"><text:span text:style-name="T5"/></text:span></text:p>
      <text:p text:style-name="Text_20_body"><text:span text:style-name="symbol0_5f_python"><text:span text:style-name="T5">Et on a également un test basique des arguments, et un retour propre envers l'utilisateur (certes en anglais, mais tout peut être traduit si vous en avez besoin) :</text:span></text:span></text:p>
      <text:p text:style-name="Preformatted_20_Text"><text:span text:style-name="symbol0_5f_python"><text:span text:style-name="T5">$ python test.py -o 'Slurm' </text:span></text:span></text:p>
      <text:p text:style-name="Preformatted_20_Text"><text:span text:style-name="symbol0_5f_python"><text:span text:style-name="T5">usage: test.py [-h] [-o O] option </text:span></text:span></text:p>
      <text:p text:style-name="Preformatted_20_Text"><text:span text:style-name="symbol0_5f_python"><text:span text:style-name="T5">test.py: error: too few arguments</text:span></text:span></text:p>
      <text:p text:style-name="Text_20_body"><text:span text:style-name="symbol0_5f_python"><text:span text:style-name="T5"/></text:span></text:p>
      <text:p text:style-name="Text_20_body"><text:span text:style-name="symbol0_5f_python"><text:span text:style-name="T5">Quand vous rajoutez une options, vous avez essentiellement besoin de savoir ceci :</text:span></text:span></text:p>
      <text:p text:style-name="Standard"><text:span text:style-name="symbol0_5f_python"><text:span text:style-name="T3"/></text:span></text:p>
      <text:p text:style-name="Code_20_block"><text:span text:style-name="keyword2_5f_python"><text:span text:style-name="T3">parser</text:span></text:span><text:span text:style-name="symbol0_5f_python"><text:span text:style-name="T14">.</text:span></text:span><text:span text:style-name="member0_5f_python"><text:span text:style-name="T3">add_argument</text:span></text:span><text:span text:style-name="symbol0_5f_python"><text:span text:style-name="T3">(</text:span></text:span><text:span text:style-name="string_5f_python"><text:span text:style-name="T3">"nom court pour l'option (-)"</text:span></text:span><text:span text:style-name="symbol0_5f_python"><text:span text:style-name="T14">, <text:line-break/> <text:s text:c="34"/></text:span></text:span><text:span text:style-name="string_5f_python"><text:span text:style-name="T3">"nom long pour l'option (--)"</text:span></text:span><text:span text:style-name="symbol0_5f_python"><text:span text:style-name="T14">, <text:line-break/> <text:s text:c="35"/></text:span></text:span><text:span text:style-name="keyword1_5f_python"><text:span text:style-name="T3">type</text:span></text:span><text:span text:style-name="symbol0_5f_python"><text:span text:style-name="T14">=</text:span></text:span><text:span text:style-name="keyword1_5f_python"><text:span text:style-name="T3">str</text:span></text:span><text:span text:style-name="symbol0_5f_python"><text:span text:style-name="T14"> ou </text:span></text:span><text:span text:style-name="keyword1_5f_python"><text:span text:style-name="T3">int</text:span></text:span><text:span text:style-name="symbol0_5f_python"><text:span text:style-name="T14"> ou </text:span></text:span><text:span text:style-name="keyword1_5f_python"><text:span text:style-name="T3">float</text:span></text:span><text:span text:style-name="symbol0_5f_python"><text:span text:style-name="T14"> ou </text:span></text:span><text:span text:style-name="keyword1_5f_python"><text:span text:style-name="T3">open</text:span></text:span><text:span text:style-name="symbol0_5f_python"><text:span text:style-name="T14">..., <text:line-break/> <text:s text:c="35"/>nargs=</text:span></text:span><text:span text:style-name="string_5f_python"><text:span text:style-name="T3">"nombre de valeurs attendues"</text:span></text:span><text:span text:style-name="symbol0_5f_python"><text:span text:style-name="T14">,<text:line-break/> <text:s text:c="35"/>default=</text:span></text:span><text:span text:style-name="string_5f_python"><text:span text:style-name="T3">"valeur par défaut"</text:span></text:span><text:span text:style-name="symbol0_5f_python"><text:span text:style-name="T14">,<text:line-break/> <text:s text:c="35"/></text:span></text:span><text:span text:style-name="keyword1_5f_python"><text:span text:style-name="T3">help</text:span></text:span><text:span text:style-name="symbol0_5f_python"><text:span text:style-name="T14">=u</text:span></text:span><text:span text:style-name="string_5f_python"><text:span text:style-name="T3">"Texte d'aide pour l'option"</text:span></text:span><text:span text:style-name="symbol0_5f_python"><text:span text:style-name="T14">,<text:line-break/> <text:s text:c="35"/>action=</text:span></text:span><text:span text:style-name="string_5f_python"><text:span text:style-name="T3">"que faire avec cette valeur"</text:span></text:span><text:span text:style-name="symbol0_5f_python"><text:span text:style-name="T3">)</text:span></text:span></text:p>
      <text:p text:style-name="Standard"><text:span text:style-name="symbol0_5f_python"><text:span text:style-name="T14">Le nom court, comme le nom long, est optionnel. On peut avoir juste l'un ou l'autre, ou les deux.</text:span></text:span></text:p>
      <text:p text:style-name="Standard"><text:span text:style-name="symbol0_5f_python"><text:span text:style-name="T14"/></text:span></text:p>
      <text:p text:style-name="Standard"><text:span text:style-name="symbol0_5f_python"><text:span text:style-name="T14">Le type peut être n'importe quelle fonction qui retourne la valeur à stocker quand on lui passe le paramètre du script.</text:span></text:span></text:p>
      <text:p text:style-name="Standard"><text:span text:style-name="symbol0_5f_python"><text:span text:style-name="T14"/></text:span></text:p>
      <text:p text:style-name="Standard"><text:span text:style-name="Code"><text:span text:style-name="T14">nargs</text:span></text:span><text:span text:style-name="symbol0_5f_python"><text:span text:style-name="T14"> est un entier (1, 2, 3...) qui dit combien de valeurs on attend pour cette options. Afin qu'on puisse faire des chose commes ça:</text:span></text:span></text:p>
      <text:p text:style-name="Standard"><text:span text:style-name="symbol0_5f_python"><text:span text:style-name="T14"/></text:span></text:p>
      <text:p text:style-name="Preformatted_20_Text"><text:span text:style-name="symbol0_5f_python"><text:span text:style-name="T14">python script.py --option val1 val2 val3</text:span></text:span></text:p>
      <text:p text:style-name="Standard"><text:span text:style-name="symbol0_5f_python"><text:span text:style-name="T14"/></text:span></text:p>
      <text:p text:style-name="Standard"><text:span text:style-name="Code"><text:span text:style-name="T14">nargs</text:span></text:span><text:span text:style-name="symbol0_5f_python"><text:span text:style-name="T14"> accept aussi:</text:span></text:span></text:p>
      <text:p text:style-name="Standard"><text:soft-page-break/><text:span text:style-name="symbol0_5f_python"><text:span text:style-name="T14"/></text:span></text:p>
      <text:list xml:id="list704191840" text:style-name="L7">
        <text:list-item>
          <text:p text:style-name="P8"><text:span text:style-name="Code"><text:span text:style-name="T14">*</text:span></text:span><text:span text:style-name="symbol0_5f_python"><text:span text:style-name="T14"> pour dire "0, ou + de valeurs"</text:span></text:span></text:p>
        </text:list-item>
        <text:list-item>
          <text:p text:style-name="P8"><text:span text:style-name="Code"><text:span text:style-name="T14">?</text:span></text:span><text:span text:style-name="symbol0_5f_python"><text:span text:style-name="T14"> pour dire "0 ou une valeur"</text:span></text:span></text:p>
        </text:list-item>
        <text:list-item>
          <text:p text:style-name="P8"><text:span text:style-name="Code"><text:span text:style-name="T14">+</text:span></text:span><text:span text:style-name="symbol0_5f_python"><text:span text:style-name="T14"> pour dire "une ou plus de valeurs"</text:span></text:span></text:p>
        </text:list-item>
      </text:list>
      <text:p text:style-name="Standard"><text:span text:style-name="symbol0_5f_python"><text:span text:style-name="T14"/></text:span></text:p>
      <text:p text:style-name="Standard"><text:span text:style-name="symbol0_5f_python"><text:span text:style-name="T14">Le parseur stockera toutes les valeurs dans une liste, et s'assurera que l'utilisateur rentre le bon nombre de valeurs.</text:span></text:span></text:p>
      <text:p text:style-name="Standard"><text:span text:style-name="symbol0_5f_python"><text:span text:style-name="T14"/></text:span></text:p>
      <text:p text:style-name="Standard"><text:span text:style-name="Code"><text:span text:style-name="T14">action</text:span></text:span><text:span text:style-name="symbol0_5f_python"><text:span text:style-name="T14"> dicte le comportement à adopter: </text:span></text:span></text:p>
      <text:p text:style-name="Standard"><text:span text:style-name="symbol0_5f_python"><text:span text:style-name="T14"/></text:span></text:p>
      <text:list xml:id="list226099709" text:style-name="L8">
        <text:list-item>
          <text:p text:style-name="P9"><text:span text:style-name="Code"><text:span text:style-name="T14">'store'</text:span></text:span><text:span text:style-name="symbol0_5f_python"><text:span text:style-name="T14"> (défaut): stocker la valeur après l'avoir passé à '</text:span></text:span><text:span text:style-name="Code"><text:span text:style-name="T14">type'</text:span></text:span></text:p>
        </text:list-item>
        <text:list-item>
          <text:p text:style-name="P9"><text:span text:style-name="Code"><text:span text:style-name="T14">'store_true'</text:span></text:span><text:span text:style-name="symbol0_5f_python"><text:span text:style-name="T14">: stocker </text:span></text:span><text:span text:style-name="Code"><text:span text:style-name="T14">True</text:span></text:span><text:span text:style-name="symbol0_5f_python"><text:span text:style-name="T14"> si l'option est passée</text:span></text:span></text:p>
        </text:list-item>
        <text:list-item>
          <text:p text:style-name="P9"><text:span text:style-name="Code"><text:span text:style-name="T14">'store_false'</text:span></text:span><text:span text:style-name="symbol0_5f_python"><text:span text:style-name="T14">: stocker </text:span></text:span><text:span text:style-name="Code"><text:span text:style-name="T14">False</text:span></text:span><text:span text:style-name="symbol0_5f_python"><text:span text:style-name="T14"> si l'option est passée</text:span></text:span></text:p>
        </text:list-item>
        <text:list-item>
          <text:p text:style-name="P9"><text:span text:style-name="Code"><text:span text:style-name="T14">'store_const'</text:span></text:span><text:span text:style-name="symbol0_5f_python"><text:span text:style-name="T14">: stocker la valeur passée comme </text:span></text:span><text:span text:style-name="Code"><text:span text:style-name="T14">'const'</text:span></text:span><text:span text:style-name="symbol0_5f_python"><text:span text:style-name="T14"> si l'options est passé</text:span></text:span></text:p>
        </text:list-item>
      </text:list>
      <text:p text:style-name="Standard"><text:span text:style-name="symbol0_5f_python"><text:span text:style-name="T14"/></text:span></text:p>
      <text:p text:style-name="Standard"><text:span text:style-name="Code"><text:span text:style-name="T14">default</text:span></text:span><text:span text:style-name="symbol0_5f_python"><text:span text:style-name="T14"> donne une valeur par défaut au paramètre. Très utile pour </text:span></text:span><text:span text:style-name="Code"><text:span text:style-name="T14">nargs=0/*/+</text:span></text:span><text:span text:style-name="symbol0_5f_python"><text:span text:style-name="T14"> ou dans le cas d'un </text:span></text:span><text:span text:style-name="Code"><text:span text:style-name="T14">store_const</text:span></text:span><text:span text:style-name="symbol0_5f_python"><text:span text:style-name="T14">.</text:span></text:span></text:p>
      <text:p text:style-name="Text_20_body"><text:span text:style-name="symbol0_5f_python"><text:span text:style-name="T5"/></text:span></text:p>
      <text:p text:style-name="Text_20_body"><text:span text:style-name="symbol0_5f_python"><text:span text:style-name="T5">En plus des arguments que l'on passe au script, vous aurez sans aucun doute besoin des informations suivantes :</text:span></text:span></text:p>
      <text:list xml:id="list1800712528" text:style-name="L9">
        <text:list-item>
          <text:p text:style-name="P11"><text:span text:style-name="Code"><text:span text:style-name="T5">os.getcwd()</text:span></text:span><text:span text:style-name="symbol0_5f_python"><text:span text:style-name="T5"> : dossier depuis lequel le script est exécuté.</text:span></text:span></text:p>
        </text:list-item>
        <text:list-item>
          <text:p text:style-name="P11"><text:span text:style-name="Code"><text:span text:style-name="T5">__file__</text:span></text:span><text:span text:style-name="symbol0_5f_python"><text:span text:style-name="T5"> : variable globale qui contient le chemin vers le fichier courant.</text:span></text:span></text:p>
        </text:list-item>
        <text:list-item>
          <text:p text:style-name="P11"><text:span text:style-name="Code"><text:span text:style-name="T5">__doc__</text:span></text:span><text:span text:style-name="symbol0_5f_python"><text:span text:style-name="T5"> : variable globale qui contient la doctring du module en court. </text:span></text:span></text:p>
        </text:list-item>
        <text:list-item>
          <text:p text:style-name="P11"><text:span text:style-name="Code"><text:span text:style-name="T5">os.path.dirname(os.path.realpath(__file__))</text:span></text:span><text:span text:style-name="symbol0_5f_python"><text:span text:style-name="T5"> : dossier dans lequel se trouve le script (nous verrons pourquoi plus loin).</text:span></text:span></text:p>
        </text:list-item>
      </text:list>
      <text:h text:style-name="Heading_20_2" text:outline-level="2"><text:span text:style-name="symbol0_5f_python"><text:span text:style-name="T5">Gérer les exceptions</text:span></text:span></text:h>
      <text:p text:style-name="Text_20_body"><text:span text:style-name="symbol0_5f_python"><text:span text:style-name="T5">Pour les programmeurs qui ne sont pas habitués aux exceptions, une petite explication s'impose. Les exceptions sont un mécanisme de gestion de situations exceptionelles : ouvrir un fichier qui n'est pas là, dépassement d'index d'une liste, connexion internet qui vacille, etc.. Là ou d'habitude on a des erreurs, Python utilise des exceptions.</text:span></text:span></text:p>
      <text:p text:style-name="Text_20_body"><text:span text:style-name="symbol0_5f_python"><text:span text:style-name="T5">Pourquoi des exceptions plutôt que de simples erreurs ?</text:span></text:span></text:p>
      <text:p text:style-name="Text_20_body"><text:span text:style-name="symbol0_5f_python"><text:span text:style-name="T5">Parce que les exception on un mécanisme de propagation qui les rend très pratiques.</text:span></text:span></text:p>
      <text:p text:style-name="Text_20_body"><text:span text:style-name="symbol0_5f_python"><text:span text:style-name="T5"/></text:span></text:p>
      <text:p text:style-name="Text_20_body"><text:span text:style-name="symbol0_5f_python"><text:span text:style-name="T5">Si vous avez un code comme ça :</text:span></text:span></text:p>
      <text:p text:style-name="Text_20_body"><text:span text:style-name="symbol0_5f_python"><text:span text:style-name="T5"/></text:span></text:p>
      <text:p text:style-name="Text_20_body"><text:span text:style-name="symbol0_5f_python"><text:span text:style-name="T5">block 1 : (par exemple un if, un for, une fonction, etc)</text:span></text:span></text:p>
      <text:p text:style-name="Text_20_body"><text:span text:style-name="symbol0_5f_python"><text:span text:style-name="T5"><text:s text:c="4"/>fait un truc</text:span></text:span></text:p>
      <text:p text:style-name="Text_20_body"><text:span text:style-name="symbol0_5f_python"><text:span text:style-name="T5"><text:s text:c="4"/>bloc 2 :</text:span></text:span></text:p>
      <text:p text:style-name="Text_20_body"><text:span text:style-name="symbol0_5f_python"><text:span text:style-name="T5"><text:s text:c="8"/>fait un truc</text:span></text:span></text:p>
      <text:p text:style-name="Text_20_body"><text:span text:style-name="symbol0_5f_python"><text:span text:style-name="T5"><text:s text:c="8"/>bloc 3 :</text:span></text:span></text:p>
      <text:p text:style-name="Text_20_body"><text:span text:style-name="symbol0_5f_python"><text:span text:style-name="T5"><text:s text:c="13"/>fait un truc qui va rater</text:span></text:span></text:p>
      <text:p text:style-name="Text_20_body"><text:soft-page-break/><text:span text:style-name="symbol0_5f_python"><text:span text:style-name="T5">L'exception va se déclencher dans le bloc 3 et interrompre l'exécution du bloc. Si elle n'est pas gérée, elle va remonter jusqu'au bloc 2. Si elle n'est pas gérée, elle va remonter jusqu'au bloc 1. Si elle n'est pas gérée, elle va remonter à la racine du programme, et si elle n'est pas gérée, le programme va planter.</text:span></text:span></text:p>
      <text:p text:style-name="Text_20_body"><text:span text:style-name="symbol0_5f_python"><text:span text:style-name="T5">L’intérêt, c'est donc qu'on peut gérer le traitement de l'exception à de nombreux niveaux du programme, comme on va le voir.</text:span></text:span></text:p>
      <text:p text:style-name="Text_20_body"><text:span text:style-name="symbol0_5f_python"><text:span text:style-name="T5">La base :</text:span></text:span></text:p>
      <text:p text:style-name="Code_20_block"><text:span text:style-name="keyword0_5f_python"><text:span text:style-name="T3">try</text:span></text:span><text:span text:style-name="symbol0_5f_python"><text:span text:style-name="T5"> :<text:line-break/> <text:s text:c="4"/>action<text:line-break/></text:span></text:span><text:span text:style-name="keyword0_5f_python"><text:span text:style-name="T3">except</text:span></text:span><text:span text:style-name="symbol0_5f_python"><text:span text:style-name="T5"> :<text:line-break/> <text:s text:c="3"/>faire quelque chose si ça rate</text:span></text:span></text:p>
      <text:p text:style-name="Text_20_body"><text:span text:style-name="symbol0_5f_python"><text:span text:style-name="T5">Si l'action rate de quelque manière que ce soit, une exception est levée. </text:span></text:span><text:span text:style-name="Code"><text:span text:style-name="T5">try</text:span></text:span><text:span text:style-name="symbol0_5f_python"><text:span text:style-name="T5"> attrape cette exception, et permet au programme de continuer sans planter, mais exécute le code d'</text:span></text:span><text:span text:style-name="Code"><text:span text:style-name="T5">except.</text:span></text:span></text:p>
      <text:p text:style-name="Text_20_body"><text:span text:style-name="Code"><text:span text:style-name="T5">try</text:span></text:span><text:span text:style-name="symbol0_5f_python"><text:span text:style-name="T5">/</text:span></text:span><text:span text:style-name="Code"><text:span text:style-name="T5">except</text:span></text:span><text:span text:style-name="symbol0_5f_python"><text:span text:style-name="T5"> marchent comme </text:span></text:span><text:span text:style-name="Code"><text:span text:style-name="T5">try</text:span></text:span><text:span text:style-name="symbol0_5f_python"><text:span text:style-name="T5">/</text:span></text:span><text:span text:style-name="Code"><text:span text:style-name="T5">catch</text:span></text:span><text:span text:style-name="symbol0_5f_python"><text:span text:style-name="T5"> ou </text:span></text:span><text:span text:style-name="Code"><text:span text:style-name="T5">begin</text:span></text:span><text:span text:style-name="symbol0_5f_python"><text:span text:style-name="T5">/</text:span></text:span><text:span text:style-name="Code"><text:span text:style-name="T5">rescue</text:span></text:span><text:span text:style-name="symbol0_5f_python"><text:span text:style-name="T5"> dans d'autres langages.</text:span></text:span></text:p>
      <text:p text:style-name="Text_20_body"><text:span text:style-name="symbol0_5f_python"><text:span text:style-name="T5">Et cela marche sur plusieurs niveau :</text:span></text:span></text:p>
      <text:p text:style-name="Text_20_body"><text:span text:style-name="symbol0_5f_python"><text:span text:style-name="T5"/></text:span></text:p>
      <text:p text:style-name="Text_20_body"><text:span text:style-name="symbol0_5f_python"><text:span text:style-name="T5">block </text:span></text:span><text:span text:style-name="number_5f_python"><text:span text:style-name="T3">1</text:span></text:span><text:span text:style-name="symbol0_5f_python"><text:span text:style-name="T5"> :</text:span></text:span></text:p>
      <text:p text:style-name="Text_20_body"><text:span text:style-name="symbol0_5f_python"><text:span text:style-name="T5"><text:s text:c="4"/>fait un truc</text:span></text:span></text:p>
      <text:p text:style-name="Text_20_body"><text:span text:style-name="symbol0_5f_python"><text:span text:style-name="T5"><text:s text:c="3"/></text:span></text:span><text:span text:style-name="keyword0_5f_python"><text:span text:style-name="T3">try</text:span></text:span><text:span text:style-name="symbol0_5f_python"><text:span text:style-name="T5"> :</text:span></text:span></text:p>
      <text:p text:style-name="Text_20_body"><text:span text:style-name="symbol0_5f_python"><text:span text:style-name="T5"><text:s text:c="8"/>bloc </text:span></text:span><text:span text:style-name="number_5f_python"><text:span text:style-name="T3">2</text:span></text:span><text:span text:style-name="symbol0_5f_python"><text:span text:style-name="T5"> :</text:span></text:span></text:p>
      <text:p text:style-name="Text_20_body"><text:span text:style-name="symbol0_5f_python"><text:span text:style-name="T5"><text:s text:c="12"/>fait un truc</text:span></text:span></text:p>
      <text:p text:style-name="Text_20_body"><text:span text:style-name="symbol0_5f_python"><text:span text:style-name="T5"><text:s text:c="12"/>bloc </text:span></text:span><text:span text:style-name="number_5f_python"><text:span text:style-name="T3">3</text:span></text:span><text:span text:style-name="symbol0_5f_python"><text:span text:style-name="T5"> :</text:span></text:span></text:p>
      <text:p text:style-name="Text_20_body"><text:span text:style-name="symbol0_5f_python"><text:span text:style-name="T5"><text:s text:c="17"/>fait un truc qui va rater</text:span></text:span></text:p>
      <text:p text:style-name="Text_20_body"><text:span text:style-name="symbol0_5f_python"><text:span text:style-name="T5"><text:s text:c="4"/></text:span></text:span><text:span text:style-name="keyword0_5f_python"><text:span text:style-name="T3">except</text:span></text:span><text:span text:style-name="symbol0_5f_python"><text:span text:style-name="T5"> :</text:span></text:span></text:p>
      <text:p text:style-name="Text_20_body"><text:span text:style-name="symbol0_5f_python"><text:span text:style-name="T5"><text:s text:c="10"/>faire quelque chose si ça rate</text:span></text:span></text:p>
      <text:p text:style-name="Text_20_body"><text:span text:style-name="symbol0_5f_python"><text:span text:style-name="T5"/></text:span></text:p>
      <text:p text:style-name="Text_20_body"><text:span text:style-name="symbol0_5f_python"><text:span text:style-name="T5">L'exception va être levée dans le bloc 3, et remonter jusqu'au bloc 1, où elle va être gérée. Le code va donc reprendre à partir du </text:span></text:span><text:span text:style-name="Code"><text:span text:style-name="T5">except</text:span></text:span><text:span text:style-name="symbol0_5f_python"><text:span text:style-name="T5">, et continuer dans le bloc 1. La suite des bloc 2 et 3 ne sont donc pas exécutés, mais le programme ne plante pas.</text:span></text:span></text:p>
      <text:p text:style-name="Text_20_body"><text:span text:style-name="symbol0_5f_python"><text:span text:style-name="T5">Généralement, on ne veut pas gérer toutes les exceptions, seulement celles auxquelles ont s'attend. Pour cette raison, on peut nommer l'exception qu'on veut attraper.</text:span></text:span></text:p>
      <text:p text:style-name="Text_20_body"><text:span text:style-name="symbol0_5f_python"><text:span text:style-name="T5">Par exemple :</text:span></text:span></text:p>
      <text:p text:style-name="Code_20_block"><text:span text:style-name="keyword0_5f_python"><text:span text:style-name="T3">try</text:span></text:span><text:span text:style-name="symbol0_5f_python"><text:span text:style-name="T5"> :<text:line-break/> <text:s text:c="3"/>f = </text:span></text:span><text:span text:style-name="keyword1_5f_python"><text:span text:style-name="T3">open</text:span></text:span><text:span text:style-name="symbol0_5f_python"><text:span text:style-name="T3">(</text:span></text:span><text:span text:style-name="string_5f_python"><text:span text:style-name="T3">'fichier'</text:span></text:span><text:span text:style-name="symbol0_5f_python"><text:span text:style-name="T3">)<text:line-break/></text:span></text:span><text:span text:style-name="symbol0_5f_python"><text:span text:style-name="T5"> <text:s text:c="3"/></text:span></text:span><text:span text:style-name="keyword0_5f_python"><text:span text:style-name="T3">print</text:span></text:span><text:span text:style-name="symbol0_5f_python"><text:span text:style-name="T5"> </text:span></text:span><text:span text:style-name="string_5f_python"><text:span text:style-name="T3">'test'</text:span></text:span><text:span text:style-name="symbol0_5f_python"><text:span text:style-name="T5"> + </text:span></text:span><text:span text:style-name="number_5f_python"><text:span text:style-name="T3">1<text:line-break/></text:span></text:span><text:span text:style-name="keyword0_5f_python"><text:span text:style-name="T3">except</text:span></text:span><text:span text:style-name="symbol0_5f_python"><text:span text:style-name="T5"> </text:span></text:span><text:span text:style-name="keyword1_5f_python"><text:span text:style-name="T3">OSError</text:span></text:span><text:span text:style-name="symbol0_5f_python"><text:span text:style-name="T5"> :<text:line-break/> <text:s text:c="3"/>faire quelque chose</text:span></text:span></text:p>
      <text:p text:style-name="Text_20_body"><text:span text:style-name="symbol0_5f_python"><text:span text:style-name="T5">Ici on arrêtera une exception qui arrivera au niveau de l'ouverture du fichier, mais pas l'exception </text:span></text:span><text:span text:style-name="Code"><text:span text:style-name="T5">TypeError</text:span></text:span><text:span text:style-name="symbol0_5f_python"><text:span text:style-name="T5"> qui se lèvera au niveau du </text:span></text:span><text:span text:style-name="Code"><text:span text:style-name="T5">print</text:span></text:span><text:span text:style-name="symbol0_5f_python"><text:span text:style-name="T5">. C'est une bonne chose, le </text:span></text:span><text:span text:style-name="Code"><text:span text:style-name="T5">try</text:span></text:span><text:span text:style-name="symbol0_5f_python"><text:span text:style-name="T5"> ne masquera ainsi pas un bug, qu'on va pouvoir corriger.</text:span></text:span></text:p>
      <text:p text:style-name="Text_20_body"><text:span text:style-name="symbol0_5f_python"><text:span text:style-name="T5">On peut également mettre plusieurs clauses </text:span></text:span><text:span text:style-name="Code"><text:span text:style-name="T5">except </text:span></text:span><text:span text:style-name="symbol0_5f_python"><text:span text:style-name="T5">:</text:span></text:span></text:p>
      <text:p text:style-name="Code_20_block"><text:soft-page-break/><text:span text:style-name="keyword0_5f_python"><text:span text:style-name="T3">try</text:span></text:span><text:span text:style-name="symbol0_5f_python"><text:span text:style-name="T5"> :<text:line-break/> <text:s text:c="3"/>f = </text:span></text:span><text:span text:style-name="keyword1_5f_python"><text:span text:style-name="T3">open</text:span></text:span><text:span text:style-name="symbol0_5f_python"><text:span text:style-name="T3">(</text:span></text:span><text:span text:style-name="string_5f_python"><text:span text:style-name="T3">'fichier'</text:span></text:span><text:span text:style-name="symbol0_5f_python"><text:span text:style-name="T3">)<text:line-break/></text:span></text:span><text:span text:style-name="symbol0_5f_python"><text:span text:style-name="T5"> <text:s text:c="3"/></text:span></text:span><text:span text:style-name="keyword0_5f_python"><text:span text:style-name="T3">print</text:span></text:span><text:span text:style-name="symbol0_5f_python"><text:span text:style-name="T5"> </text:span></text:span><text:span text:style-name="string_5f_python"><text:span text:style-name="T3">'test'</text:span></text:span><text:span text:style-name="symbol0_5f_python"><text:span text:style-name="T5"> + </text:span></text:span><text:span text:style-name="number_5f_python"><text:span text:style-name="T3">1<text:line-break/></text:span></text:span><text:span text:style-name="keyword0_5f_python"><text:span text:style-name="T3">except</text:span></text:span><text:span text:style-name="symbol0_5f_python"><text:span text:style-name="T5"> </text:span></text:span><text:span text:style-name="keyword1_5f_python"><text:span text:style-name="T3">OSError</text:span></text:span><text:span text:style-name="symbol0_5f_python"><text:span text:style-name="T5"> :<text:line-break/> <text:s text:c="3"/>faire quelque chose<text:line-break/> </text:span></text:span><text:span text:style-name="keyword0_5f_python"><text:span text:style-name="T3">except</text:span></text:span><text:span text:style-name="symbol0_5f_python"><text:span text:style-name="T5"> </text:span></text:span><text:span text:style-name="keyword1_5f_python"><text:span text:style-name="T3">IOError</text:span></text:span><text:span text:style-name="symbol0_5f_python"><text:span text:style-name="T5"> :<text:line-break/> <text:s text:c="3"/>faire quelque chose</text:span></text:span></text:p>
      <text:p text:style-name="Code_20_block"><text:span text:style-name="symbol0_5f_python"><text:span text:style-name="T5">Ainsi il y aura une action pour </text:span></text:span><text:span text:style-name="Code"><text:span text:style-name="T5">OSError</text:span></text:span><text:span text:style-name="symbol0_5f_python"><text:span text:style-name="T5">, et une action différence pour </text:span></text:span><text:span text:style-name="Code"><text:span text:style-name="T5">IOError</text:span></text:span><text:span text:style-name="symbol0_5f_python"><text:span text:style-name="T5">. Mais pas les deux, cas une fois que l'on entre dans </text:span></text:span><text:span text:style-name="Code"><text:span text:style-name="T5">except</text:span></text:span><text:span text:style-name="symbol0_5f_python"><text:span text:style-name="T5">, on de retourne jamais dans le try</text:span></text:span><text:span text:style-name="Code"><text:span text:style-name="T5">.</text:span></text:span></text:p>
      <text:p text:style-name="Code_20_block"><text:span text:style-name="symbol0_5f_python"><text:span text:style-name="T5">On peut aussi attraper plusieurs exceptions à la fois :</text:span></text:span></text:p>
      <text:p text:style-name="Code_20_block"><text:span text:style-name="keyword0_5f_python"><text:span text:style-name="T3">try</text:span></text:span><text:span text:style-name="symbol0_5f_python"><text:span text:style-name="T5"> :<text:line-break/> <text:s text:c="3"/>f = </text:span></text:span><text:span text:style-name="keyword1_5f_python"><text:span text:style-name="T3">open</text:span></text:span><text:span text:style-name="symbol0_5f_python"><text:span text:style-name="T3">(</text:span></text:span><text:span text:style-name="string_5f_python"><text:span text:style-name="T3">'fichier'</text:span></text:span><text:span text:style-name="symbol0_5f_python"><text:span text:style-name="T3">)<text:line-break/></text:span></text:span><text:span text:style-name="symbol0_5f_python"><text:span text:style-name="T5"> <text:s text:c="3"/></text:span></text:span><text:span text:style-name="keyword0_5f_python"><text:span text:style-name="T3">print</text:span></text:span><text:span text:style-name="symbol0_5f_python"><text:span text:style-name="T5"> </text:span></text:span><text:span text:style-name="string_5f_python"><text:span text:style-name="T3">'test'</text:span></text:span><text:span text:style-name="symbol0_5f_python"><text:span text:style-name="T5"> + </text:span></text:span><text:span text:style-name="number_5f_python"><text:span text:style-name="T3">1<text:line-break/></text:span></text:span><text:span text:style-name="keyword0_5f_python"><text:span text:style-name="T3">except</text:span></text:span><text:span text:style-name="symbol0_5f_python"><text:span text:style-name="T5"> (</text:span></text:span><text:span text:style-name="keyword1_5f_python"><text:span text:style-name="T3">OSError, IOError</text:span></text:span><text:span text:style-name="symbol0_5f_python"><text:span text:style-name="T5"> </text:span></text:span><text:span text:style-name="keyword1_5f_python"><text:span text:style-name="T3">)</text:span></text:span><text:span text:style-name="symbol0_5f_python"><text:span text:style-name="T5"> :<text:line-break/> <text:s text:c="3"/>faire quelque chose<text:line-break/><text:line-break/>Le bloc </text:span></text:span><text:span text:style-name="Code"><text:span text:style-name="T5">except</text:span></text:span><text:span text:style-name="symbol0_5f_python"><text:span text:style-name="T5"> sera alors exécuté si l'un ou l'autre des exceptions est levée.</text:span></text:span></text:p>
      <text:p text:style-name="Code_20_block"><text:span text:style-name="symbol0_5f_python"><text:span text:style-name="T5">On peut même récupérer l'exception elle même, par exemple pour pour juste afficher le message d'erreur au lieu de planter :</text:span></text:span></text:p>
      <text:p text:style-name="Code_20_block"><text:span text:style-name="keyword0_5f_python"><text:span text:style-name="T3">try</text:span></text:span><text:span text:style-name="symbol0_5f_python"><text:span text:style-name="T5"> :<text:line-break/> <text:s text:c="3"/>f = </text:span></text:span><text:span text:style-name="keyword1_5f_python"><text:span text:style-name="T3">open</text:span></text:span><text:span text:style-name="symbol0_5f_python"><text:span text:style-name="T3">(</text:span></text:span><text:span text:style-name="string_5f_python"><text:span text:style-name="T3">'fichier'</text:span></text:span><text:span text:style-name="symbol0_5f_python"><text:span text:style-name="T3">)<text:line-break/></text:span></text:span><text:span text:style-name="symbol0_5f_python"><text:span text:style-name="T5"> <text:s text:c="3"/></text:span></text:span><text:span text:style-name="keyword0_5f_python"><text:span text:style-name="T3">print</text:span></text:span><text:span text:style-name="symbol0_5f_python"><text:span text:style-name="T5"> </text:span></text:span><text:span text:style-name="string_5f_python"><text:span text:style-name="T3">'test'</text:span></text:span><text:span text:style-name="symbol0_5f_python"><text:span text:style-name="T5"> + </text:span></text:span><text:span text:style-name="number_5f_python"><text:span text:style-name="T3">1<text:line-break/></text:span></text:span><text:span text:style-name="keyword0_5f_python"><text:span text:style-name="T3">except</text:span></text:span><text:span text:style-name="symbol0_5f_python"><text:span text:style-name="T5"> (</text:span></text:span><text:span text:style-name="keyword1_5f_python"><text:span text:style-name="T3">OSError, IOError</text:span></text:span><text:span text:style-name="symbol0_5f_python"><text:span text:style-name="T5"> </text:span></text:span><text:span text:style-name="keyword1_5f_python"><text:span text:style-name="T3">) as e</text:span></text:span><text:span text:style-name="symbol0_5f_python"><text:span text:style-name="T5"> :<text:line-break/> <text:s text:c="3"/></text:span></text:span><text:span text:style-name="keyword0_5f_python"><text:span text:style-name="T3">print</text:span></text:span><text:span text:style-name="symbol0_5f_python"><text:span text:style-name="T5"> e</text:span></text:span></text:p>
      <text:p text:style-name="Code_20_block"><text:span text:style-name="symbol0_5f_python"><text:span text:style-name="T5">Arrivera un moment où vous voudrez lever votre propre exception, c'est tout à fait possible avec le mot clé </text:span></text:span><text:span text:style-name="Code"><text:span text:style-name="T5">raise </text:span></text:span><text:span text:style-name="symbol0_5f_python"><text:span text:style-name="T5">:</text:span></text:span></text:p>
      <text:p text:style-name="Code_20_block"><text:span text:style-name="keyword0_5f_python"><text:span text:style-name="T3">if</text:span></text:span><text:span text:style-name="symbol0_5f_python"><text:span text:style-name="T5"> param == </text:span></text:span><text:span text:style-name="string_5f_python"><text:span text:style-name="T3">'valeur interdite'</text:span></text:span><text:span text:style-name="symbol0_5f_python"><text:span text:style-name="T5"> :<text:line-break/><text:tab/></text:span></text:span><text:span text:style-name="keyword0_5f_python"><text:span text:style-name="T3">raise</text:span></text:span><text:span text:style-name="symbol0_5f_python"><text:span text:style-name="T5"> </text:span></text:span><text:span text:style-name="keyword1_5f_python"><text:span text:style-name="T3">TypeError</text:span></text:span><text:span text:style-name="symbol0_5f_python"><text:span text:style-name="T3">(</text:span></text:span><text:span text:style-name="string_5f_python"><text:span text:style-name="T3">'Vous ne pouvez pas faire ça !'</text:span></text:span><text:span text:style-name="symbol0_5f_python"><text:span text:style-name="T3">)</text:span></text:span></text:p>
      <text:p text:style-name="Standard"><text:span text:style-name="symbol0_5f_python"><text:span text:style-name="T9">Les deux exceptions les plus utiliser pour se faire sont </text:span></text:span><text:span text:style-name="Code"><text:span text:style-name="T9">TypeError</text:span></text:span><text:span text:style-name="symbol0_5f_python"><text:span text:style-name="T9"> et </text:span></text:span><text:span text:style-name="Code"><text:span text:style-name="T9">ValueError</text:span></text:span><text:span text:style-name="symbol0_5f_python"><text:span text:style-name="T9">, qui sont des built-in, mais on peut également utiliser une exception générique : </text:span></text:span><text:span text:style-name="Code"><text:span text:style-name="T9">Exception</text:span></text:span><text:span text:style-name="symbol0_5f_python"><text:span text:style-name="T9">.</text:span></text:span></text:p>
      <text:p text:style-name="Standard"><text:span text:style-name="symbol0_5f_python"><text:span text:style-name="T9"/></text:span></text:p>
      <text:p text:style-name="Standard"><text:span text:style-name="symbol0_5f_python"><text:span text:style-name="T9">Pour des raisons de facilité, </text:span></text:span><text:span text:style-name="Code"><text:span text:style-name="T9">try</text:span></text:span><text:span text:style-name="symbol0_5f_python"><text:span text:style-name="T9">/</text:span></text:span><text:span text:style-name="Code"><text:span text:style-name="T9">except</text:span></text:span><text:span text:style-name="symbol0_5f_python"><text:span text:style-name="T9"> vient également avec la clause </text:span></text:span><text:span text:style-name="Code"><text:span text:style-name="T9">else</text:span></text:span><text:span text:style-name="symbol0_5f_python"><text:span text:style-name="T9">, qui n'est exécutée que si la clause </text:span></text:span><text:span text:style-name="Code"><text:span text:style-name="T9">except</text:span></text:span><text:span text:style-name="symbol0_5f_python"><text:span text:style-name="T9"> ne l'est pas :</text:span></text:span></text:p>
      <text:p text:style-name="Standard"><text:span text:style-name="symbol0_5f_python"><text:span text:style-name="T9"/></text:span></text:p>
      <text:p text:style-name="Code_20_block"><text:span text:style-name="keyword0_5f_python"><text:span text:style-name="T3">try</text:span></text:span><text:span text:style-name="symbol0_5f_python"><text:span text:style-name="T5"> :<text:line-break/> <text:s text:c="3"/>f = </text:span></text:span><text:span text:style-name="keyword1_5f_python"><text:span text:style-name="T3">open</text:span></text:span><text:span text:style-name="symbol0_5f_python"><text:span text:style-name="T3">(</text:span></text:span><text:span text:style-name="string_5f_python"><text:span text:style-name="T3">'fichier'</text:span></text:span><text:span text:style-name="symbol0_5f_python"><text:span text:style-name="T3">)<text:line-break/></text:span></text:span><text:span text:style-name="symbol0_5f_python"><text:span text:style-name="T5"> <text:s text:c="3"/></text:span></text:span><text:span text:style-name="keyword0_5f_python"><text:span text:style-name="T3">print</text:span></text:span><text:span text:style-name="symbol0_5f_python"><text:span text:style-name="T5"> </text:span></text:span><text:span text:style-name="string_5f_python"><text:span text:style-name="T3">'test'</text:span></text:span><text:span text:style-name="symbol0_5f_python"><text:span text:style-name="T5"> + </text:span></text:span><text:span text:style-name="number_5f_python"><text:span text:style-name="T3">1<text:line-break/></text:span></text:span><text:span text:style-name="keyword0_5f_python"><text:span text:style-name="T3">except</text:span></text:span><text:span text:style-name="symbol0_5f_python"><text:span text:style-name="T5"> (</text:span></text:span><text:span text:style-name="keyword1_5f_python"><text:span text:style-name="T3">OSError, IOError</text:span></text:span><text:span text:style-name="symbol0_5f_python"><text:span text:style-name="T5"> </text:span></text:span><text:span text:style-name="keyword1_5f_python"><text:span text:style-name="T3">) as e</text:span></text:span><text:span text:style-name="symbol0_5f_python"><text:span text:style-name="T5"> :<text:line-break/> <text:s text:c="3"/></text:span></text:span><text:span text:style-name="keyword0_5f_python"><text:span text:style-name="T3">print</text:span></text:span><text:span text:style-name="symbol0_5f_python"><text:span text:style-name="T5"> e<text:line-break/></text:span></text:span><text:span text:style-name="keyword0_5f_python"><text:span text:style-name="T3">else :<text:line-break/></text:span></text:span><text:soft-page-break/><text:span text:style-name="symbol0_5f_python"><text:span text:style-name="T6"> <text:s text:c="3"/></text:span></text:span><text:span text:style-name="keyword0_5f_python"><text:span text:style-name="T4">print</text:span></text:span><text:span text:style-name="symbol0_5f_python"><text:span text:style-name="T6"> </text:span></text:span><text:span text:style-name="string_5f_python"><text:span text:style-name="T4">'Ok'</text:span></text:span></text:p>
      <text:p text:style-name="Standard"><text:span text:style-name="symbol0_5f_python"><text:span text:style-name="T9">Enfin, la clause la plus importante est la clause </text:span></text:span><text:span text:style-name="Code"><text:span text:style-name="T9">finally</text:span></text:span><text:span text:style-name="symbol0_5f_python"><text:span text:style-name="T9">, qui </text:span></text:span><text:span text:style-name="symbol0_5f_python"><text:span text:style-name="T10">est toujours exécutée. Même si le programme plante</text:span></text:span><text:span text:style-name="symbol0_5f_python"><text:span text:style-name="T9">.</text:span></text:span></text:p>
      <text:p text:style-name="Standard"><text:span text:style-name="symbol0_5f_python"><text:span text:style-name="T9"/></text:span></text:p>
      <text:p text:style-name="Standard"><text:span text:style-name="symbol0_5f_python"><text:span text:style-name="T9">Cela permet de faire des choses importantes comme fermer des ressources (connexions, fichiers, etc) ou faire un nettoyage après un processus, envoyer un message de fin de programme, etc.</text:span></text:span></text:p>
      <text:p text:style-name="Standard"><text:span text:style-name="symbol0_5f_python"><text:span text:style-name="T9"/></text:span></text:p>
      <text:p text:style-name="Code_20_block"><text:span text:style-name="keyword0_5f_python"><text:span text:style-name="T3">try</text:span></text:span><text:span text:style-name="symbol0_5f_python"><text:span text:style-name="T5"> :<text:line-break/> <text:s text:c="3"/>f = </text:span></text:span><text:span text:style-name="keyword1_5f_python"><text:span text:style-name="T3">open</text:span></text:span><text:span text:style-name="symbol0_5f_python"><text:span text:style-name="T3">(</text:span></text:span><text:span text:style-name="string_5f_python"><text:span text:style-name="T3">'fichier'</text:span></text:span><text:span text:style-name="symbol0_5f_python"><text:span text:style-name="T3">)<text:line-break/></text:span></text:span><text:span text:style-name="symbol0_5f_python"><text:span text:style-name="T5"> <text:s text:c="3"/></text:span></text:span><text:span text:style-name="keyword0_5f_python"><text:span text:style-name="T3">print</text:span></text:span><text:span text:style-name="symbol0_5f_python"><text:span text:style-name="T5"> </text:span></text:span><text:span text:style-name="string_5f_python"><text:span text:style-name="T3">'test'</text:span></text:span><text:span text:style-name="symbol0_5f_python"><text:span text:style-name="T5"> + </text:span></text:span><text:span text:style-name="number_5f_python"><text:span text:style-name="T3">1<text:line-break/></text:span></text:span><text:span text:style-name="keyword0_5f_python"><text:span text:style-name="T3">except</text:span></text:span><text:span text:style-name="symbol0_5f_python"><text:span text:style-name="T5"> (</text:span></text:span><text:span text:style-name="keyword1_5f_python"><text:span text:style-name="T3">OSError, IOError</text:span></text:span><text:span text:style-name="symbol0_5f_python"><text:span text:style-name="T5"> </text:span></text:span><text:span text:style-name="keyword1_5f_python"><text:span text:style-name="T3">) as e</text:span></text:span><text:span text:style-name="symbol0_5f_python"><text:span text:style-name="T5"> :<text:line-break/> <text:s text:c="3"/></text:span></text:span><text:span text:style-name="keyword0_5f_python"><text:span text:style-name="T3">print</text:span></text:span><text:span text:style-name="symbol0_5f_python"><text:span text:style-name="T5"> e<text:line-break/></text:span></text:span><text:span text:style-name="keyword0_5f_python"><text:span text:style-name="T3">finally :<text:line-break/></text:span></text:span><text:span text:style-name="symbol0_5f_python"><text:span text:style-name="T6"> <text:s text:c="3"/></text:span></text:span><text:span text:style-name="string_5f_python"><text:span text:style-name="T4">f.close()</text:span></text:span></text:p>
      <text:p text:style-name="Text_20_body"><text:span text:style-name="symbol0_5f_python"><text:span text:style-name="T5">Pour les habitués des exceptions, vous devez savoir que qu'elles sont un mécanisme à part en Python :</text:span></text:span></text:p>
      <text:list xml:id="list1485965590" text:style-name="L10">
        <text:list-item>
          <text:p text:style-name="P12"><text:span text:style-name="symbol0_5f_python"><text:span text:style-name="T5">Contrairement à PHP, toutes les erreurs se font sous forme d'exception. Il n'y a pas de fatal error.</text:span></text:span></text:p>
        </text:list-item>
        <text:list-item>
          <text:p text:style-name="P12"><text:span text:style-name="symbol0_5f_python"><text:span text:style-name="T5">Contrairement à C# ou Java : les exception n'ont pas besoin d'être déclarée à l'avance.</text:span></text:span></text:p>
        </text:list-item>
        <text:list-item>
          <text:p text:style-name="P12"><text:span text:style-name="symbol0_5f_python"><text:span text:style-name="T5">Contrairement à pratiquement tous les langages, </text:span></text:span><text:span text:style-name="symbol0_5f_python"><text:span text:style-name="T7">les exceptions aussi sont utilisées pour la gestion du flux logique</text:span></text:span><text:span text:style-name="symbol0_5f_python"><text:span text:style-name="T5">, pas seulement pour la gestion des erreurs.</text:span></text:span></text:p>
        </text:list-item>
      </text:list>
      <text:p text:style-name="Text_20_body"><text:span text:style-name="symbol0_5f_python"><text:span text:style-name="T5">Si vous êtes un programmeur chevronné, vous avez du vous étouffer en lisant le dernier point. Buvez un verre d'eau, et lisez la suite.</text:span></text:span></text:p>
      <text:p text:style-name="Text_20_body"><text:span text:style-name="symbol0_5f_python"><text:span text:style-name="T5">Python suit le principe : « Il est plus simple de demander pardon que la permission ».</text:span></text:span></text:p>
      <text:p text:style-name="Text_20_body"><text:span text:style-name="symbol0_5f_python"><text:span text:style-name="T5">Ainsi, beaucoup d'opération se font de la manière suivante :</text:span></text:span></text:p>
      <text:list xml:id="list924095755" text:style-name="L11">
        <text:list-item>
          <text:p text:style-name="P13"><text:span text:style-name="symbol0_5f_python"><text:span text:style-name="T5">Tenter l'opération.</text:span></text:span></text:p>
        </text:list-item>
        <text:list-item>
          <text:p text:style-name="P13"><text:span text:style-name="symbol0_5f_python"><text:span text:style-name="T5">Si l'exception que l'on a prévu arrive, la gérer.</text:span></text:span></text:p>
        </text:list-item>
        <text:list-item>
          <text:p text:style-name="P13"><text:span text:style-name="symbol0_5f_python"><text:span text:style-name="T5">Sinon, continuer le programme.</text:span></text:span></text:p>
        </text:list-item>
      </text:list>
      <text:p text:style-name="Text_20_body"><text:span text:style-name="symbol0_5f_python"><text:span text:style-name="T5">Par exemple, là ou un programme classique va vérifier si un fichier existe, si il est accessible, si on a les permissions, etc, puis l'ouvrir, Python va essayer de l'ouvrir, et en cas d'échec, gérer l'erreur.</text:span></text:span></text:p>
      <text:p text:style-name="Text_20_body"><text:span text:style-name="symbol0_5f_python"><text:span text:style-name="T5">Ce n'est pas parce que Python ne permet pas de vérifier si un fichier existe, simplement, comparez ces deux codes :</text:span></text:span></text:p>
      <text:p text:style-name="Code_20_block"><text:span text:style-name="keyword0_5f_python"><text:span text:style-name="T3">if</text:span></text:span><text:span text:style-name="symbol0_5f_python"><text:span text:style-name="T5"> </text:span></text:span><text:span text:style-name="keyword2_5f_python"><text:span text:style-name="T3">os</text:span></text:span><text:span text:style-name="symbol0_5f_python"><text:span text:style-name="T5">.</text:span></text:span><text:span text:style-name="member0_5f_python"><text:span text:style-name="T3">path</text:span></text:span><text:span text:style-name="symbol0_5f_python"><text:span text:style-name="T5">.</text:span></text:span><text:span text:style-name="member0_5f_python"><text:span text:style-name="T3">isfile</text:span></text:span><text:span text:style-name="symbol0_5f_python"><text:span text:style-name="T3">(</text:span></text:span><text:span text:style-name="string_5f_python"><text:span text:style-name="T3">'fichier'</text:span></text:span><text:span text:style-name="symbol0_5f_python"><text:span text:style-name="T3">)</text:span></text:span><text:span text:style-name="symbol0_5f_python"><text:span text:style-name="T5"> :<text:line-break/> <text:s text:c="3"/></text:span></text:span><text:span text:style-name="keyword1_5f_python"><text:span text:style-name="T3">open</text:span></text:span><text:span text:style-name="symbol0_5f_python"><text:span text:style-name="T3">(</text:span></text:span><text:span text:style-name="string_5f_python"><text:span text:style-name="T3">'fichier'</text:span></text:span><text:span text:style-name="symbol0_5f_python"><text:span text:style-name="T3">)<text:line-break/></text:span></text:span><text:span text:style-name="keyword0_5f_python"><text:span text:style-name="T3">else</text:span></text:span><text:span text:style-name="symbol0_5f_python"><text:span text:style-name="T5"> :<text:line-break/> <text:s text:c="3"/>gérer le problème</text:span></text:span></text:p>
      <text:p text:style-name="Text_20_body"><text:span text:style-name="symbol0_5f_python"><text:span text:style-name="T5">Et :</text:span></text:span></text:p>
      <text:p text:style-name="Code_20_block"><text:span text:style-name="keyword0_5f_python"><text:span text:style-name="T3">try</text:span></text:span><text:span text:style-name="symbol0_5f_python"><text:span text:style-name="T5"> :<text:line-break/> <text:s text:c="3"/></text:span></text:span><text:span text:style-name="keyword1_5f_python"><text:span text:style-name="T3">open</text:span></text:span><text:span text:style-name="symbol0_5f_python"><text:span text:style-name="T3">(</text:span></text:span><text:span text:style-name="string_5f_python"><text:span text:style-name="T3">'fichier'</text:span></text:span><text:span text:style-name="symbol0_5f_python"><text:span text:style-name="T3">)<text:line-break/></text:span></text:span><text:span text:style-name="keyword0_5f_python"><text:span text:style-name="T3">except</text:span></text:span><text:span text:style-name="symbol0_5f_python"><text:span text:style-name="T5"> :<text:line-break/> <text:s text:c="3"/>gérer le problème.</text:span></text:span></text:p>
      <text:p text:style-name="Text_20_body"><text:span text:style-name="symbol0_5f_python"><text:span text:style-name="T5">Le second code est beaucoup plus pratique :</text:span></text:span></text:p>
      <text:list xml:id="list414719653" text:style-name="L12">
        <text:list-item>
          <text:p text:style-name="P14"><text:soft-page-break/><text:span text:style-name="symbol0_5f_python"><text:span text:style-name="T5">Il permet de mettre de nombreuses exceptions dans la clause except, alors que dans le premier, il faudrait une très grand ligne if pour gérer toutes les vérifications.</text:span></text:span></text:p>
        </text:list-item>
        <text:list-item>
          <text:p text:style-name="P14"><text:span text:style-name="symbol0_5f_python"><text:span text:style-name="T5">Il permet aussi d'éviter la microseconde entre la ligne de test, et la ligne d'ouverture de fichier. Ceci à peu d'importance sur un petit script, mais sur un gros système, il peut se passer quelque chose sur le fichier dans ce laps de temps.</text:span></text:span></text:p>
        </text:list-item>
      </text:list>
      <text:p text:style-name="Text_20_body"><text:span text:style-name="symbol0_5f_python"><text:span text:style-name="T5">Mais la raison principale, c'est que Python est fait pour cela. </text:span></text:span><text:span text:style-name="Code"><text:span text:style-name="T5">try</text:span></text:span><text:span text:style-name="symbol0_5f_python"><text:span text:style-name="T5">/</text:span></text:span><text:span text:style-name="Code"><text:span text:style-name="T5">catch</text:span></text:span><text:span text:style-name="symbol0_5f_python"><text:span text:style-name="T5"> est extrêment rapide en Python, et le fonctionnement interne de Python fait lui-même largement usage d'exceptions dans des endroits inattendus. Par exemple, les boucles </text:span></text:span><text:span text:style-name="Code"><text:span text:style-name="T5">for</text:span></text:span><text:span text:style-name="symbol0_5f_python"><text:span text:style-name="T5"> savent qu'il faut s'arrêter parce que </text:span></text:span><text:span text:style-name="symbol0_5f_python"><text:span text:style-name="T7">tout itérable lève l'exception </text:span></text:span><text:span text:style-name="Code"><text:span text:style-name="T7">StopIteration</text:span></text:span><text:span text:style-name="symbol0_5f_python"><text:span text:style-name="T7">. </text:span></text:span><text:span text:style-name="symbol0_5f_python"><text:span text:style-name="T8">Les exceptions sont tout simplement, par design, quelque chose d'aussi commun que les conditions.</text:span></text:span></text:p>
      <text:h text:style-name="Heading_20_2" text:outline-level="2"><text:span text:style-name="symbol0_5f_python"><text:span text:style-name="T5">Travailler avec les fichiers</text:span></text:span></text:h>
      <text:p text:style-name="Text_20_body">Travaillons sur un fichier simple, <text:span text:style-name="filename_20_and_20_line_20_number">/tmp/fichier.txt,</text:span> qui contient :</text:p>
      <text:p text:style-name="Preformatted_20_Text">Jusqu'ici tout va bien. </text:p>
      <text:p text:style-name="Preformatted_20_Text">Jusqu'ici tout va bien. </text:p>
      <text:p text:style-name="Preformatted_20_Text">Jusqu'ici tout va bien. </text:p>
      <text:p text:style-name="Preformatted_20_Text">Mais l'important c'est pas la chute... </text:p>
      <text:p text:style-name="Preformatted_20_Text"/>
      <text:p text:style-name="Text_20_body"><text:span text:style-name="symbol0_5f_python"><text:span text:style-name="T5">Travailler avec les fichiers est très simple en Python, car les fichiers sont des itérables.</text:span></text:span></text:p>
      <text:p text:style-name="Text_20_body"><text:span text:style-name="symbol0_5f_python"><text:span text:style-name="T5">En lecture, lire un fichier ligne à ligne est aussi simple que cela :</text:span></text:span></text:p>
      <text:p text:style-name="Code_20_block"><text:span text:style-name="keyword0_5f_python"><text:span text:style-name="T3">for</text:span></text:span><text:span text:style-name="symbol0_5f_python"><text:span text:style-name="T5"> ligne </text:span></text:span><text:span text:style-name="keyword0_5f_python"><text:span text:style-name="T3">in</text:span></text:span><text:span text:style-name="symbol0_5f_python"><text:span text:style-name="T5"> </text:span></text:span><text:span text:style-name="keyword1_5f_python"><text:span text:style-name="T3">open</text:span></text:span><text:span text:style-name="symbol0_5f_python"><text:span text:style-name="T3">(</text:span></text:span><text:span text:style-name="string_5f_python"><text:span text:style-name="T3">'/tmp/fichier.txt'</text:span></text:span><text:span text:style-name="symbol0_5f_python"><text:span text:style-name="T3">)</text:span></text:span><text:span text:style-name="symbol0_5f_python"><text:span text:style-name="T5"> :<text:line-break/> <text:s text:c="3"/></text:span></text:span><text:span text:style-name="keyword0_5f_python"><text:span text:style-name="T3">print</text:span></text:span><text:span text:style-name="symbol0_5f_python"><text:span text:style-name="T5"> ligne</text:span></text:span></text:p>
      <text:p text:style-name="Text_20_body"><text:span text:style-name="symbol0_5f_python"><text:span text:style-name="T5">Ceci va afficher :</text:span></text:span></text:p>
      <text:p text:style-name="Preformatted_20_Text">Jusqu'ici tout va bien. </text:p>
      <text:p text:style-name="Preformatted_20_Text">Jusqu'ici tout va bien. </text:p>
      <text:p text:style-name="Preformatted_20_Text">Jusqu'ici tout va bien. </text:p>
      <text:p text:style-name="Preformatted_20_Text">Mais l'important c'est pas la chute... </text:p>
      <text:p text:style-name="Preformatted_20_Text"><text:span text:style-name="symbol0_5f_python"><text:span text:style-name="T5"/></text:span></text:p>
      <text:p text:style-name="Text_20_body"><text:span text:style-name="symbol0_5f_python"><text:span text:style-name="T5">Pas besoin de se soucier d'un </text:span></text:span><text:span text:style-name="Code"><text:span text:style-name="T5">seek</text:span></text:span><text:span text:style-name="symbol0_5f_python"><text:span text:style-name="T5"> ou d'un </text:span></text:span><text:span text:style-name="Code"><text:span text:style-name="T5">read</text:span></text:span><text:span text:style-name="symbol0_5f_python"><text:span text:style-name="T5">.</text:span></text:span></text:p>
      <text:p text:style-name="Text_20_body"><text:span text:style-name="symbol0_5f_python"><text:span text:style-name="T5">Mais les fichiers sont des objets, ils ont donc des méthodes qui permettent des traitements plus complexes, comme avec d'autres langage, à base de seek, de read, et autres joyeusetés :</text:span></text:span></text:p>
      <text:p text:style-name="Text_20_body"><text:span text:style-name="symbol0_5f_python"><text:span text:style-name="T3">&gt;&gt;&gt;</text:span></text:span><text:span text:style-name="symbol0_5f_python"><text:span text:style-name="T5"> fichier = </text:span></text:span><text:span text:style-name="keyword1_5f_python"><text:span text:style-name="T3">open</text:span></text:span><text:span text:style-name="symbol0_5f_python"><text:span text:style-name="T3">(</text:span></text:span><text:span text:style-name="string_5f_python"><text:span text:style-name="T3">'/tmp/fichier.txt'</text:span></text:span><text:span text:style-name="symbol0_5f_python"><text:span text:style-name="T3">)</text:span></text:span><text:span text:style-name="symbol0_5f_python"><text:span text:style-name="T5"> # ouvrir le fichier<text:line-break/></text:span></text:span><text:span text:style-name="symbol0_5f_python"><text:span text:style-name="T3">&gt;&gt;&gt;</text:span></text:span><text:span text:style-name="symbol0_5f_python"><text:span text:style-name="T5"> fichier.</text:span></text:span><text:span text:style-name="member0_5f_python"><text:span text:style-name="T3">readline</text:span></text:span><text:span text:style-name="symbol0_5f_python"><text:span text:style-name="T3">() # lire une ligne</text:span></text:span><text:span text:style-name="symbol0_5f_python"><text:span text:style-name="T5"> <text:line-break/></text:span></text:span><text:span text:style-name="string_5f_python"><text:span text:style-name="T3">"Jusqu'ici tout va bien.</text:span></text:span><text:span text:style-name="escaped_5f_python"><text:span text:style-name="T3">\n</text:span></text:span><text:span text:style-name="string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fichier.</text:span></text:span><text:span text:style-name="member0_5f_python"><text:span text:style-name="T3">readline</text:span></text:span><text:span text:style-name="symbol0_5f_python"><text:span text:style-name="T3">()</text:span></text:span><text:span text:style-name="symbol0_5f_python"><text:span text:style-name="T5"> <text:line-break/></text:span></text:span><text:span text:style-name="string_5f_python"><text:span text:style-name="T3">"Jusqu'ici tout va bien.</text:span></text:span><text:span text:style-name="escaped_5f_python"><text:span text:style-name="T3">\n</text:span></text:span><text:span text:style-name="string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fichier.</text:span></text:span><text:span text:style-name="member0_5f_python"><text:span text:style-name="T3">readlines</text:span></text:span><text:span text:style-name="symbol0_5f_python"><text:span text:style-name="T3">() # mettre toutes les lignes qui reste dans une liste</text:span></text:span><text:span text:style-name="symbol0_5f_python"><text:span text:style-name="T5"> <text:line-break/></text:span></text:span><text:span text:style-name="symbol0_5f_python"><text:span text:style-name="T3">[</text:span></text:span><text:span text:style-name="string_5f_python"><text:span text:style-name="T3">"Jusqu'ici tout va bien.</text:span></text:span><text:span text:style-name="escaped_5f_python"><text:span text:style-name="T3">\n</text:span></text:span><text:span text:style-name="string_5f_python"><text:span text:style-name="T3">"</text:span></text:span><text:span text:style-name="symbol0_5f_python"><text:span text:style-name="T5">, </text:span></text:span><text:span text:style-name="string_5f_python"><text:span text:style-name="T3">"Mais l'important c'est pas la chute...</text:span></text:span><text:span text:style-name="escaped_5f_python"><text:span text:style-name="T3">\n</text:span></text:span><text:span text:style-name="string_5f_python"><text:span text:style-name="T3">"</text:span></text:span><text:span text:style-name="symbol0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fichier.</text:span></text:span><text:span text:style-name="member0_5f_python"><text:span text:style-name="T3">seek</text:span></text:span><text:span text:style-name="symbol0_5f_python"><text:span text:style-name="T3">(</text:span></text:span><text:span text:style-name="number_5f_python"><text:span text:style-name="T3">0</text:span></text:span><text:span text:style-name="symbol0_5f_python"><text:span text:style-name="T3">) # rembobiner le fichier</text:span></text:span><text:span text:style-name="symbol0_5f_python"><text:span text:style-name="T5"> <text:line-break/></text:span></text:span><text:span text:style-name="symbol0_5f_python"><text:span text:style-name="T3">&gt;&gt;&gt;</text:span></text:span><text:span text:style-name="symbol0_5f_python"><text:span text:style-name="T5"> fichier.</text:span></text:span><text:span text:style-name="member0_5f_python"><text:span text:style-name="T3">read</text:span></text:span><text:span text:style-name="symbol0_5f_python"><text:span text:style-name="T3">() # retourner tout le texte</text:span></text:span><text:span text:style-name="symbol0_5f_python"><text:span text:style-name="T5"> <text:line-break/></text:span></text:span><text:span text:style-name="string_5f_python"><text:span text:style-name="T3">"Jusqu'ici tout va bien.</text:span></text:span><text:span text:style-name="escaped_5f_python"><text:span text:style-name="T3">\n</text:span></text:span><text:span text:style-name="string_5f_python"><text:span text:style-name="T3">Jusqu'ici tout va bien.</text:span></text:span><text:span text:style-name="escaped_5f_python"><text:span text:style-name="T3">\n</text:span></text:span><text:span text:style-name="string_5f_python"><text:span text:style-name="T3">Jusqu'ici tout va bien.</text:span></text:span><text:span text:style-name="escaped_5f_python"><text:span text:style-name="T3">\n</text:span></text:span><text:span text:style-name="string_5f_python"><text:span text:style-name="T3">Mais l'important c'est pas la<text:line-break/>chute...</text:span></text:span><text:span text:style-name="escaped_5f_python"><text:span text:style-name="T3">\n</text:span></text:span><text:span text:style-name="string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fichier.</text:span></text:span><text:span text:style-name="member0_5f_python"><text:span text:style-name="T3">seek</text:span></text:span><text:span text:style-name="symbol0_5f_python"><text:span text:style-name="T3">(</text:span></text:span><text:span text:style-name="number_5f_python"><text:span text:style-name="T3">4</text:span></text:span><text:span text:style-name="symbol0_5f_python"><text:span text:style-name="T3">) # aller au 4eme caractère</text:span></text:span><text:span text:style-name="symbol0_5f_python"><text:span text:style-name="T5"> <text:line-break/></text:span></text:span><text:span text:style-name="symbol0_5f_python"><text:span text:style-name="T3">&gt;&gt;&gt;</text:span></text:span><text:span text:style-name="symbol0_5f_python"><text:span text:style-name="T5"> fichier.</text:span></text:span><text:span text:style-name="member0_5f_python"><text:span text:style-name="T3">read</text:span></text:span><text:span text:style-name="symbol0_5f_python"><text:span text:style-name="T3">(</text:span></text:span><text:span text:style-name="number_5f_python"><text:span text:style-name="T3">5</text:span></text:span><text:span text:style-name="symbol0_5f_python"><text:span text:style-name="T3">) # lire 5 caractères</text:span></text:span><text:span text:style-name="symbol0_5f_python"><text:span text:style-name="T5"> <text:line-break/></text:span></text:span><text:span text:style-name="string_5f_python"><text:span text:style-name="T3">"u'ici"</text:span></text:span></text:p>
      <text:p text:style-name="Text_20_body"><text:soft-page-break/><text:span text:style-name="symbol0_5f_python"><text:span text:style-name="T5">Python va s'adapter aux sauts de ligne selon le système. Vous n'avez qu'a utiliser </text:span></text:span><text:span text:style-name="Code"><text:span text:style-name="T5">'\n'</text:span></text:span><text:span text:style-name="symbol0_5f_python"><text:span text:style-name="T5"> partout.</text:span></text:span></text:p>
      <text:p text:style-name="Text_20_body"><text:span text:style-name="symbol0_5f_python"><text:span text:style-name="T5">Pour l'écrite, c'est tout aussi simple, il suffit d'ouvrir le fichier avec le flag </text:span></text:span><text:span text:style-name="Code"><text:span text:style-name="T5">'w'</text:span></text:span><text:span text:style-name="symbol0_5f_python"><text:span text:style-name="T5">, et de s'assurer de fermer le fichier :</text:span></text:span></text:p>
      <text:p text:style-name="Text_20_body"><text:span text:style-name="symbol0_5f_python"><text:span text:style-name="T5"><text:line-break/></text:span></text:span><text:span text:style-name="symbol0_5f_python"><text:span text:style-name="T3">&gt;&gt;&gt;</text:span></text:span><text:span text:style-name="symbol0_5f_python"><text:span text:style-name="T5"> fichier <text:s/>= </text:span></text:span><text:span text:style-name="keyword1_5f_python"><text:span text:style-name="T3">open</text:span></text:span><text:span text:style-name="symbol0_5f_python"><text:span text:style-name="T3">(</text:span></text:span><text:span text:style-name="string_5f_python"><text:span text:style-name="T3">'/tmp/fichier.txt'</text:span></text:span><text:span text:style-name="symbol0_5f_python"><text:span text:style-name="T5">, </text:span></text:span><text:span text:style-name="string_5f_python"><text:span text:style-name="T3">'w'</text:span></text:span><text:span text:style-name="symbol0_5f_python"><text:span text:style-name="T3">) # ceci va effacer le ficher précédent</text:span></text:span><text:span text:style-name="symbol0_5f_python"><text:span text:style-name="T5"> <text:line-break/></text:span></text:span><text:span text:style-name="symbol0_5f_python"><text:span text:style-name="T3">&gt;&gt;&gt;</text:span></text:span><text:span text:style-name="symbol0_5f_python"><text:span text:style-name="T5"> fichier.</text:span></text:span><text:span text:style-name="member0_5f_python"><text:span text:style-name="T3">write</text:span></text:span><text:span text:style-name="symbol0_5f_python"><text:span text:style-name="T3">(</text:span></text:span><text:span text:style-name="string_5f_python"><text:span text:style-name="T3">'Nouvelle ligne !</text:span></text:span><text:span text:style-name="escaped_5f_python"><text:span text:style-name="T3">\n</text:span></text:span><text:span text:style-name="string_5f_python"><text:span text:style-name="T3">'</text:span></text:span><text:span text:style-name="symbol0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fichier.</text:span></text:span><text:span text:style-name="member0_5f_python"><text:span text:style-name="T3">close</text:span></text:span><text:span text:style-name="symbol0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text:span></text:span><text:span text:style-name="keyword0_5f_python"><text:span text:style-name="T3">print</text:span></text:span><text:span text:style-name="symbol0_5f_python"><text:span text:style-name="T5"> </text:span></text:span><text:span text:style-name="keyword1_5f_python"><text:span text:style-name="T3">open</text:span></text:span><text:span text:style-name="symbol0_5f_python"><text:span text:style-name="T3">(</text:span></text:span><text:span text:style-name="string_5f_python"><text:span text:style-name="T3">'/tmp/fichier.txt'</text:span></text:span><text:span text:style-name="symbol0_5f_python"><text:span text:style-name="T3">)</text:span></text:span><text:span text:style-name="symbol0_5f_python"><text:span text:style-name="T5">.</text:span></text:span><text:span text:style-name="member0_5f_python"><text:span text:style-name="T3">read</text:span></text:span><text:span text:style-name="symbol0_5f_python"><text:span text:style-name="T3">()</text:span></text:span><text:span text:style-name="symbol0_5f_python"><text:span text:style-name="T5"> <text:line-break/>Nouvelle ligne ! </text:span></text:span></text:p>
      <text:p text:style-name="Text_20_body"><text:span text:style-name="symbol0_5f_python"><text:span text:style-name="T5">Pour rajouter une ligne, il faut, comme dans probablement tous les langages, utiliser le flag </text:span></text:span><text:span text:style-name="Code"><text:span text:style-name="T5">'a'</text:span></text:span><text:span text:style-name="symbol0_5f_python"><text:span text:style-name="T5"> :</text:span></text:span></text:p>
      <text:p text:style-name="Code_20_block"><text:span text:style-name="symbol0_5f_python"><text:span text:style-name="T3">&gt;&gt;&gt;</text:span></text:span><text:span text:style-name="symbol0_5f_python"><text:span text:style-name="T5"> fichier <text:s/>= </text:span></text:span><text:span text:style-name="keyword1_5f_python"><text:span text:style-name="T3">open</text:span></text:span><text:span text:style-name="symbol0_5f_python"><text:span text:style-name="T3">(</text:span></text:span><text:span text:style-name="string_5f_python"><text:span text:style-name="T3">'/tmp/fichier.txt'</text:span></text:span><text:span text:style-name="symbol0_5f_python"><text:span text:style-name="T5">, </text:span></text:span><text:span text:style-name="string_5f_python"><text:span text:style-name="T3">'a'</text:span></text:span><text:span text:style-name="symbol0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fichier.</text:span></text:span><text:span text:style-name="member0_5f_python"><text:span text:style-name="T3">write</text:span></text:span><text:span text:style-name="symbol0_5f_python"><text:span text:style-name="T3">(</text:span></text:span><text:span text:style-name="string_5f_python"><text:span text:style-name="T3">'Et encore une !'</text:span></text:span><text:span text:style-name="symbol0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fichier.</text:span></text:span><text:span text:style-name="member0_5f_python"><text:span text:style-name="T3">close</text:span></text:span><text:span text:style-name="symbol0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text:span></text:span><text:span text:style-name="keyword0_5f_python"><text:span text:style-name="T3">print</text:span></text:span><text:span text:style-name="symbol0_5f_python"><text:span text:style-name="T5"> </text:span></text:span><text:span text:style-name="keyword1_5f_python"><text:span text:style-name="T3">open</text:span></text:span><text:span text:style-name="symbol0_5f_python"><text:span text:style-name="T3">(</text:span></text:span><text:span text:style-name="string_5f_python"><text:span text:style-name="T3">'/tmp/fichier.txt'</text:span></text:span><text:span text:style-name="symbol0_5f_python"><text:span text:style-name="T3">)</text:span></text:span><text:span text:style-name="symbol0_5f_python"><text:span text:style-name="T5">.</text:span></text:span><text:span text:style-name="member0_5f_python"><text:span text:style-name="T3">read</text:span></text:span><text:span text:style-name="symbol0_5f_python"><text:span text:style-name="T3">()</text:span></text:span><text:span text:style-name="symbol0_5f_python"><text:span text:style-name="T5"> <text:line-break/>Nouvelle ligne !<text:line-break/>Et encore une ! </text:span></text:span></text:p>
      <text:p text:style-name="Text_20_body"><text:span text:style-name="symbol0_5f_python"><text:span text:style-name="T5">Bien entendu, il y a le flag </text:span></text:span><text:span text:style-name="Code"><text:span text:style-name="T5">'b'</text:span></text:span><text:span text:style-name="symbol0_5f_python"><text:span text:style-name="T5"> pour ouvrir le fichier en mode binaire.</text:span></text:span></text:p>
      <text:p text:style-name="Text_20_body"><text:span text:style-name="symbol0_5f_python"><text:span text:style-name="T5">Pour éviter d'avoir à fermer le fichier, on peut utiliser le mot clé </text:span></text:span><text:span text:style-name="Code"><text:span text:style-name="T5">with</text:span></text:span><text:span text:style-name="symbol0_5f_python"><text:span text:style-name="T5">:</text:span></text:span></text:p>
      <text:p text:style-name="Code_20_block"><text:span text:style-name="symbol0_5f_python"><text:span text:style-name="T3">&gt;&gt;&gt;</text:span></text:span><text:span text:style-name="symbol0_5f_python"><text:span text:style-name="T5"> </text:span></text:span><text:span text:style-name="keyword0_5f_python"><text:span text:style-name="T3">with</text:span></text:span><text:span text:style-name="symbol0_5f_python"><text:span text:style-name="T5"> </text:span></text:span><text:span text:style-name="keyword1_5f_python"><text:span text:style-name="T3">open</text:span></text:span><text:span text:style-name="symbol0_5f_python"><text:span text:style-name="T3">(</text:span></text:span><text:span text:style-name="string_5f_python"><text:span text:style-name="T3">'/tmp/fichier.txt'</text:span></text:span><text:span text:style-name="symbol0_5f_python"><text:span text:style-name="T5">, </text:span></text:span><text:span text:style-name="string_5f_python"><text:span text:style-name="T3">'w'</text:span></text:span><text:span text:style-name="symbol0_5f_python"><text:span text:style-name="T3">)</text:span></text:span><text:span text:style-name="symbol0_5f_python"><text:span text:style-name="T5"> as fichier: <text:line-break/> <text:s text:c="3"/>fichier.</text:span></text:span><text:span text:style-name="member0_5f_python"><text:span text:style-name="T3">write</text:span></text:span><text:span text:style-name="symbol0_5f_python"><text:span text:style-name="T3">(</text:span></text:span><text:span text:style-name="string_5f_python"><text:span text:style-name="T3">"You've just been erased"</text:span></text:span><text:span text:style-name="symbol0_5f_python"><text:span text:style-name="T3">)</text:span></text:span><text:span text:style-name="symbol0_5f_python"><text:span text:style-name="T5"> <text:line-break/>... <text:s/><text:line-break/></text:span></text:span><text:span text:style-name="symbol0_5f_python"><text:span text:style-name="T3">&gt;&gt;&gt;</text:span></text:span><text:span text:style-name="symbol0_5f_python"><text:span text:style-name="T5"> </text:span></text:span><text:span text:style-name="keyword0_5f_python"><text:span text:style-name="T3">print</text:span></text:span><text:span text:style-name="symbol0_5f_python"><text:span text:style-name="T5"> </text:span></text:span><text:span text:style-name="keyword1_5f_python"><text:span text:style-name="T3">open</text:span></text:span><text:span text:style-name="symbol0_5f_python"><text:span text:style-name="T3">(</text:span></text:span><text:span text:style-name="string_5f_python"><text:span text:style-name="T3">'/tmp/fichier.txt'</text:span></text:span><text:span text:style-name="symbol0_5f_python"><text:span text:style-name="T3">)</text:span></text:span><text:span text:style-name="symbol0_5f_python"><text:span text:style-name="T5">.</text:span></text:span><text:span text:style-name="member0_5f_python"><text:span text:style-name="T3">read</text:span></text:span><text:span text:style-name="symbol0_5f_python"><text:span text:style-name="T3">()</text:span></text:span><text:span text:style-name="symbol0_5f_python"><text:span text:style-name="T5"> <text:line-break/>You</text:span></text:span><text:span text:style-name="string_5f_python"><text:span text:style-name="T9">'ve just been erased </text:span></text:span></text:p>
      <text:p text:style-name="Text_20_body"><text:span text:style-name="Code"><text:span text:style-name="T5">with</text:span></text:span><text:span text:style-name="symbol0_5f_python"><text:span text:style-name="T5"> permet, sur certaines fonctions spécialement faites pour cela appelées « context managers », d'effectuer des opérations automatiquement, et de manière invisible, avant et après un bloc.</text:span></text:span></text:p>
      <text:p text:style-name="Text_20_body"><text:span text:style-name="symbol0_5f_python"><text:span text:style-name="T5">Dans notre cas, </text:span></text:span><text:span text:style-name="Code"><text:span text:style-name="T5">with</text:span></text:span><text:span text:style-name="symbol0_5f_python"><text:span text:style-name="T5"> ouvre le fichier avant le bloc, et à la fin du bloc, le ferme. Cette fermeture est toujours effectuée, même en cas d'erreur. </text:span></text:span><text:span text:style-name="Code"><text:span text:style-name="T5">with</text:span></text:span><text:span text:style-name="symbol0_5f_python"><text:span text:style-name="T5"> est donc un excellent raccourci, ce qui ne vous dispense pas de gérer les erreurs. </text:span></text:span></text:p>
      <text:p text:style-name="Text_20_body"><text:span text:style-name="symbol0_5f_python"><text:span text:style-name="T5">Car bien entendu, on est pas à l'abri d'erreurs, les plus courantes étant les problèmes d'accès, de permission, d'I/O, d’existence, etc, qui sont représentées par les exceptions </text:span></text:span><text:span text:style-name="Code"><text:span text:style-name="T5">IOError</text:span></text:span><text:span text:style-name="symbol0_5f_python"><text:span text:style-name="T5"> et </text:span></text:span><text:span text:style-name="Code"><text:span text:style-name="T5">OSError</text:span></text:span><text:span text:style-name="symbol0_5f_python"><text:span text:style-name="T5">.</text:span></text:span></text:p>
      <text:p text:style-name="Text_20_body"><text:span text:style-name="symbol0_5f_python"><text:span text:style-name="T5">On peut utiliser un double </text:span></text:span><text:span text:style-name="Code"><text:span text:style-name="T5">try</text:span></text:span><text:span text:style-name="symbol0_5f_python"><text:span text:style-name="T5">/</text:span></text:span><text:span text:style-name="Code"><text:span text:style-name="T5">except</text:span></text:span><text:span text:style-name="symbol0_5f_python"><text:span text:style-name="T5"> comme on l'a vu dans le script, mais le plus simple et d'utiliser </text:span></text:span><text:span text:style-name="Code"><text:span text:style-name="T5">with</text:span></text:span><text:span text:style-name="symbol0_5f_python"><text:span text:style-name="T5"> et un </text:span></text:span><text:span text:style-name="Code"><text:span text:style-name="T5">try</text:span></text:span><text:span text:style-name="symbol0_5f_python"><text:span text:style-name="T5">/</text:span></text:span><text:span text:style-name="Code"><text:span text:style-name="T5">except</text:span></text:span><text:span text:style-name="symbol0_5f_python"><text:span text:style-name="T5"> en combinaison. Une ouverture solide de fichier aura donc l'air de cela :</text:span></text:span></text:p>
      <text:p text:style-name="Code_20_block"><text:span text:style-name="symbol0_5f_python"><text:span text:style-name="T3">&gt;&gt;&gt;</text:span></text:span><text:span text:style-name="symbol0_5f_python"><text:span text:style-name="T5"> </text:span></text:span><text:span text:style-name="keyword0_5f_python"><text:span text:style-name="T3">try</text:span></text:span><text:span text:style-name="symbol0_5f_python"><text:span text:style-name="T5">: <text:line-break/>... <text:s text:c="4"/></text:span></text:span><text:span text:style-name="keyword0_5f_python"><text:span text:style-name="T3">with</text:span></text:span><text:span text:style-name="symbol0_5f_python"><text:span text:style-name="T5"> </text:span></text:span><text:span text:style-name="keyword1_5f_python"><text:span text:style-name="T3">open</text:span></text:span><text:span text:style-name="symbol0_5f_python"><text:span text:style-name="T3">(</text:span></text:span><text:span text:style-name="string_5f_python"><text:span text:style-name="T3">'/tmp/fichier.text'</text:span></text:span><text:span text:style-name="symbol0_5f_python"><text:span text:style-name="T5">, </text:span></text:span><text:span text:style-name="string_5f_python"><text:span text:style-name="T3">'w'</text:span></text:span><text:span text:style-name="symbol0_5f_python"><text:span text:style-name="T3">)</text:span></text:span><text:span text:style-name="symbol0_5f_python"><text:span text:style-name="T5"> as fichier: <text:line-break/>... <text:s text:c="8"/></text:span></text:span><text:span text:style-name="member0_5f_python"><text:span text:style-name="T3">fichier</text:span></text:span><text:span text:style-name="symbol0_5f_python"><text:span text:style-name="T5">.</text:span></text:span><text:span text:style-name="member0_5f_python"><text:span text:style-name="T3">write</text:span></text:span><text:span text:style-name="symbol0_5f_python"><text:span text:style-name="T3">(</text:span></text:span><text:span text:style-name="string_5f_python"><text:span text:style-name="T3">'What about a nice game of chess?'</text:span></text:span><text:span text:style-name="symbol0_5f_python"><text:span text:style-name="T3">)</text:span></text:span><text:span text:style-name="symbol0_5f_python"><text:span text:style-name="T5"> <text:line-break/>... </text:span></text:span><text:span text:style-name="keyword0_5f_python"><text:span text:style-name="T3">except</text:span></text:span><text:span text:style-name="symbol0_5f_python"><text:span text:style-name="T5"> </text:span></text:span><text:span text:style-name="symbol0_5f_python"><text:span text:style-name="T3">(</text:span></text:span><text:span text:style-name="keyword1_5f_python"><text:span text:style-name="T3">IOError</text:span></text:span><text:span text:style-name="symbol0_5f_python"><text:span text:style-name="T5">, </text:span></text:span><text:span text:style-name="keyword1_5f_python"><text:span text:style-name="T3">OSError</text:span></text:span><text:span text:style-name="symbol0_5f_python"><text:span text:style-name="T3">)</text:span></text:span><text:span text:style-name="symbol0_5f_python"><text:span text:style-name="T5"> as e: <text:line-break/>... <text:s text:c="4"/></text:span></text:span><text:span text:style-name="keyword0_5f_python"><text:span text:style-name="T3">print</text:span></text:span><text:span text:style-name="symbol0_5f_python"><text:span text:style-name="T5"> </text:span></text:span><text:span text:style-name="string_5f_python"><text:span text:style-name="T3">"Impossible d'accéder au fichier: %s"</text:span></text:span><text:span text:style-name="symbol0_5f_python"><text:span text:style-name="T5"> </text:span></text:span><text:span text:style-name="symbol0_5f_python"><text:span text:style-name="T3">%</text:span></text:span><text:span text:style-name="symbol0_5f_python"><text:span text:style-name="T5"> e <text:line-break/>... <text:s text:c="3"/></text:span></text:span></text:p>
      <text:p text:style-name="Text_20_body"><text:span text:style-name="symbol0_5f_python"><text:span text:style-name="T5">Pas besoin de faire ça dans tous vos scripts. Une simple ligne suffira souvent. Mais cette construction est celle que vous voulez utiliser si votre code commence à gérer des choses importantes.</text:span></text:span></text:p>
      <text:p text:style-name="Text_20_body"><text:span text:style-name="symbol0_5f_python"><text:span text:style-name="T5">Si vous manipulez souvent les fichiers, vous voudrez sans aucun doute passer un peu de temps sur </text:span></text:span><text:soft-page-break/><text:span text:style-name="symbol0_5f_python"><text:span text:style-name="T5">le module </text:span></text:span><text:span text:style-name="Code"><text:span text:style-name="T5">os</text:span></text:span><text:span text:style-name="symbol0_5f_python"><text:span text:style-name="T5">, qui contient beaucoup d'outils pour cela, et qui qui gère les différences entre OS de manière transparente:</text:span></text:span></text:p>
      <text:list xml:id="list1944317843" text:style-name="L13">
        <text:list-item>
          <text:p text:style-name="P15"><text:span text:style-name="Code"><text:span text:style-name="T5">os.path.join</text:span></text:span><text:span text:style-name="symbol0_5f_python"><text:span text:style-name="T5">,</text:span></text:span><text:span text:style-name="Code"><text:span text:style-name="T5"> os.path.split</text:span></text:span><text:span text:style-name="symbol0_5f_python"><text:span text:style-name="T5"> : concaténer ou séparer des bouts de chemin de fichier.</text:span></text:span></text:p>
        </text:list-item>
        <text:list-item>
          <text:p text:style-name="P15"><text:span text:style-name="Code"><text:span text:style-name="T5">os.path.dirname</text:span></text:span><text:span text:style-name="symbol0_5f_python"><text:span text:style-name="T5"> : extraire le dossier parent d'un chemin vers un fichier.</text:span></text:span></text:p>
        </text:list-item>
        <text:list-item>
          <text:p text:style-name="P15"><text:span text:style-name="Code"><text:span text:style-name="T5">os.path.realpath</text:span></text:span><text:span text:style-name="symbol0_5f_python"><text:span text:style-name="T5"> : obtenir le chemin absolu d'un fichier, en éliminant tous les liens symboliques.</text:span></text:span></text:p>
        </text:list-item>
        <text:list-item>
          <text:p text:style-name="P15"><text:span text:style-name="Code"><text:span text:style-name="T5">os.path.basename</text:span></text:span><text:span text:style-name="symbol0_5f_python"><text:span text:style-name="T5"> : extraire le nom d'un fichier depuis son chemin complet.</text:span></text:span></text:p>
        </text:list-item>
        <text:list-item>
          <text:p text:style-name="P15"><text:span text:style-name="Code"><text:span text:style-name="T5"><text:s/>os.path.splitext</text:span></text:span><text:span text:style-name="symbol0_5f_python"><text:span text:style-name="T5"> : récupérer l'extension du fichier.</text:span></text:span></text:p>
        </text:list-item>
        <text:list-item>
          <text:p text:style-name="P15"><text:span text:style-name="Code"><text:span text:style-name="T5">os.path.isdir</text:span></text:span><text:span text:style-name="symbol0_5f_python"><text:span text:style-name="T5">, </text:span></text:span><text:span text:style-name="Code"><text:span text:style-name="T5">os.path.isfile</text:span></text:span><text:span text:style-name="symbol0_5f_python"><text:span text:style-name="T5">, </text:span></text:span><text:span text:style-name="Code"><text:span text:style-name="T5">os.path.islink</text:span></text:span><text:span text:style-name="symbol0_5f_python"><text:span text:style-name="T5"> : retourne vrai si le fichier existe et est un dossier, un fichier ou un lien symbolique.</text:span></text:span></text:p>
        </text:list-item>
        <text:list-item>
          <text:p text:style-name="P15"><text:span text:style-name="Code"><text:span text:style-name="T5">os.mkdir</text:span></text:span><text:span text:style-name="symbol0_5f_python"><text:span text:style-name="T5">, </text:span></text:span><text:span text:style-name="Code"><text:span text:style-name="T5">os.makedirs</text:span></text:span><text:span text:style-name="symbol0_5f_python"><text:span text:style-name="T5"> : créer un dossier, créer un dossier récursivement.</text:span></text:span></text:p>
        </text:list-item>
        <text:list-item>
          <text:p text:style-name="P15"><text:span text:style-name="Code"><text:span text:style-name="T5">os.remove</text:span></text:span><text:span text:style-name="symbol0_5f_python"><text:span text:style-name="T5">, </text:span></text:span><text:span text:style-name="Code"><text:span text:style-name="T5">os.removedirs</text:span></text:span><text:span text:style-name="symbol0_5f_python"><text:span text:style-name="T5"> : supprimer un fichier, ou un dossier.</text:span></text:span></text:p>
        </text:list-item>
        <text:list-item>
          <text:p text:style-name="P15"><text:span text:style-name="Code"><text:span text:style-name="T5">os.rename</text:span></text:span><text:span text:style-name="symbol0_5f_python"><text:span text:style-name="T5"> : renommer ou déplacer un fichier.</text:span></text:span></text:p>
        </text:list-item>
        <text:list-item>
          <text:p text:style-name="P15"><text:span text:style-name="Code"><text:span text:style-name="T5">os.listdir</text:span></text:span><text:span text:style-name="symbol0_5f_python"><text:span text:style-name="T5"> : lister le contenu d'un dossier.</text:span></text:span></text:p>
        </text:list-item>
        <text:list-item>
          <text:p text:style-name="P15"><text:span text:style-name="symbol0_5f_python"><text:span text:style-name="T5">Et </text:span></text:span><text:span text:style-name="symbol0_5f_python"><text:span text:style-name="T7">de nombreux</text:span></text:span><text:span text:style-name="symbol0_5f_python"><text:span text:style-name="T5"> autres.</text:span></text:span></text:p>
        </text:list-item>
      </text:list>
      <text:p text:style-name="Text_20_body"><text:span text:style-name="symbol0_5f_python"><text:span text:style-name="T5">Pour les traitements de fichiers en masse, vous voudrez probablement aussi jeter un coup d'oeil aux modules </text:span></text:span><text:span text:style-name="Code"><text:span text:style-name="T5">glob</text:span></text:span><text:span text:style-name="symbol0_5f_python"><text:span text:style-name="T5">, et </text:span></text:span><text:span text:style-name="Code"><text:span text:style-name="T5">shutil</text:span></text:span><text:span text:style-name="symbol0_5f_python"><text:span text:style-name="T5">.</text:span></text:span></text:p>
      <text:h text:style-name="Heading_20_2" text:outline-level="2"><text:span text:style-name="symbol0_5f_python"><text:span text:style-name="T5">Les expressions rationnelles</text:span></text:span></text:h>
      <text:p text:style-name="Text_20_body"><text:span text:style-name="symbol0_5f_python"><text:span text:style-name="T5">Contrairement à des langages comme Perl ou Javascript, Python ne vient pas avec un type dédié aux regexs. On utilise donc une chaîne de caractères ordinaires, comme en PHP, pour représenter les regexs. Pour cette raison, on doit utiliser le préfixe </text:span></text:span><text:span text:style-name="Code"><text:span text:style-name="T5">'r'</text:span></text:span><text:span text:style-name="symbol0_5f_python"><text:span text:style-name="T5"> quand on souhaite utiliser une chaîne comme motif afin d'éviter l'interprétation des caractères d'échappement.</text:span></text:span></text:p>
      <text:p text:style-name="Text_20_body"><text:span text:style-name="symbol0_5f_python"><text:span text:style-name="T5">La syntaxe des regexs est globalement compatible avec celle de Perl, si vous venez de PHP, pensez </text:span></text:span><text:span text:style-name="Code"><text:span text:style-name="T5">preg_*</text:span></text:span><text:span text:style-name="symbol0_5f_python"><text:span text:style-name="T5">.</text:span></text:span></text:p>
      <text:p text:style-name="Text_20_body"><text:span text:style-name="symbol0_5f_python"><text:span text:style-name="T5">Il n'y a pas grand chose à savoir sur les regexs Python, la syntaxe ne changeant pas, mais voici quelques détails sur les outils à disposition.</text:span></text:span></text:p>
      <text:p text:style-name="Text_20_body"><text:span text:style-name="symbol0_5f_python"><text:span text:style-name="T5">On peut précompiler un motif, et ensuite effectuer la recherche, ou directement effectuer la recherche :</text:span></text:span></text:p>
      <text:p text:style-name="Code_20_block"><text:span text:style-name="symbol0_5f_python"><text:span text:style-name="T3">&gt;&gt;&gt;</text:span></text:span><text:span text:style-name="symbol0_5f_python"><text:span text:style-name="T5"> precompile = </text:span></text:span><text:span text:style-name="keyword2_5f_python"><text:span text:style-name="T3">re</text:span></text:span><text:span text:style-name="symbol0_5f_python"><text:span text:style-name="T5">.</text:span></text:span><text:span text:style-name="member0_5f_python"><text:span text:style-name="T3">compile</text:span></text:span><text:span text:style-name="symbol0_5f_python"><text:span text:style-name="T3">(</text:span></text:span><text:span text:style-name="string_5f_python"><text:span text:style-name="T3">'(</text:span></text:span><text:span text:style-name="escaped_5f_python"><text:span text:style-name="T3">\d)</text:span></text:span><text:span text:style-name="string_5f_python"><text:span text:style-name="T3">'</text:span></text:span><text:span text:style-name="symbol0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precompile.</text:span></text:span><text:span text:style-name="member0_5f_python"><text:span text:style-name="T3">search</text:span></text:span><text:span text:style-name="symbol0_5f_python"><text:span text:style-name="T3">(</text:span></text:span><text:span text:style-name="string_5f_python"><text:span text:style-name="T3">'2, 10 et 11 voyons. Comme les yeux, les doigts et les orteils !'</text:span></text:span><text:span text:style-name="symbol0_5f_python"><text:span text:style-name="T3">)</text:span></text:span><text:span text:style-name="symbol0_5f_python"><text:span text:style-name="T5"> <text:line-break/></text:span></text:span><text:span text:style-name="symbol0_5f_python"><text:span text:style-name="T3">&lt;</text:span></text:span><text:span text:style-name="symbol0_5f_python"><text:span text:style-name="T5">_sre.</text:span></text:span><text:span text:style-name="member0_5f_python"><text:span text:style-name="T3">SRE_Match</text:span></text:span><text:span text:style-name="symbol0_5f_python"><text:span text:style-name="T5"> </text:span></text:span><text:span text:style-name="keyword1_5f_python"><text:span text:style-name="T3">object</text:span></text:span><text:span text:style-name="symbol0_5f_python"><text:span text:style-name="T5"> at 0x23ff100</text:span></text:span><text:span text:style-name="symbol0_5f_python"><text:span text:style-name="T3">&gt;</text:span></text:span><text:span text:style-name="symbol0_5f_python"><text:span text:style-name="T5"> <text:line-break/></text:span></text:span><text:span text:style-name="symbol0_5f_python"><text:span text:style-name="T3">&gt;&gt;&gt;</text:span></text:span><text:span text:style-name="symbol0_5f_python"><text:span text:style-name="T5"> </text:span></text:span><text:span text:style-name="keyword2_5f_python"><text:span text:style-name="T3">re</text:span></text:span><text:span text:style-name="symbol0_5f_python"><text:span text:style-name="T5">.</text:span></text:span><text:span text:style-name="member0_5f_python"><text:span text:style-name="T3">search</text:span></text:span><text:span text:style-name="symbol0_5f_python"><text:span text:style-name="T3">(</text:span></text:span><text:span text:style-name="string_5f_python"><text:span text:style-name="T3">'(</text:span></text:span><text:span text:style-name="escaped_5f_python"><text:span text:style-name="T3">\d)</text:span></text:span><text:span text:style-name="string_5f_python"><text:span text:style-name="T3">'</text:span></text:span><text:span text:style-name="symbol0_5f_python"><text:span text:style-name="T5">, </text:span></text:span><text:span text:style-name="string_5f_python"><text:span text:style-name="T3">'2, 10 et 11 voyons. Comme les yeux, les doigts et les orteils !'</text:span></text:span><text:span text:style-name="symbol0_5f_python"><text:span text:style-name="T3">)</text:span></text:span><text:span text:style-name="symbol0_5f_python"><text:span text:style-name="T5"> <text:line-break/></text:span></text:span><text:span text:style-name="symbol0_5f_python"><text:span text:style-name="T3">&lt;</text:span></text:span><text:span text:style-name="symbol0_5f_python"><text:span text:style-name="T5">_sre.</text:span></text:span><text:span text:style-name="member0_5f_python"><text:span text:style-name="T3">SRE_Match</text:span></text:span><text:span text:style-name="symbol0_5f_python"><text:span text:style-name="T5"> </text:span></text:span><text:span text:style-name="keyword1_5f_python"><text:span text:style-name="T3">object</text:span></text:span><text:span text:style-name="symbol0_5f_python"><text:span text:style-name="T5"> at 0x23ff370</text:span></text:span><text:span text:style-name="symbol0_5f_python"><text:span text:style-name="T3">&gt;</text:span></text:span><text:span text:style-name="symbol0_5f_python"><text:span text:style-name="T5"> </text:span></text:span></text:p>
      <text:p text:style-name="Text_20_body"><text:span text:style-name="symbol0_5f_python"><text:span text:style-name="T5">Il n'y a pas de différence de performance, Python met en cache les motifs de toute façon en interne.</text:span></text:span></text:p>
      <text:p text:style-name="Text_20_body"><text:span text:style-name="symbol0_5f_python"><text:span text:style-name="T5">Une recherche retourne </text:span></text:span><text:span text:style-name="Code"><text:span text:style-name="T5">None</text:span></text:span><text:span text:style-name="symbol0_5f_python"><text:span text:style-name="T5"> si elle est infructueuse, sinon elle retourne un objet </text:span></text:span><text:span text:style-name="Code"><text:span text:style-name="T5">match</text:span></text:span><text:span text:style-name="symbol0_5f_python"><text:span text:style-name="T5">.</text:span></text:span></text:p>
      <text:p text:style-name="Text_20_body"><text:span text:style-name="symbol0_5f_python"><text:span text:style-name="T5">L'objet </text:span></text:span><text:span text:style-name="Code"><text:span text:style-name="T5">match</text:span></text:span><text:span text:style-name="symbol0_5f_python"><text:span text:style-name="T5"> vient avec des méthodes pour accéder au résultat :</text:span></text:span></text:p>
      <text:p text:style-name="Code_20_block"><text:soft-page-break/><text:span text:style-name="symbol0_5f_python"><text:span text:style-name="T3">&gt;&gt;&gt;</text:span></text:span><text:span text:style-name="symbol0_5f_python"><text:span text:style-name="T5"> resultat = </text:span></text:span><text:span text:style-name="keyword2_5f_python"><text:span text:style-name="T3">re</text:span></text:span><text:span text:style-name="symbol0_5f_python"><text:span text:style-name="T5">.</text:span></text:span><text:span text:style-name="member0_5f_python"><text:span text:style-name="T3">search</text:span></text:span><text:span text:style-name="symbol0_5f_python"><text:span text:style-name="T3">(</text:span></text:span><text:span text:style-name="string_5f_python"><text:span text:style-name="T3">'(</text:span></text:span><text:span text:style-name="escaped_5f_python"><text:span text:style-name="T3">\d</text:span></text:span><text:span text:style-name="string_5f_python"><text:span text:style-name="T3">)'</text:span></text:span><text:span text:style-name="symbol0_5f_python"><text:span text:style-name="T5">, </text:span></text:span><text:span text:style-name="string_5f_python"><text:span text:style-name="T3">'2, 10 et 11 voyons. Comme les yeux, les doigts et les orteils !'</text:span></text:span><text:span text:style-name="symbol0_5f_python"><text:span text:style-name="T3">)</text:span></text:span><text:span text:style-name="symbol0_5f_python"><text:span text:style-name="T5"> <text:line-break/></text:span></text:span><text:span text:style-name="symbol0_5f_python"><text:span text:style-name="T3">&gt;&gt;&gt;</text:span></text:span><text:span text:style-name="symbol0_5f_python"><text:span text:style-name="T5"> resultat.</text:span></text:span><text:span text:style-name="member0_5f_python"><text:span text:style-name="T3">groups</text:span></text:span><text:span text:style-name="symbol0_5f_python"><text:span text:style-name="T3">()</text:span></text:span><text:span text:style-name="symbol0_5f_python"><text:span text:style-name="T5"> <text:line-break/></text:span></text:span><text:span text:style-name="symbol0_5f_python"><text:span text:style-name="T3">(</text:span></text:span><text:span text:style-name="string_5f_python"><text:span text:style-name="T3">'2'</text:span></text:span><text:span text:style-name="symbol0_5f_python"><text:span text:style-name="T5">,</text:span></text:span><text:span text:style-name="symbol0_5f_python"><text:span text:style-name="T3">)</text:span></text:span><text:span text:style-name="symbol0_5f_python"><text:span text:style-name="T5"> </text:span></text:span></text:p>
      <text:p text:style-name="Text_20_body"><text:span text:style-name="symbol0_5f_python"><text:span text:style-name="T5">Si vous utilisez des captures nommées, vous récupérez les résultats dans </text:span></text:span><text:span text:style-name="Code"><text:span text:style-name="T5">groupdict()</text:span></text:span><text:span text:style-name="symbol0_5f_python"><text:span text:style-name="T5"> :</text:span></text:span></text:p>
      <text:p text:style-name="Code_20_block"><text:span text:style-name="symbol0_5f_python"><text:span text:style-name="T3">&gt;&gt;&gt;</text:span></text:span><text:span text:style-name="symbol0_5f_python"><text:span text:style-name="T5"> resultat = </text:span></text:span><text:span text:style-name="keyword2_5f_python"><text:span text:style-name="T3">re</text:span></text:span><text:span text:style-name="symbol0_5f_python"><text:span text:style-name="T5">.</text:span></text:span><text:span text:style-name="member0_5f_python"><text:span text:style-name="T3">search</text:span></text:span><text:span text:style-name="symbol0_5f_python"><text:span text:style-name="T3">(</text:span></text:span><text:span text:style-name="string_5f_python"><text:span text:style-name="T3">'(?P&lt;nombre&gt;</text:span></text:span><text:span text:style-name="escaped_5f_python"><text:span text:style-name="T3">\d</text:span></text:span><text:span text:style-name="string_5f_python"><text:span text:style-name="T3">)'</text:span></text:span><text:span text:style-name="symbol0_5f_python"><text:span text:style-name="T5">, </text:span></text:span><text:span text:style-name="string_5f_python"><text:span text:style-name="T3">'2, 10 et 11 voyons. Comme les yeux, les doigts et les orteils !'</text:span></text:span><text:span text:style-name="symbol0_5f_python"><text:span text:style-name="T3">)</text:span></text:span><text:span text:style-name="symbol0_5f_python"><text:span text:style-name="T5"> <text:s text:c="2"/><text:line-break/></text:span></text:span><text:span text:style-name="symbol0_5f_python"><text:span text:style-name="T3">&gt;&gt;&gt;</text:span></text:span><text:span text:style-name="symbol0_5f_python"><text:span text:style-name="T5"> resultat.</text:span></text:span><text:span text:style-name="member0_5f_python"><text:span text:style-name="T3">groupdict</text:span></text:span><text:span text:style-name="symbol0_5f_python"><text:span text:style-name="T3">()</text:span></text:span><text:span text:style-name="symbol0_5f_python"><text:span text:style-name="T5"><text:line-break/></text:span></text:span><text:span text:style-name="symbol0_5f_python"><text:span text:style-name="T3">{</text:span></text:span><text:span text:style-name="string_5f_python"><text:span text:style-name="T3">'nombre'</text:span></text:span><text:span text:style-name="symbol0_5f_python"><text:span text:style-name="T5">: </text:span></text:span><text:span text:style-name="string_5f_python"><text:span text:style-name="T3">'2'</text:span></text:span><text:span text:style-name="symbol0_5f_python"><text:span text:style-name="T3">}</text:span></text:span><text:span text:style-name="symbol0_5f_python"><text:span text:style-name="T5"> </text:span></text:span></text:p>
      <text:p text:style-name="Text_20_body"><text:span text:style-name="symbol0_5f_python"><text:span text:style-name="T5">Le module </text:span></text:span><text:span text:style-name="Code"><text:span text:style-name="T3">re</text:span></text:span><text:span text:style-name="symbol0_5f_python"><text:span text:style-name="T5"> possède d'autres méthodes :</text:span></text:span></text:p>
      <text:list xml:id="list742270837" text:style-name="L14">
        <text:list-item>
          <text:p text:style-name="P16"><text:span text:style-name="Code"><text:span text:style-name="T5">re.match</text:span></text:span><text:span text:style-name="symbol0_5f_python"><text:span text:style-name="T5"> : </text:span></text:span><text:span text:style-name="Code"><text:span text:style-name="T5">re.match(motif)</text:span></text:span><text:span text:style-name="symbol0_5f_python"><text:span text:style-name="T5"> équivaut à </text:span></text:span><text:span text:style-name="Code"><text:span text:style-name="T5">re.search(^motif)</text:span></text:span><text:span text:style-name="symbol0_5f_python"><text:span text:style-name="T5">.</text:span></text:span></text:p>
        </text:list-item>
        <text:list-item>
          <text:p text:style-name="P16"><text:span text:style-name="Code"><text:span text:style-name="T5">re.findall</text:span></text:span><text:span text:style-name="symbol0_5f_python"><text:span text:style-name="T5"> : récupérer toutes les valeurs qui correspondent au motif.</text:span></text:span></text:p>
        </text:list-item>
        <text:list-item>
          <text:p text:style-name="P16"><text:span text:style-name="Code"><text:span text:style-name="T5">re.sub</text:span></text:span><text:span text:style-name="symbol0_5f_python"><text:span text:style-name="T5"> : remplacer les valeurs qui correspondent au motif par une autre (avec callback possible)</text:span></text:span></text:p>
        </text:list-item>
      </text:list>
      <text:p text:style-name="Text_20_body"><text:span text:style-name="symbol0_5f_python"><text:span text:style-name="T5">Toutes les méthodes acceptent le paramètres </text:span></text:span><text:span text:style-name="Code"><text:span text:style-name="T5">flag</text:span></text:span><text:span text:style-name="symbol0_5f_python"><text:span text:style-name="T5">, auquel on peut passer les constantes suivantes :</text:span></text:span></text:p>
      <text:list xml:id="list619913379" text:style-name="L15">
        <text:list-item>
          <text:p text:style-name="P17"><text:span text:style-name="Code"><text:span text:style-name="T5">re.I</text:span></text:span><text:span text:style-name="symbol0_5f_python"><text:span text:style-name="T5"> : ignorer la casse ;</text:span></text:span></text:p>
        </text:list-item>
        <text:list-item>
          <text:p text:style-name="P17"><text:span text:style-name="Code"><text:span text:style-name="T5">re.M</text:span></text:span><text:span text:style-name="symbol0_5f_python"><text:span text:style-name="T5"> : recherche multiligne ;</text:span></text:span></text:p>
        </text:list-item>
        <text:list-item>
          <text:p text:style-name="P17"><text:span text:style-name="Code"><text:span text:style-name="T5">re.U</text:span></text:span><text:span text:style-name="symbol0_5f_python"><text:span text:style-name="T5"> : chaîne unicode ;</text:span></text:span></text:p>
        </text:list-item>
        <text:list-item>
          <text:p text:style-name="P17"><text:span text:style-name="Code"><text:span text:style-name="T5">re.DOTALL</text:span></text:span><text:span text:style-name="symbol0_5f_python"><text:span text:style-name="T5"> :</text:span></text:span><text:span text:style-name="Code"><text:span text:style-name="T5"> '.'</text:span></text:span><text:span text:style-name="symbol0_5f_python"><text:span text:style-name="T5"> match aussi les sauts de ligne.</text:span></text:span></text:p>
        </text:list-item>
      </text:list>
      <text:p text:style-name="Text_20_body"><text:span text:style-name="symbol0_5f_python"><text:span text:style-name="T5"/></text:span></text:p>
      <text:p text:style-name="Text_20_body"><text:span text:style-name="symbol0_5f_python"><text:span text:style-name="T5">On peut utiliser plusieurs flags en les associant avec un pipe, par exemple :</text:span></text:span></text:p>
      <text:p text:style-name="Code_20_block"><text:span text:style-name="symbol0_5f_python"><text:span text:style-name="T3">&gt;&gt;&gt;</text:span></text:span><text:span text:style-name="symbol0_5f_python"><text:span text:style-name="T5"> </text:span></text:span><text:span text:style-name="keyword2_5f_python"><text:span text:style-name="T3">re</text:span></text:span><text:span text:style-name="symbol0_5f_python"><text:span text:style-name="T5">.</text:span></text:span><text:span text:style-name="member0_5f_python"><text:span text:style-name="T3">compile</text:span></text:span><text:span text:style-name="symbol0_5f_python"><text:span text:style-name="T3">(</text:span></text:span><text:span text:style-name="string_5f_python"><text:span text:style-name="T3">'(</text:span></text:span><text:span text:style-name="escaped_5f_python"><text:span text:style-name="T3">\d</text:span></text:span><text:span text:style-name="string_5f_python"><text:span text:style-name="T3">)'</text:span></text:span><text:span text:style-name="symbol0_5f_python"><text:span text:style-name="T5">, </text:span></text:span><text:span text:style-name="keyword2_5f_python"><text:span text:style-name="T3">re</text:span></text:span><text:span text:style-name="symbol0_5f_python"><text:span text:style-name="T5">.</text:span></text:span><text:span text:style-name="member0_5f_python"><text:span text:style-name="T3">M</text:span></text:span><text:span text:style-name="symbol0_5f_python"><text:span text:style-name="T5">|re.</text:span></text:span><text:span text:style-name="member0_5f_python"><text:span text:style-name="T3">U</text:span></text:span><text:span text:style-name="symbol0_5f_python"><text:span text:style-name="T3">)</text:span></text:span><text:span text:style-name="symbol0_5f_python"><text:span text:style-name="T5"> <text:line-break/></text:span></text:span><text:span text:style-name="symbol0_5f_python"><text:span text:style-name="T3">&lt;</text:span></text:span><text:span text:style-name="symbol0_5f_python"><text:span text:style-name="T5">_sre.</text:span></text:span><text:span text:style-name="member0_5f_python"><text:span text:style-name="T3">SRE_Pattern</text:span></text:span><text:span text:style-name="symbol0_5f_python"><text:span text:style-name="T5"> </text:span></text:span><text:span text:style-name="keyword1_5f_python"><text:span text:style-name="T3">object</text:span></text:span><text:span text:style-name="symbol0_5f_python"><text:span text:style-name="T5"> at 0x23d7880</text:span></text:span><text:span text:style-name="symbol0_5f_python"><text:span text:style-name="T3">&gt;</text:span></text:span></text:p>
      <text:h text:style-name="Heading_20_3" text:outline-level="3"><text:span text:style-name="symbol0_5f_python"><text:span text:style-name="T9">Un mot sur les encodages</text:span></text:span></text:h>
      <text:p text:style-name="Text_20_body"><text:span text:style-name="symbol0_5f_python"><text:span text:style-name="T9">L'encodage peut rapidement devenir un casse tête, alors voici quelques règles de base pour ne pas trop être perdu.</text:span></text:span></text:p>
      <text:p text:style-name="Text_20_body"><text:span text:style-name="symbol0_5f_python"><text:span text:style-name="T9">Quand vous faites un petit script dans votre coin, ne vous en souciez pas. </text:span></text:span></text:p>
      <text:p text:style-name="Text_20_body"><text:span text:style-name="symbol0_5f_python"><text:span text:style-name="T9">Dès que vous commencez à vouloir utilisez des accents, réglez votre éditeur pour utiliser UTF-8, et préfixez toujours votre code de l'en-tête :</text:span></text:span></text:p>
      <text:p text:style-name="Code_20_block"><text:span text:style-name="comment0_5f_python"><text:span text:style-name="T3"># -*- coding: utf-8 -*-</text:span></text:span></text:p>
      <text:p text:style-name="Text_20_body"><text:span text:style-name="symbol0_5f_python"><text:span text:style-name="T9">Dès que vous travaillez avec des données qui viennent de l'extérieur (emails, pages Web, base de données, fichiers, saisie utilisateurs, etc), ou qui vont vers l'extérieur (requête, service Web, écriture, etc), il y a 3 règles d'or à respecter:</text:span></text:span></text:p>
      <text:list xml:id="list1989880194" text:style-name="L16">
        <text:list-item>
          <text:p text:style-name="P18"><text:span text:style-name="symbol0_5f_python"><text:span text:style-name="T9">Préfixer toutes les chaînes que l'on va traiter de </text:span></text:span><text:span text:style-name="Code"><text:span text:style-name="T9">'u'</text:span></text:span><text:span text:style-name="symbol0_5f_python"><text:span text:style-name="T9"> pour avoir des chaînes unicode.</text:span></text:span></text:p>
        </text:list-item>
        <text:list-item>
          <text:p text:style-name="P18"><text:span text:style-name="symbol0_5f_python"><text:span text:style-name="T9">Vous devez savoir l'encodage de toute donnée qui rendre. </text:span></text:span><text:span text:style-name="symbol0_5f_python"><text:span text:style-name="T10">Si ce n'est pas le cas, votre système est cassé</text:span></text:span><text:span text:style-name="symbol0_5f_python"><text:span text:style-name="T9">. Sachant cet encodage, vous devez décoder ces données, de leur encodage vers unicode. On ne traite que de l'unicode en interne, sinon ça devient ingérable.</text:span></text:span></text:p>
        </text:list-item>
        <text:list-item>
          <text:p text:style-name="P18"><text:span text:style-name="symbol0_5f_python"><text:span text:style-name="T9">Idéalement vous devez savoir l'encodage que votre destinataire attend. Dans le doute, privilégiez utf8, le plus souple. Et sachant cet encodage, encodez les données sortante de </text:span></text:span><text:soft-page-break/><text:span text:style-name="symbol0_5f_python"><text:span text:style-name="T9">l'unicode vers cet encodage avant de l'envoyer.</text:span></text:span></text:p>
        </text:list-item>
      </text:list>
      <text:p text:style-name="Text_20_body"><text:span text:style-name="symbol0_5f_python"><text:span text:style-name="T9">Si vous ne faites pas cela, vous aller vous retrouver à concaténer des chaînes dans des encodages différents, à chercher un motif dans un encodage alors qu'une chaîne est dans un autre encodage, à enregistrer des données corrompues dans une base de données, a tuer des chatons, à prendre du poids, et à payer des impôts en retard et majorés :</text:span></text:span></text:p>
      <text:p text:style-name="Code_20_block"><text:span text:style-name="symbol0_5f_python"><text:span text:style-name="T3">&gt;&gt;&gt;</text:span></text:span><text:span text:style-name="symbol0_5f_python"><text:span text:style-name="T9"> </text:span></text:span><text:span text:style-name="keyword0_5f_python"><text:span text:style-name="T3">print</text:span></text:span><text:span text:style-name="symbol0_5f_python"><text:span text:style-name="T9"> u</text:span></text:span><text:span text:style-name="string_5f_python"><text:span text:style-name="T3">"Joyeux Noël"</text:span></text:span><text:span text:style-name="symbol0_5f_python"><text:span text:style-name="T9">.</text:span></text:span><text:span text:style-name="member0_5f_python"><text:span text:style-name="T3">encode</text:span></text:span><text:span text:style-name="symbol0_5f_python"><text:span text:style-name="T3">(</text:span></text:span><text:span text:style-name="string_5f_python"><text:span text:style-name="T3">'utf8'</text:span></text:span><text:span text:style-name="symbol0_5f_python"><text:span text:style-name="T3">)</text:span></text:span><text:span text:style-name="symbol0_5f_python"><text:span text:style-name="T9"> + u</text:span></text:span><text:span text:style-name="string_5f_python"><text:span text:style-name="T3">" Jérôme !"</text:span></text:span><text:span text:style-name="symbol0_5f_python"><text:span text:style-name="T9">.</text:span></text:span><text:span text:style-name="member0_5f_python"><text:span text:style-name="T3">encode</text:span></text:span><text:span text:style-name="symbol0_5f_python"><text:span text:style-name="T3">(</text:span></text:span><text:span text:style-name="string_5f_python"><text:span text:style-name="T3">'iso-8859-1'</text:span></text:span><text:span text:style-name="symbol0_5f_python"><text:span text:style-name="T3">)</text:span></text:span><text:span text:style-name="symbol0_5f_python"><text:span text:style-name="T9"> <text:line-break/>Joyeux Noël J�r�me </text:span></text:span><text:span text:style-name="symbol0_5f_python"><text:span text:style-name="T3">!</text:span></text:span><text:span text:style-name="symbol0_5f_python"><text:span text:style-name="T9"> </text:span></text:span></text:p>
      <text:p text:style-name="Text_20_body"><text:span text:style-name="symbol0_5f_python"><text:span text:style-name="T9">Python 3 simplifie la donne de ce côté là, mais en 2.7, il faut faire comme en PHP 5 : tout gérer à la main sous peine d'avoir une soupe de bits à servir à la place du HTML. Unicode est votre pierre de Rosette.</text:span></text:span></text:p>
      <text:p text:style-name="Text_20_body"><text:span text:style-name="symbol0_5f_python"><text:span text:style-name="T9">Mon terminal utilise l'encodage utf8, voilà ce que donne le cycle décodage/encodage :</text:span></text:span></text:p>
      <text:p text:style-name="Code_20_block"><text:span text:style-name="symbol0_5f_python"><text:span text:style-name="T2">&gt;&gt;&gt;</text:span></text:span><text:span text:style-name="symbol0_5f_python"><text:span text:style-name="T9"> s = 'Chaine utf8' <text:line-break/></text:span></text:span><text:span text:style-name="symbol0_5f_python"><text:span text:style-name="T2">&gt;&gt;&gt;</text:span></text:span><text:span text:style-name="symbol0_5f_python"><text:span text:style-name="T9"> type(s) # une chaîne ordinaire<text:line-break/>&lt;type 'str'&gt; <text:line-break/></text:span></text:span><text:span text:style-name="symbol0_5f_python"><text:span text:style-name="T2">&gt;&gt;&gt;</text:span></text:span><text:span text:style-name="symbol0_5f_python"><text:span text:style-name="T9"> s = s.decode('utf8') <text:line-break/></text:span></text:span><text:span text:style-name="symbol0_5f_python"><text:span text:style-name="T2">&gt;&gt;&gt;</text:span></text:span><text:span text:style-name="symbol0_5f_python"><text:span text:style-name="T9"> s # une chaîne unicode<text:line-break/>u'Chaine utf8' <text:line-break/></text:span></text:span><text:span text:style-name="symbol0_5f_python"><text:span text:style-name="T2">&gt;&gt;&gt;</text:span></text:span><text:span text:style-name="symbol0_5f_python"><text:span text:style-name="T9"> type(s) <text:line-break/>&lt;type 'unicode'&gt; <text:line-break/></text:span></text:span><text:span text:style-name="symbol0_5f_python"><text:span text:style-name="T2">&gt;&gt;&gt;</text:span></text:span><text:span text:style-name="symbol0_5f_python"><text:span text:style-name="T9"> s = s.encode('utf8') <text:line-break/></text:span></text:span><text:span text:style-name="symbol0_5f_python"><text:span text:style-name="T2">&gt;&gt;&gt;</text:span></text:span><text:span text:style-name="symbol0_5f_python"><text:span text:style-name="T9"> type(s) # de nouveau une chaîne ordinaire<text:line-break/>&lt;type 'str'&gt; </text:span></text:span></text:p>
      <text:h text:style-name="Heading_20_2" text:outline-level="2"><text:span text:style-name="symbol0_5f_python"><text:span text:style-name="T5">Aller plus loin</text:span></text:span></text:h>
      <text:p text:style-name="Text_20_body"><text:span text:style-name="symbol0_5f_python"><text:span text:style-name="T5">On peut aller très loin avec les exceptions. On peut créer sa propre exception, par exemple :</text:span></text:span></text:p>
      <text:p text:style-name="Code_20_block"><text:span text:style-name="symbol0_5f_python"><text:span text:style-name="T2">&gt;&gt;&gt;</text:span></text:span><text:span text:style-name="symbol0_5f_python"><text:span text:style-name="T5"> class MonException(Exception): <text:line-break/>... <text:s text:c="4"/>pass <text:line-break/>... <text:line-break/></text:span></text:span><text:span text:style-name="symbol0_5f_python"><text:span text:style-name="T2">&gt;&gt;&gt;</text:span></text:span><text:span text:style-name="symbol0_5f_python"><text:span text:style-name="T5"> raise MonException("J'aime faire des erreurs uniques") <text:line-break/>Traceback (most recent call last): <text:line-break/> <text:s/>File "&lt;ipython-input-55-a90be927d1c9&gt;", line 1, in &lt;module&gt; <text:line-break/> <text:s text:c="3"/>raise MonException("J'aime faire des erreurs uniques") <text:line-break/>MonException: J'aime faire des erreurs uniques </text:span></text:span></text:p>
      <text:p text:style-name="Text_20_body"><text:span text:style-name="symbol0_5f_python"><text:span text:style-name="T5">Et même en hériter :</text:span></text:span></text:p>
      <text:p text:style-name="Code_20_block"><text:span text:style-name="symbol0_5f_python"><text:span text:style-name="T2">&gt;&gt;&gt;</text:span></text:span><text:span text:style-name="symbol0_5f_python"><text:span text:style-name="T5"> class FilsDException(MonException): <text:line-break/>... <text:s text:c="4"/>pass <text:line-break/>... <text:line-break/></text:span></text:span><text:span text:style-name="symbol0_5f_python"><text:span text:style-name="T2">&gt;&gt;&gt;</text:span></text:span><text:span text:style-name="symbol0_5f_python"><text:span text:style-name="T5"> try: <text:line-break/>... <text:s text:c="4"/>raise FilsDException <text:line-break/>... except MonException: <text:line-break/>... <text:s text:c="4"/>print "J'ai un fils exceptionnel" <text:line-break/>... <text:s text:c="4"/><text:line-break/></text:span></text:span><text:soft-page-break/><text:span text:style-name="symbol0_5f_python"><text:span text:style-name="T5">J'ai un fils exceptionnel </text:span></text:span></text:p>
      <text:p text:style-name="Code_20_block"><text:span text:style-name="symbol0_5f_python"><text:span text:style-name="T5">Vous avez remarqué ? On a attrapé <text:s/></text:span></text:span><text:span text:style-name="Code"><text:span text:style-name="T5">MonException</text:span></text:span><text:span text:style-name="symbol0_5f_python"><text:span text:style-name="T5"> dans except, et pourtant on a levé <text:s/></text:span></text:span><text:span text:style-name="Code"><text:span text:style-name="T5">FilsDException</text:span></text:span><text:span text:style-name="symbol0_5f_python"><text:span text:style-name="T5">. Or l'exception est effectivement gérée.<text:line-break/><text:line-break/>C'est parce que la gestion des exceptions prend en compte la hiérarchie d'héritage des exceptions, permettant ainsi de donner un contrôle très fin sur ce qu'on gère ou non. Les exceptions sont des classes comme les autres, et quand nous verrons la POO, vous pourrez l'appliquer aux exceptions et les bricoler dans tous les sens.</text:span></text:span></text:p>
      <text:p text:style-name="Text_20_body"><text:span text:style-name="symbol0_5f_python"><text:span text:style-name="T5">Au passage, on peut lever une exception dans un bloc </text:span></text:span><text:span text:style-name="Code"><text:span text:style-name="T5">except</text:span></text:span><text:span text:style-name="symbol0_5f_python"><text:span text:style-name="T5">. Cette exception n'est évidement </text:span></text:span><text:span text:style-name="symbol0_5f_python"><text:span text:style-name="T7">pas</text:span></text:span><text:span text:style-name="symbol0_5f_python"><text:span text:style-name="T5"> gérée :</text:span></text:span></text:p>
      <text:p text:style-name="Code_20_block"><text:span text:style-name="keyword0_5f_python"><text:span text:style-name="T3">try</text:span></text:span><text:span text:style-name="symbol0_5f_python"><text:span text:style-name="T5"> :<text:line-break/> <text:s text:c="3"/></text:span></text:span><text:span text:style-name="keyword0_5f_python"><text:span text:style-name="T3">raise</text:span></text:span><text:span text:style-name="symbol0_5f_python"><text:span text:style-name="T5"> </text:span></text:span><text:span text:style-name="keyword1_5f_python"><text:span text:style-name="T3">TypeError</text:span></text:span><text:span text:style-name="symbol0_5f_python"><text:span text:style-name="T3">(</text:span></text:span><text:span text:style-name="string_5f_python"><text:span text:style-name="T3">"Vous n'êtes pas mon type"</text:span></text:span><text:span text:style-name="symbol0_5f_python"><text:span text:style-name="T3">)</text:span></text:span><text:span text:style-name="symbol0_5f_python"><text:span text:style-name="T5"><text:line-break/></text:span></text:span><text:span text:style-name="keyword0_5f_python"><text:span text:style-name="T3">except</text:span></text:span><text:span text:style-name="symbol0_5f_python"><text:span text:style-name="T5"> </text:span></text:span><text:span text:style-name="keyword1_5f_python"><text:span text:style-name="T3">TypeError</text:span></text:span><text:span text:style-name="symbol0_5f_python"><text:span text:style-name="T5"> :<text:line-break/> <text:s text:c="3"/></text:span></text:span><text:span text:style-name="keyword0_5f_python"><text:span text:style-name="T3">raise</text:span></text:span><text:span text:style-name="symbol0_5f_python"><text:span text:style-name="T5"> </text:span></text:span><text:span text:style-name="keyword1_5f_python"><text:span text:style-name="T3">ValueError</text:span></text:span><text:span text:style-name="symbol0_5f_python"><text:span text:style-name="T3">(</text:span></text:span><text:span text:style-name="string_5f_python"><text:span text:style-name="T3">"Nous n'avons pas les mêmes valeurs"</text:span></text:span><text:span text:style-name="symbol0_5f_python"><text:span text:style-name="T3">)</text:span></text:span></text:p>
      <text:p text:style-name="Text_20_body"><text:span text:style-name="symbol0_5f_python"><text:span text:style-name="T5">Cela peut servir si l'on souhaite gérer un type différent d'exceptions.</text:span></text:span></text:p>
      <text:p text:style-name="Text_20_body"><text:span text:style-name="symbol0_5f_python"><text:span text:style-name="T5">On peut même lever une exception qu'on vient juste de gérer, en utiliser raise à vide :</text:span></text:span></text:p>
      <text:p text:style-name="Code_20_block"><text:span text:style-name="keyword0_5f_python"><text:span text:style-name="T3">try</text:span></text:span><text:span text:style-name="symbol0_5f_python"><text:span text:style-name="T5"> :<text:line-break/> <text:s text:c="3"/></text:span></text:span><text:span text:style-name="keyword0_5f_python"><text:span text:style-name="T3">raise</text:span></text:span><text:span text:style-name="symbol0_5f_python"><text:span text:style-name="T5"> </text:span></text:span><text:span text:style-name="keyword1_5f_python"><text:span text:style-name="T3">AttributeError</text:span></text:span><text:span text:style-name="symbol0_5f_python"><text:span text:style-name="T3">(</text:span></text:span><text:span text:style-name="string_5f_python"><text:span text:style-name="T3">"Creative commons"</text:span></text:span><text:span text:style-name="symbol0_5f_python"><text:span text:style-name="T3">)</text:span></text:span><text:span text:style-name="symbol0_5f_python"><text:span text:style-name="T5"><text:line-break/></text:span></text:span><text:span text:style-name="keyword0_5f_python"><text:span text:style-name="T3">except</text:span></text:span><text:span text:style-name="symbol0_5f_python"><text:span text:style-name="T5"> </text:span></text:span><text:span text:style-name="keyword1_5f_python"><text:span text:style-name="T3">AttributeError</text:span></text:span><text:span text:style-name="symbol0_5f_python"><text:span text:style-name="T5">:<text:line-break/> <text:s text:c="3"/></text:span></text:span><text:span text:style-name="keyword0_5f_python"><text:span text:style-name="T3">print</text:span></text:span><text:span text:style-name="symbol0_5f_python"><text:span text:style-name="T5"> </text:span></text:span><text:span text:style-name="string_5f_python"><text:span text:style-name="T3">"Vous devez mentioner le nom de l'auteur"</text:span></text:span><text:span text:style-name="symbol0_5f_python"><text:span text:style-name="T5"><text:line-break/> <text:s text:c="3"/></text:span></text:span><text:span text:style-name="keyword0_5f_python"><text:span text:style-name="T3">raise</text:span></text:span><text:span text:style-name="symbol0_5f_python"><text:span text:style-name="T5"> </text:span></text:span></text:p>
      <text:p text:style-name="Text_20_body"><text:span text:style-name="symbol0_5f_python"><text:span text:style-name="T5">Cela permet de lever laisser l'exception se poursuivre, mais exécuter juste un petit morceau de code ava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100%" fo:margin-left="0.499cm" fo:margin-right="0cm" fo:margin-top="0cm" fo:margin-bottom="0cm" fo:keep-together="always" fo:text-indent="0cm" style:auto-text-indent="false" style:page-number="auto" fo:padding="0.25cm" fo:border="0.06pt solid #000000" style:shadow="none" style:join-border="true">
        <style:tab-stops/>
      </style:paragraph-properties>
    </style:style>
    <style:style style:name="Filename" style:family="paragraph" style:parent-style-name="Standard">
      <style:text-properties fo:font-style="italic" style:font-style-asian="italic" style:font-style-complex="italic"/>
    </style:style>
    <style:style style:name="Colored_20_code" style:display-name="Colored code" style:family="paragraph" style:parent-style-name="Standard" style:list-style-name="Colored_20_code_20_numerotation">
      <style:text-properties fo:color="#007f00" style:font-name="Courier New" fo:font-size="10pt" style:font-name-asian="!Bitstream Vera Serif" style:font-size-asian="10pt" style:font-name-complex="!Bitstream Vera Serif" style:font-size-complex="10pt"/>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_20_block" style:display-name="Code block" style:family="paragraph" style:parent-style-name="Standard" style:list-style-name="">
      <style:paragraph-properties fo:margin="100%" fo:margin-left="0cm" fo:margin-right="0cm" fo:margin-top="0.4cm" fo:margin-bottom="0.4cm" fo:line-height="100%" fo:text-align="start" style:justify-single-word="false" fo:text-indent="0cm" style:auto-text-indent="false" style:shadow="none" style:writing-mode="lr-tb"/>
      <style:text-properties style:font-name="Times New Roman" fo:font-size="12pt" style:font-size-asian="12pt" style:font-size-complex="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string_5f_python" style:display-name="string_python" style:family="text">
      <style:text-properties fo:color="#483d8b" fo:font-style="normal" fo:font-weight="normal"/>
    </style:style>
    <style:style style:name="symbol0_5f_python" style:display-name="symbol0_python" style:family="text">
      <style:text-properties fo:color="#66cc66"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number_5f_python" style:display-name="number_python" style:family="text">
      <style:text-properties fo:color="#ff4500" fo:font-style="normal" fo:font-weight="normal"/>
    </style:style>
    <style:style style:name="escaped_5f_python" style:display-name="escaped_python" style:family="text">
      <style:text-properties fo:color="#000099" fo:font-style="normal" fo:font-weight="bold"/>
    </style:style>
    <style:style style:name="filename_20_and_20_line_20_number" style:display-name="filename and line number" style:family="text">
      <style:text-properties fo:font-style="italic" style:font-style-asian="normal" style:font-style-complex="normal"/>
    </style:style>
    <style:style style:name="Code" style:family="text">
      <style:text-properties style:font-name="Courier New1"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Page_20_Number" style:display-name="Page Number"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keyword2_5f_bash" style:display-name="keyword2_bash" style:family="text">
      <style:text-properties fo:color="#7a0874"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Colored_20_code_20_numerotation" style:display-name="Colored code numerotation">
      <text:list-level-style-number text:level="1" style:num-suffix="." style:num-format="1">
        <style:list-level-properties text:list-level-position-and-space-mode="label-alignment">
          <style:list-level-label-alignment text:label-followed-by="listtab" text:list-tab-stop-position="0.85cm"/>
        </style:list-level-properties>
      </text:list-level-style-number>
      <text:list-level-style-number text:level="2" style:num-suffix="." style:num-format="1">
        <style:list-level-properties text:list-level-position-and-space-mode="label-alignment">
          <style:list-level-label-alignment text:label-followed-by="listtab" text:list-tab-stop-position="0.85cm"/>
        </style:list-level-properties>
      </text:list-level-style-number>
      <text:list-level-style-number text:level="3" style:num-suffix="." style:num-format="1">
        <style:list-level-properties text:list-level-position-and-space-mode="label-alignment">
          <style:list-level-label-alignment text:label-followed-by="listtab" text:list-tab-stop-position="0.85cm"/>
        </style:list-level-properties>
      </text:list-level-style-number>
      <text:list-level-style-number text:level="4" style:num-suffix="." style:num-format="1">
        <style:list-level-properties text:list-level-position-and-space-mode="label-alignment">
          <style:list-level-label-alignment text:label-followed-by="listtab" text:list-tab-stop-position="0.85cm"/>
        </style:list-level-properties>
      </text:list-level-style-number>
      <text:list-level-style-number text:level="5" style:num-suffix="." style:num-format="1">
        <style:list-level-properties text:list-level-position-and-space-mode="label-alignment">
          <style:list-level-label-alignment text:label-followed-by="listtab" text:list-tab-stop-position="0.85cm"/>
        </style:list-level-properties>
      </text:list-level-style-number>
      <text:list-level-style-number text:level="6" style:num-suffix="." style:num-format="1">
        <style:list-level-properties text:list-level-position-and-space-mode="label-alignment">
          <style:list-level-label-alignment text:label-followed-by="listtab" text:list-tab-stop-position="0.85cm"/>
        </style:list-level-properties>
      </text:list-level-style-number>
      <text:list-level-style-number text:level="7" style:num-suffix="." style:num-format="1">
        <style:list-level-properties text:list-level-position-and-space-mode="label-alignment">
          <style:list-level-label-alignment text:label-followed-by="listtab" text:list-tab-stop-position="0.85cm"/>
        </style:list-level-properties>
      </text:list-level-style-number>
      <text:list-level-style-number text:level="8" style:num-suffix="." style:num-format="1">
        <style:list-level-properties text:list-level-position-and-space-mode="label-alignment">
          <style:list-level-label-alignment text:label-followed-by="listtab" text:list-tab-stop-position="0.85cm"/>
        </style:list-level-properties>
      </text:list-level-style-number>
      <text:list-level-style-number text:level="9" style:num-suffix="." style:num-format="1">
        <style:list-level-properties text:list-level-position-and-space-mode="label-alignment">
          <style:list-level-label-alignment text:label-followed-by="listtab" text:list-tab-stop-position="0.85cm"/>
        </style:list-level-properties>
      </text:list-level-style-number>
      <text:list-level-style-number text:level="10" style:num-suffix="." style:num-format="1">
        <style:list-level-properties text:list-level-position-and-space-mode="label-alignment">
          <style:list-level-label-alignment text:label-followed-by="listtab" text:list-tab-stop-position="0.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evin</meta:initial-creator>
    <meta:creation-date>2007-03-27T14:45:53</meta:creation-date>
    <dc:language>fr-FR</dc:language>
    <meta:editing-cycles>178</meta:editing-cycles>
    <meta:editing-duration>P1DT17H54M39S</meta:editing-duration>
    <dc:date>2012-09-13T23:53:01</dc:date>
    <dc:creator>kevin </dc:creator>
    <meta:document-statistic meta:table-count="0" meta:image-count="0" meta:object-count="0" meta:page-count="29" meta:paragraph-count="772" meta:word-count="10120" meta:character-count="47312" meta:non-whitespace-character-count="53147"/>
    <meta:user-defined meta:name="Info 1"/>
    <meta:user-defined meta:name="Info 2"/>
    <meta:user-defined meta:name="Info 3"/>
    <meta:user-defined meta:name="Info 4"/>
  </office:meta>
</office:document-meta>
</file>